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27.4cm" fo:min-width="18.45cm" fo:padding-top="0.15cm" fo:padding-bottom="0.15cm" fo:padding-left="0.275cm" fo:padding-right="0.275cm"/>
      <style:paragraph-properties style:writing-mode="lr-tb"/>
    </style:style>
    <style:style style:name="gr2" style:family="graphic" style:parent-style-name="Box_20_EG">
      <style:graphic-properties draw:auto-grow-height="false" fo:min-height="1.469cm" fo:min-width="8.8cm"/>
      <style:paragraph-properties style:writing-mode="lr-tb"/>
    </style:style>
    <style:style style:name="gr3" style:family="graphic" style:parent-style-name="Box_20_EG">
      <style:graphic-properties draw:auto-grow-height="false" fo:min-height="1.469cm" fo:min-width="1.5cm"/>
      <style:paragraph-properties style:writing-mode="lr-tb"/>
    </style:style>
    <style:style style:name="gr4" style:family="graphic" style:parent-style-name="Box_20_start_20_EG">
      <style:graphic-properties fo:min-height="0cm" fo:min-width="0cm" style:protect="size"/>
    </style:style>
    <style:style style:name="gr5" style:family="graphic" style:parent-style-name="Box_20_EG">
      <style:graphic-properties draw:fill="solid" draw:fill-color="#e8f2a1" fo:min-height="0cm" fo:min-width="0cm"/>
      <style:paragraph-properties style:writing-mode="lr-tb"/>
    </style:style>
    <style:style style:name="gr6" style:family="graphic" style:parent-style-name="Box_20_EG">
      <style:graphic-properties fo:min-height="0cm" fo:min-width="0cm" style:protect="size"/>
    </style:style>
    <style:style style:name="gr7" style:family="graphic" style:parent-style-name="Box_20_EG">
      <style:graphic-properties draw:fill-color="#e8f2a1" fo:min-height="0cm" fo:min-width="0cm"/>
      <style:paragraph-properties style:writing-mode="lr-tb"/>
    </style:style>
    <style:style style:name="gr8" style:family="graphic" style:parent-style-name="Box_20_EG">
      <style:graphic-properties draw:fill-color="#ffd8ce" fo:min-height="0cm" fo:min-width="0cm"/>
      <style:paragraph-properties style:writing-mode="lr-tb"/>
    </style:style>
    <style:style style:name="gr9" style:family="graphic" style:parent-style-name="Box_20_EG">
      <style:graphic-properties draw:fill-color="#fff5ce" fo:min-height="0cm" fo:min-width="0cm"/>
      <style:paragraph-properties style:writing-mode="lr-tb"/>
    </style:style>
    <style:style style:name="gr10" style:family="graphic" style:parent-style-name="Box_20_end_20_EG">
      <style:graphic-properties fo:min-height="0cm" fo:min-width="0cm" style:protect="size"/>
    </style:style>
    <style:style style:name="gr11" style:family="graphic" style:parent-style-name="Arrow_20_EG">
      <style:graphic-properties/>
    </style:style>
    <style:style style:name="gr12" style:family="graphic" style:parent-style-name="Label_20_dx_20_EG">
      <style:graphic-properties fo:min-width="2.931cm"/>
      <style:paragraph-properties style:writing-mode="lr-tb"/>
    </style:style>
    <style:style style:name="gr13" style:family="graphic" style:parent-style-name="Label_20_sx_20_EG">
      <style:graphic-properties fo:min-width="0.467cm"/>
      <style:paragraph-properties style:writing-mode="lr-tb"/>
    </style:style>
    <style:style style:name="gr14" style:family="graphic" style:parent-style-name="Label_20_sx_20_EG" style:list-style-name="L1">
      <style:graphic-properties fo:min-width="2.196cm"/>
      <style:paragraph-properties style:writing-mode="lr-tb"/>
    </style:style>
    <style:style style:name="gr15" style:family="graphic" style:parent-style-name="Label_20_sx_20_EG" style:list-style-name="L1">
      <style:graphic-properties fo:min-width="3.046cm"/>
      <style:paragraph-properties style:writing-mode="lr-tb"/>
    </style:style>
    <style:style style:name="gr16" style:family="graphic" style:parent-style-name="Label_20_sx_20_EG">
      <style:graphic-properties fo:min-width="1.75cm"/>
      <style:paragraph-properties style:writing-mode="lr-tb"/>
    </style:style>
    <style:style style:name="gr17" style:family="graphic" style:parent-style-name="Label_20_dx_20_EG">
      <style:graphic-properties fo:min-width="0.467cm"/>
      <style:paragraph-properties style:writing-mode="lr-tb"/>
    </style:style>
    <style:style style:name="gr18" style:family="graphic" style:parent-style-name="Label_20_sx_20_EG">
      <style:graphic-properties fo:min-width="2.538cm"/>
      <style:paragraph-properties style:writing-mode="lr-tb"/>
    </style:style>
    <style:style style:name="gr19" style:family="graphic" style:parent-style-name="Label_20_sx_20_EG" style:list-style-name="L1">
      <style:graphic-properties fo:min-width="2.196cm"/>
      <style:paragraph-properties style:writing-mode="lr-tb"/>
    </style:style>
    <style:style style:name="gr20" style:family="graphic" style:parent-style-name="Label_20_sx_20_EG">
      <style:graphic-properties fo:min-width="2.572cm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" style:family="graphic" style:parent-style-name="Label_20_sx_20_EG">
      <style:graphic-properties fo:min-width="3.554cm"/>
      <style:paragraph-properties style:writing-mode="lr-tb"/>
    </style:style>
    <style:style style:name="gr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" style:family="graphic" style:parent-style-name="Label_20_sx_20_EG">
      <style:graphic-properties fo:min-width="3.046cm"/>
      <style:paragraph-properties style:writing-mode="lr-tb"/>
    </style:style>
    <style:style style:name="gr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6" style:family="graphic" style:parent-style-name="Label_20_sx_20_EG">
      <style:graphic-properties draw:textarea-horizontal-align="left" draw:textarea-vertical-align="bottom" fo:min-width="5.338cm"/>
      <style:paragraph-properties style:writing-mode="lr-tb"/>
    </style:style>
    <style:style style:name="gr57" style:family="graphic" style:parent-style-name="Label_20_sx_20_EG">
      <style:graphic-properties fo:min-width="3.876cm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68" style:family="graphic" style:parent-style-name="standard">
      <style:graphic-properties draw:stroke="dash" draw:stroke-dash="Dot" draw:fill="solid" draw:fill-color="#dee6ef" draw:textarea-horizontal-align="justify" draw:textarea-vertical-align="middle" draw:auto-grow-height="false" fo:min-height="8.65cm" fo:min-width="18.5cm"/>
    </style:style>
    <style:style style:name="gr69" style:family="graphic" style:parent-style-name="Label_20_sx_20_EG" style:list-style-name="L1">
      <style:graphic-properties fo:min-width="2.196cm"/>
      <style:paragraph-properties style:writing-mode="lr-tb"/>
    </style:style>
    <style:style style:name="gr70" style:family="graphic" style:parent-style-name="Label_20_sx_20_EG" style:list-style-name="L1">
      <style:graphic-properties fo:min-width="3.046cm"/>
      <style:paragraph-properties style:writing-mode="lr-tb"/>
    </style:style>
    <style:style style:name="gr71" style:family="graphic" style:parent-style-name="Label_20_sx_20_EG" style:list-style-name="L1">
      <style:graphic-properties fo:min-width="2.196cm"/>
      <style:paragraph-properties style:writing-mode="lr-tb"/>
    </style:style>
    <style:style style:name="gr72" style:family="graphic" style:parent-style-name="Box_20_EG">
      <style:graphic-properties draw:fill-color="#ffffff" fo:min-height="0cm" fo:min-width="0cm"/>
      <style:paragraph-properties style:writing-mode="lr-tb"/>
    </style:style>
    <style:style style:name="gr73" style:family="graphic" style:parent-style-name="Label_20_dx_20_EG">
      <style:graphic-properties fo:min-width="2.196cm"/>
      <style:paragraph-properties style:writing-mode="lr-tb"/>
    </style:style>
    <style:style style:name="gr74" style:family="graphic" style:parent-style-name="Label_20_sx_20_EG" style:list-style-name="L1">
      <style:graphic-properties fo:min-width="2.196cm"/>
      <style:paragraph-properties style:writing-mode="lr-tb"/>
    </style:style>
    <style:style style:name="gr75" style:family="graphic" style:parent-style-name="Label_20_sx_20_EG">
      <style:graphic-properties fo:min-width="3.596cm"/>
      <style:paragraph-properties style:writing-mode="lr-tb"/>
    </style:style>
    <style:style style:name="gr76" style:family="graphic" style:parent-style-name="Label_20_dx_20_EG">
      <style:graphic-properties fo:min-width="4.527cm"/>
      <style:paragraph-properties style:writing-mode="lr-tb"/>
    </style:style>
    <style:style style:name="gr77" style:family="graphic" style:parent-style-name="Label_20_dx_20_EG">
      <style:graphic-properties fo:min-width="3.596cm"/>
      <style:paragraph-properties style:writing-mode="lr-tb"/>
    </style:style>
    <style:style style:name="gr78" style:family="graphic" style:parent-style-name="Label_20_dx_20_EG">
      <style:graphic-properties fo:min-width="3.389cm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88" style:family="graphic" style:parent-style-name="Label_20_sx_20_EG">
      <style:graphic-properties fo:min-width="2.031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5" style:family="graphic" style:parent-style-name="Label_20_sx_20_EG">
      <style:graphic-properties fo:min-width="3.531cm"/>
      <style:paragraph-properties style:writing-mode="lr-tb"/>
    </style:style>
    <style:style style:name="gr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0" style:family="graphic" style:parent-style-name="Label_20_dx_20_EG">
      <style:graphic-properties draw:textarea-horizontal-align="right" draw:textarea-vertical-align="middle" fo:min-width="4.527cm"/>
      <style:paragraph-properties style:writing-mode="lr-tb"/>
    </style:style>
    <style:style style:name="gr131" style:family="graphic" style:parent-style-name="Label_20_dx_20_EG">
      <style:graphic-properties fo:min-width="2.724cm"/>
      <style:paragraph-properties style:writing-mode="lr-tb"/>
    </style:style>
    <style:style style:name="gr132" style:family="graphic" style:parent-style-name="Label_20_sx_20_EG">
      <style:graphic-properties fo:min-width="1.594cm"/>
      <style:paragraph-properties style:writing-mode="lr-tb"/>
    </style:style>
    <style:style style:name="gr133" style:family="graphic" style:parent-style-name="Label_20_sx_20_EG">
      <style:graphic-properties fo:min-width="0.999cm"/>
      <style:paragraph-properties style:writing-mode="lr-tb"/>
    </style:style>
    <style:style style:name="gr134" style:family="graphic" style:parent-style-name="Label_20_sx_20_EG" style:list-style-name="L1">
      <style:graphic-properties fo:min-width="2.196cm"/>
      <style:paragraph-properties style:writing-mode="lr-tb"/>
    </style:style>
    <style:style style:name="gr135" style:family="graphic" style:parent-style-name="Label_20_sx_20_EG" style:list-style-name="L1">
      <style:graphic-properties fo:min-width="3.046cm"/>
      <style:paragraph-properties style:writing-mode="lr-tb"/>
    </style:style>
    <style:style style:name="gr136" style:family="graphic" style:parent-style-name="Label_20_sx_20_EG">
      <style:graphic-properties fo:min-width="2.724cm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4" style:family="graphic" style:parent-style-name="Label_20_sx_20_EG">
      <style:graphic-properties fo:min-width="0.865cm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7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5" style:family="graphic" style:parent-style-name="Box_20_EG" style:list-style-name="L1">
      <style:graphic-properties draw:fill="solid" draw:fill-color="#ffd8ce" fo:min-height="0cm" fo:min-width="0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1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1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1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3" style:family="graphic" style:parent-style-name="Label_20_sx_20_EG" style:list-style-name="L1">
      <style:graphic-properties fo:min-width="2.196cm"/>
      <style:paragraph-properties style:writing-mode="lr-tb"/>
    </style:style>
    <style:style style:name="gr204" style:family="graphic" style:parent-style-name="Label_20_sx_20_EG" style:list-style-name="L1">
      <style:graphic-properties fo:min-width="3.046cm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1" style:family="graphic" style:parent-style-name="Label_20_sx_20_EG" style:list-style-name="L1">
      <style:graphic-properties fo:min-width="2.196cm"/>
      <style:paragraph-properties style:writing-mode="lr-tb"/>
    </style:style>
    <style:style style:name="gr212" style:family="graphic" style:parent-style-name="Label_20_sx_20_EG" style:list-style-name="L1">
      <style:graphic-properties fo:min-width="3.046cm"/>
      <style:paragraph-properties style:writing-mode="lr-tb"/>
    </style:style>
    <style:style style:name="gr2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29" style:family="graphic" style:parent-style-name="Label_20_sx_20_EG" style:list-style-name="L1">
      <style:graphic-properties fo:min-width="2.196cm"/>
      <style:paragraph-properties style:writing-mode="lr-tb"/>
    </style:style>
    <style:style style:name="gr230" style:family="graphic" style:parent-style-name="Label_20_sx_20_EG" style:list-style-name="L1">
      <style:graphic-properties fo:min-width="3.046cm"/>
      <style:paragraph-properties style:writing-mode="lr-tb"/>
    </style:style>
    <style:style style:name="gr231" style:family="graphic" style:parent-style-name="Label_20_sx_20_EG" style:list-style-name="L1">
      <style:graphic-properties fo:min-width="2.196cm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38" style:family="graphic" style:parent-style-name="Label_20_sx_20_EG" style:list-style-name="L1">
      <style:graphic-properties fo:min-width="2.196cm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4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6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7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7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79" style:family="graphic" style:parent-style-name="Label_20_sx_20_EG" style:list-style-name="L1">
      <style:graphic-properties fo:min-width="2.196cm"/>
      <style:paragraph-properties style:writing-mode="lr-tb"/>
    </style:style>
    <style:style style:name="gr280" style:family="graphic" style:parent-style-name="Label_20_sx_20_EG" style:list-style-name="L1">
      <style:graphic-properties fo:min-width="3.046cm"/>
      <style:paragraph-properties style:writing-mode="lr-tb"/>
    </style:style>
    <style:style style:name="gr281" style:family="graphic" style:parent-style-name="Label_20_sx_20_EG" style:list-style-name="L1">
      <style:graphic-properties fo:min-width="2.196cm"/>
      <style:paragraph-properties style:writing-mode="lr-tb"/>
    </style:style>
    <style:style style:name="gr2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2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2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2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5" style:family="graphic" style:parent-style-name="Label_20_sx_20_EG" style:list-style-name="L1">
      <style:graphic-properties fo:min-width="2.196cm"/>
      <style:paragraph-properties style:writing-mode="lr-tb"/>
    </style:style>
    <style:style style:name="gr316" style:family="graphic" style:parent-style-name="Label_20_sx_20_EG" style:list-style-name="L1">
      <style:graphic-properties fo:min-width="3.046cm"/>
      <style:paragraph-properties style:writing-mode="lr-tb"/>
    </style:style>
    <style:style style:name="gr317" style:family="graphic" style:parent-style-name="Label_20_sx_20_EG" style:list-style-name="L1">
      <style:graphic-properties fo:min-width="1.285cm"/>
      <style:paragraph-properties style:writing-mode="lr-tb"/>
    </style:style>
    <style:style style:name="gr3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2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2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2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3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4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4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48" style:family="graphic" style:parent-style-name="Label_20_sx_20_EG" style:list-style-name="L1">
      <style:graphic-properties fo:min-width="2.196cm"/>
      <style:paragraph-properties style:writing-mode="lr-tb"/>
    </style:style>
    <style:style style:name="gr349" style:family="graphic" style:parent-style-name="Label_20_sx_20_EG" style:list-style-name="L1">
      <style:graphic-properties fo:min-width="3.046cm"/>
      <style:paragraph-properties style:writing-mode="lr-tb"/>
    </style:style>
    <style:style style:name="gr350" style:family="graphic" style:parent-style-name="Label_20_sx_20_EG" style:list-style-name="L1">
      <style:graphic-properties fo:min-width="2.196cm"/>
      <style:paragraph-properties style:writing-mode="lr-tb"/>
    </style:style>
    <style:style style:name="gr35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5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5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5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6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67" style:family="graphic" style:parent-style-name="Label_20_sx_20_EG">
      <style:graphic-properties fo:min-width="7.249cm"/>
      <style:paragraph-properties style:writing-mode="lr-tb"/>
    </style:style>
    <style:style style:name="gr368" style:family="graphic" style:parent-style-name="Box_20_EG">
      <style:graphic-properties draw:fill="solid" draw:fill-color="#fff5ce" fo:min-height="0cm" fo:min-width="0cm"/>
      <style:paragraph-properties style:writing-mode="lr-tb"/>
    </style:style>
    <style:style style:name="gr369" style:family="graphic" style:parent-style-name="Box_20_EG">
      <style:graphic-properties fo:min-height="0cm" fo:min-width="0cm"/>
      <style:paragraph-properties style:writing-mode="lr-tb"/>
    </style:style>
    <style:style style:name="gr370" style:family="graphic" style:parent-style-name="Box_20_EG">
      <style:graphic-properties draw:fill="solid" draw:fill-color="#fff5ce" fo:min-height="0cm" fo:min-width="0cm" style:protect="size"/>
    </style:style>
    <style:style style:name="gr371" style:family="graphic" style:parent-style-name="Box_20_EG">
      <style:graphic-properties draw:fill="solid" draw:fill-color="#ffd8ce" fo:min-height="0cm" fo:min-width="0cm"/>
      <style:paragraph-properties style:writing-mode="lr-tb"/>
    </style:style>
    <style:style style:name="gr372" style:family="graphic" style:parent-style-name="Label_20_sx_20_EG">
      <style:graphic-properties fo:min-height="0.319cm" fo:min-width="0.366cm"/>
      <style:paragraph-properties style:writing-mode="lr-tb"/>
    </style:style>
    <style:style style:name="gr373" style:family="graphic" style:parent-style-name="Label_20_dx_20_EG">
      <style:graphic-properties fo:min-width="2.978cm"/>
      <style:paragraph-properties style:writing-mode="lr-tb"/>
    </style:style>
    <style:style style:name="gr374" style:family="graphic" style:parent-style-name="Label_20_sx_20_EG">
      <style:graphic-properties fo:min-height="0.319cm" fo:min-width="1.958cm"/>
      <style:paragraph-properties style:writing-mode="lr-tb"/>
    </style:style>
    <style:style style:name="gr375" style:family="graphic" style:parent-style-name="Label_20_sx_20_EG">
      <style:graphic-properties fo:min-height="0.319cm" fo:min-width="1.831cm"/>
      <style:paragraph-properties style:writing-mode="lr-tb"/>
    </style:style>
    <style:style style:name="gr376" style:family="graphic" style:parent-style-name="Label_20_sx_20_EG">
      <style:graphic-properties fo:min-height="0.319cm" fo:min-width="1.386cm"/>
      <style:paragraph-properties style:writing-mode="lr-tb"/>
    </style:style>
    <style:style style:name="gr377" style:family="graphic" style:parent-style-name="Label_20_sx_20_EG">
      <style:graphic-properties fo:min-height="0.319cm" fo:min-width="2.11cm"/>
      <style:paragraph-properties style:writing-mode="lr-tb"/>
    </style:style>
    <style:style style:name="gr378" style:family="graphic" style:parent-style-name="Box_20_EG">
      <style:graphic-properties draw:fill="solid" draw:fill-color="#f7d1d5" fo:min-height="0cm" fo:min-width="0cm"/>
      <style:paragraph-properties style:writing-mode="lr-tb"/>
    </style:style>
    <style:style style:name="gr379" style:family="graphic" style:parent-style-name="Label_20_sx_20_EG">
      <style:graphic-properties fo:min-height="0.319cm" fo:min-width="1.31cm"/>
      <style:paragraph-properties style:writing-mode="lr-tb"/>
    </style:style>
    <style:style style:name="gr38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38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38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8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39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0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1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ffff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2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05cm" draw:shadow-offset-y="0.05cm" draw:shadow-color="#3465a4"/>
    </style:style>
    <style:style style:name="gr413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05cm" draw:shadow-offset-y="0.05cm" draw:shadow-color="#3465a4"/>
    </style:style>
    <style:style style:name="gr414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5cm" draw:marker-start-center="false" draw:marker-end="" draw:marker-end-width="0.25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5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6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7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round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8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19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gr420" style:family="graphic" style:parent-style-name="standard" style:list-style-name="L1">
      <style:graphic-properties draw:stroke="solid" draw:stroke-dash="Dashed_20__28_var_29__20_2" svg:stroke-width="0.03cm" svg:stroke-color="#000000" draw:marker-start="" draw:marker-start-width="0.26cm" draw:marker-start-center="false" draw:marker-end="" draw:marker-end-width="0.26cm" draw:marker-end-center="false" draw:stroke-linejoin="none" svg:stroke-linecap="round" draw:fill="solid" draw:fill-color="#ffdbb6" draw:textarea-horizontal-align="justify" fo:padding-top="0.125cm" fo:padding-bottom="0.125cm" fo:padding-left="0.25cm" fo:padding-right="0.25cm" draw:shadow="hidden" draw:shadow-offset-x="0.05cm" draw:shadow-offset-y="0.05cm" draw:shadow-color="#3465a4"/>
    </style:style>
    <style:style style:name="P1" style:family="paragraph">
      <loext:graphic-properties draw:fill="none"/>
      <style:paragraph-properties fo:text-align="center" style:writing-mode="lr-tb"/>
    </style:style>
    <style:style style:name="P2" style:family="paragraph">
      <style:paragraph-properties style:writing-mode="lr-tb"/>
      <style:text-properties fo:font-weight="bold" style:font-weight-asian="bold" style:font-weight-complex="bold"/>
    </style:style>
    <style:style style:name="P3" style:family="paragraph">
      <style:paragraph-properties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style:writing-mode="lr-tb"/>
      <style:text-properties fo:background-color="#e8f2a1"/>
    </style:style>
    <style:style style:name="P5" style:family="paragraph">
      <loext:graphic-properties draw:fill="solid" draw:fill-color="#e8f2a1"/>
      <style:paragraph-properties style:writing-mode="lr-tb"/>
      <style:text-properties fo:background-color="#e8f2a1"/>
    </style:style>
    <style:style style:name="P6" style:family="paragraph">
      <style:paragraph-properties style:writing-mode="lr-tb"/>
    </style:style>
    <style:style style:name="P7" style:family="paragraph">
      <loext:graphic-properties draw:fill-color="#e8f2a1"/>
      <style:paragraph-properties style:writing-mode="lr-tb"/>
    </style:style>
    <style:style style:name="P8" style:family="paragraph">
      <loext:graphic-properties draw:fill-color="#ffd8ce"/>
      <style:paragraph-properties style:writing-mode="lr-tb"/>
    </style:style>
    <style:style style:name="P9" style:family="paragraph">
      <loext:graphic-properties draw:fill-color="#fff5c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1" style:family="paragraph">
      <style:paragraph-properties fo:text-align="start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fdbb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7" style:family="paragraph">
      <loext:graphic-properties draw:fill="solid" draw:fill-color="#dee6ef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  <style:text-properties fo:font-size="8pt"/>
    </style:style>
    <style:style style:name="P19" style:family="paragraph">
      <style:paragraph-properties style:writing-mode="lr-tb"/>
      <style:text-properties fo:font-size="9pt" fo:background-color="#e8f2a1"/>
    </style:style>
    <style:style style:name="P20" style:family="paragraph">
      <loext:graphic-properties draw:fill="solid" draw:fill-color="#e8f2a1"/>
      <style:paragraph-properties style:writing-mode="lr-tb"/>
      <style:text-properties fo:font-size="9pt" fo:background-color="#e8f2a1"/>
    </style:style>
    <style:style style:name="P21" style:family="paragraph">
      <style:paragraph-properties style:writing-mode="lr-tb"/>
      <style:text-properties fo:font-size="9pt"/>
    </style:style>
    <style:style style:name="P22" style:family="paragraph">
      <loext:graphic-properties draw:fill-color="#e8f2a1"/>
      <style:paragraph-properties style:writing-mode="lr-tb"/>
      <style:text-properties fo:font-size="9pt"/>
    </style:style>
    <style:style style:name="P23" style:family="paragraph">
      <loext:graphic-properties draw:fill-color="#ffd8ce"/>
      <style:paragraph-properties style:writing-mode="lr-tb"/>
      <style:text-properties fo:font-size="9pt"/>
    </style:style>
    <style:style style:name="P24" style:family="paragraph">
      <loext:graphic-properties draw:fill-color="#fff5ce"/>
      <style:paragraph-properties style:writing-mode="lr-tb"/>
      <style:text-properties fo:font-size="9pt"/>
    </style:style>
    <style:style style:name="P25" style:family="paragraph">
      <style:paragraph-properties style:writing-mode="lr-tb"/>
      <style:text-properties fo:font-size="8pt"/>
    </style:style>
    <style:style style:name="P26" style:family="paragraph">
      <style:paragraph-properties fo:text-align="start" style:writing-mode="lr-tb"/>
      <style:text-properties fo:font-size="8pt"/>
    </style:style>
    <style:style style:name="P27" style:family="paragraph">
      <loext:graphic-properties draw:fill-color="#ffffff"/>
      <style:paragraph-properties style:writing-mode="lr-tb"/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29" style:family="paragraph">
      <loext:graphic-properties draw:fill-color="#ffffff"/>
      <style:paragraph-properties style:writing-mode="lr-tb"/>
    </style:style>
    <style:style style:name="P30" style:family="paragraph">
      <loext:graphic-properties draw:fill="solid" draw:fill-color="#ffd8ce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1" style:family="paragraph">
      <loext:graphic-properties draw:fill="solid" draw:fill-color="#fff5ce"/>
      <style:paragraph-properties style:writing-mode="lr-tb"/>
    </style:style>
    <style:style style:name="P32" style:family="paragraph">
      <loext:graphic-properties draw:fill="solid" draw:fill-color="#fff5ce"/>
    </style:style>
    <style:style style:name="P33" style:family="paragraph">
      <loext:graphic-properties draw:fill="solid" draw:fill-color="#e8f2a1"/>
      <style:paragraph-properties style:writing-mode="lr-tb"/>
    </style:style>
    <style:style style:name="P34" style:family="paragraph">
      <loext:graphic-properties draw:fill="solid" draw:fill-color="#ffd8ce"/>
      <style:paragraph-properties style:writing-mode="lr-tb"/>
    </style:style>
    <style:style style:name="P35" style:family="paragraph">
      <loext:graphic-properties draw:fill="solid" draw:fill-color="#f7d1d5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background-color="#e8f2a1"/>
    </style:style>
    <style:style style:name="T5" style:family="text">
      <style:text-properties fo:font-weight="bold" fo:background-color="#e8f2a1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erif1" style:font-name-asian="Liberation Serif1" style:font-name-complex="Liberation Serif1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8pt"/>
    </style:style>
    <style:style style:name="T10" style:family="text">
      <style:text-properties fo:font-size="9pt" fo:background-color="#e8f2a1"/>
    </style:style>
    <style:style style:name="T11" style:family="text">
      <style:text-properties fo:font-size="9pt"/>
    </style:style>
    <style:style style:name="T12" style:family="text">
      <style:text-properties fo:font-size="9pt" fo:font-weight="bold" fo:background-color="#e8f2a1" style:font-weight-asian="bold" style:font-weight-complex="bold"/>
    </style:style>
    <style:style style:name="T13" style:family="text">
      <style:text-properties fo:font-size="9pt" fo:font-weight="bold" style:font-weight-asian="bold" style:font-weight-complex="bold"/>
    </style:style>
    <style:style style:name="T14" style:family="text">
      <style:text-properties style:font-name="Liberation Serif1" fo:font-size="8pt" style:font-name-asian="Liberation Serif1" style:font-name-complex="Liberation Serif1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6pt" style:font-size-asian="14pt" style:font-size-complex="14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bold" style:letter-kerning="true" style:font-name-asian="Noto Sans CJK SC" style:font-size-asian="14pt" style:font-style-asian="normal" style:font-weight-asian="bold" style:font-name-complex="Lohit Devanagari" style:font-size-complex="14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Valutazione progetto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</text:span><text:span text:style-name="T1">oc</text:span><text:span text:style-name="T1">ed</text:span><text:span text:style-name="T1">ur</text:span><text:span text:style-name="T1">e </text:span><text:span text:style-name="T1">PI</text:span></text:p>
            <text:p text:style-name="P2"><text:span text:style-name="T2">V</text:span><text:span text:style-name="T2">al</text:span><text:span text:style-name="T2">ut</text:span><text:span text:style-name="T2">a</text:span><text:span text:style-name="T2">zi</text:span><text:span text:style-name="T2">o</text:span><text:span text:style-name="T2">n</text:span><text:span text:style-name="T2">e </text:span><text:span text:style-name="T2">pr</text:span><text:span text:style-name="T2">o</text:span><text:span text:style-name="T2">g</text:span><text:span text:style-name="T2">et</text:span><text:span text:style-name="T2">to</text:span><text:span text:style-name="T2">, </text:span><text:span text:style-name="T2">n</text:span><text:span text:style-name="T2">ul</text:span><text:span text:style-name="T2">la </text:span><text:span text:style-name="T2">o</text:span><text:span text:style-name="T2">st</text:span><text:span text:style-name="T2">a </text:span><text:span text:style-name="T2">fa</text:span><text:span text:style-name="T2">tti</text:span><text:span text:style-name="T2">bi</text:span><text:span text:style-name="T2">lit</text:span><text:span text:style-name="T2">à, </text:span><text:span text:style-name="T2">v</text:span><text:span text:style-name="T2">er</text:span><text:span text:style-name="T2">ifi</text:span><text:span text:style-name="T2">c</text:span><text:span text:style-name="T2">h</text:span><text:span text:style-name="T2">e </text:span><text:span text:style-name="T2">in </text:span><text:span text:style-name="T2">c</text:span><text:span text:style-name="T2">or</text:span><text:span text:style-name="T2">s</text:span><text:span text:style-name="T2">o </text:span><text:span text:style-name="T2">d'</text:span><text:span text:style-name="T2">o</text:span><text:span text:style-name="T2">p</text:span><text:span text:style-name="T2">er</text:span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V</text:span><text:span text:style-name="T3">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2" draw:id="id12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xml:id="id1" draw:id="id1" draw:layer="layout" svg:width="4cm" svg:height="0.913cm" svg:x="5.05cm" svg:y="12.546cm">
            <text:p text:style-name="P4"><text:span text:style-name="T4">AC</text:span><text:span text:style-name="T4">/</text:span><text:span text:style-name="T4">O</text:span><text:span text:style-name="T4">C: </text:span><text:span text:style-name="T4">Av</text:span><text:span text:style-name="T4">vio </text:span><text:span text:style-name="T4">pr</text:span><text:span text:style-name="T4">oc</text:span><text:span text:style-name="T4">edi</text:span><text:span text:style-name="T4">m.</text:span><text:span text:style-name="T4"><text:line-break/></text:span><text:span text:style-name="T5">VP</text:span><text:span text:style-name="T5">20</text:span><text:span text:style-name="T5">_A</text:span><text:span text:style-name="T5">VV</text:span></text:p>
            <draw:enhanced-geometry svg:viewBox="0 0 21600 21600" draw:type="rectangle" draw:enhanced-path="M 0 0 L 21600 0 21600 21600 0 21600 0 0 Z N"/>
          </draw:custom-shape>
          <draw:custom-shape draw:style-name="gr6" xml:id="id3" draw:id="id3" draw:layer="layout" svg:width="0.6cm" svg:height="0.6cm" svg:x="6.75cm" svg:y="16.2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4" draw:id="id4" draw:layer="layout" svg:width="4cm" svg:height="0.913cm" svg:x="5.05cm" svg:y="19.2cm">
            <text:p text:style-name="P6">OC: Parere favorevole</text:p>
            <text:p text:style-name="P6"><text:span text:style-name="T1">V</text:span><text:span text:style-name="T1">P</text:span><text:span text:style-name="T1">70</text:span><text:span text:style-name="T1">_F</text:span><text:span text:style-name="T1">A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" draw:id="id9" draw:layer="layout" svg:width="4cm" svg:height="0.913cm" svg:x="11.95cm" svg:y="19.2cm">
            <text:p text:style-name="P6">OC: Parere contrario<text:line-break/><text:span text:style-name="T1">VP</text:span><text:span text:style-name="T1">90</text:span><text:span text:style-name="T1">_C</text:span><text:span text:style-name="T1">O</text:span><text:span text:style-name="T1">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6" draw:id="id6" draw:layer="layout" svg:width="4cm" svg:height="0.913cm" svg:x="9.235cm" svg:y="16.1cm">
            <text:p text:style-name="P6">OC: Preavv. par. contrario<text:line-break/><text:span text:style-name="T1">V</text:span><text:span text:style-name="T1">P</text:span><text:span text:style-name="T1">8</text:span><text:span text:style-name="T1">0</text:span><text:span text:style-name="T1">_</text:span><text:span text:style-name="T1">P</text:span><text:span text:style-name="T1">R</text:span><text:span text:style-name="T1">E</text:span></text:p>
            <draw:enhanced-geometry svg:viewBox="0 0 21600 21600" draw:type="rectangle" draw:enhanced-path="M 0 0 L 21600 0 21600 21600 0 21600 0 0 Z N"/>
          </draw:custom-shape>
          <draw:custom-shape draw:style-name="gr6" xml:id="id8" draw:id="id8" draw:layer="layout" svg:width="0.6cm" svg:height="0.6cm" svg:x="10.935cm" svg:y="19.3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5" draw:id="id5" draw:layer="layout" svg:width="0.6cm" svg:height="0.6cm" svg:x="6.75cm" svg:y="20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3.459cm" svg:x2="7.05cm" svg:y2="13.85cm" draw:start-shape="id1" draw:start-glue-point="2" draw:end-shape="id2" draw:end-glue-point="0" svg:d="M7050 13459v391" svg:viewBox="0 0 1 392">
            <text:p/>
          </draw:connector>
          <draw:connector draw:style-name="gr11" draw:layer="layout" svg:x1="7.05cm" svg:y1="16.856cm" svg:x2="7.05cm" svg:y2="19.2cm" draw:start-shape="id3" draw:start-glue-point="6" draw:end-shape="id4" draw:end-glue-point="0" svg:d="M7050 16856v2344" svg:viewBox="0 0 1 2345">
            <text:p/>
          </draw:connector>
          <draw:connector draw:style-name="gr11" draw:layer="layout" svg:x1="7.05cm" svg:y1="20.113cm" svg:x2="7.05cm" svg:y2="20.5cm" draw:start-shape="id4" draw:start-glue-point="2" draw:end-shape="id5" draw:end-glue-point="4" svg:d="M7050 20113v387" svg:viewBox="0 0 1 388">
            <text:p/>
          </draw:connector>
          <draw:connector draw:style-name="gr11" draw:layer="layout" svg:x1="7.35cm" svg:y1="16.556cm" svg:x2="9.235cm" svg:y2="16.556cm" draw:start-shape="id3" draw:start-glue-point="7" draw:end-shape="id6" draw:end-glue-point="3" svg:d="M7350 16556h1885" svg:viewBox="0 0 1886 1">
            <text:p/>
          </draw:connector>
          <draw:custom-shape draw:style-name="gr9" draw:text-style-name="P9" xml:id="id7" draw:id="id7" draw:layer="layout" svg:width="4cm" svg:height="0.557cm" svg:x="9.235cm" svg:y="18.306cm">
            <text:p text:style-name="P6">A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8.863cm" svg:x2="11.235cm" svg:y2="19.356cm" draw:start-shape="id7" draw:start-glue-point="2" draw:end-shape="id8" draw:end-glue-point="4" svg:d="M11235 18863v493" svg:viewBox="0 0 1 494">
            <text:p/>
          </draw:connector>
          <draw:connector draw:style-name="gr11" draw:layer="layout" svg:x1="11.535cm" svg:y1="19.656cm" svg:x2="11.95cm" svg:y2="19.656cm" draw:start-shape="id8" draw:start-glue-point="7" draw:end-shape="id9" draw:end-glue-point="3" svg:d="M11535 19656h415" svg:viewBox="0 0 416 1">
            <text:p/>
          </draw:connector>
          <draw:connector draw:style-name="gr11" draw:layer="layout" svg:x1="10.935cm" svg:y1="19.656cm" svg:x2="9.05cm" svg:y2="19.656cm" draw:start-shape="id8" draw:start-glue-point="5" draw:end-shape="id4" draw:end-glue-point="1" svg:d="M10935 19656h-1885" svg:viewBox="0 0 1886 1">
            <text:p/>
          </draw:connector>
          <draw:custom-shape draw:style-name="gr6" xml:id="id10" draw:id="id10" draw:layer="layout" svg:width="0.6cm" svg:height="0.6cm" svg:x="10.935cm" svg:y="17.3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7.013cm" svg:x2="11.235cm" svg:y2="17.364cm" draw:start-shape="id6" draw:start-glue-point="2" draw:end-shape="id10" draw:end-glue-point="4" svg:d="M11235 17013v351" svg:viewBox="0 0 1 352">
            <text:p/>
          </draw:connector>
          <draw:connector draw:style-name="gr11" draw:layer="layout" svg:x1="11.235cm" svg:y1="17.964cm" svg:x2="11.235cm" svg:y2="18.306cm" draw:start-shape="id10" draw:start-glue-point="6" draw:end-shape="id7" draw:end-glue-point="0" svg:d="M11235 17964v342" svg:viewBox="0 0 1 343">
            <text:p/>
          </draw:connector>
          <draw:connector draw:style-name="gr11" draw:layer="layout" svg:x1="13.95cm" svg:y1="20.113cm" svg:x2="7.35cm" svg:y2="20.8cm" draw:start-shape="id9" draw:start-glue-point="2" draw:end-shape="id5" draw:end-glue-point="10" svg:d="M13950 20113v687h-6600" svg:viewBox="0 0 6601 688">
            <text:p/>
          </draw:connector>
          <draw:connector draw:style-name="gr11" draw:layer="layout" svg:x1="11.535cm" svg:y1="17.664cm" svg:x2="13.95cm" svg:y2="19.2cm" draw:start-shape="id10" draw:start-glue-point="7" draw:end-shape="id9" draw:end-glue-point="0" svg:d="M11535 17664h2415v1536" svg:viewBox="0 0 2416 1537">
            <text:p/>
          </draw:connector>
          <draw:connector draw:style-name="gr11" draw:layer="layout" svg:x1="14cm" svg:y1="15.404cm" svg:x2="13.235cm" svg:y2="16.556cm" draw:start-shape="id11" draw:start-glue-point="6" draw:end-shape="id6" draw:end-glue-point="1" svg:d="M14000 15404v1152h-765" svg:viewBox="0 0 766 1153">
            <text:p/>
          </draw:connector>
          <draw:frame draw:style-name="gr12" draw:text-style-name="P6" draw:layer="layout" svg:width="2.931cm" svg:height="0.637cm" svg:x="8.1cm" svg:y="17.683cm">
            <draw:text-box>
              <text:p><text:span text:style-name="T6">Controdeduzioni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9.163cm">
            <draw:text-box>
              <text:p>Ok</text:p>
            </draw:text-box>
          </draw:frame>
          <draw:custom-shape draw:style-name="gr10" xml:id="id18" draw:id="id18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3" draw:id="id13" draw:layer="layout" svg:width="4cm" svg:height="0.557cm" svg:x="5.05cm" svg:y="9.477cm">
            <text:p text:style-name="P4"><text:span text:style-name="T4">O</text:span><text:span text:style-name="T4">C</text:span><text:span text:style-name="T4">: </text:span><text:span text:style-name="T4">V</text:span><text:span text:style-name="T4">e</text:span><text:span text:style-name="T4">r</text:span><text:span text:style-name="T4">i</text:span><text:span text:style-name="T4">f</text:span><text:span text:style-name="T4">i</text:span><text:span text:style-name="T4">c</text:span><text:span text:style-name="T4">a</text:span><text:span text:style-name="T4"> </text:span><text:span text:style-name="T4">f</text:span><text:span text:style-name="T4">o</text:span><text:span text:style-name="T4">r</text:span><text:span text:style-name="T4">m</text:span><text:span text:style-name="T4">a</text:span><text:span text:style-name="T4">l</text:span><text:span text:style-name="T4">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2" draw:start-glue-point="8" draw:end-shape="id13" draw:end-glue-point="0" svg:d="M7050 9200v277" svg:viewBox="0 0 1 278">
            <text:p/>
          </draw:connector>
          <draw:custom-shape draw:style-name="gr7" draw:text-style-name="P7" xml:id="id15" draw:id="id15" draw:layer="layout" svg:width="4cm" svg:height="0.557cm" svg:x="5.05cm" svg:y="11.569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" draw:id="id14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" draw:id="id16" draw:layer="layout" svg:width="4cm" svg:height="0.913cm" svg:x="9.235cm" svg:y="10.237cm">
            <text:p text:style-name="P6">OC: Rich. regol. formale<text:line-break/><text:span text:style-name="T1">V</text:span><text:span text:style-name="T1">P</text:span><text:span text:style-name="T1">1</text:span><text:span text:style-name="T1">0</text:span><text:span text:style-name="T1">_</text:span><text:span text:style-name="T1">R</text:span><text:span text:style-name="T1">E</text:span><text:span text:style-name="T1">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3" draw:start-glue-point="2" draw:end-shape="id14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4" draw:start-glue-point="6" draw:end-shape="id15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4" draw:start-glue-point="7" draw:end-shape="id16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5" draw:start-glue-point="2" draw:end-shape="id1" draw:end-glue-point="0" svg:d="M7050 12126v420" svg:viewBox="0 0 1 421">
            <text:p/>
          </draw:connector>
          <draw:connector draw:style-name="gr11" draw:layer="layout" svg:x1="13.235cm" svg:y1="10.693cm" svg:x2="13.754cm" svg:y2="10.693cm" draw:start-shape="id16" draw:start-glue-point="1" draw:end-shape="id17" draw:end-glue-point="5" svg:d="M13235 10693h519" svg:viewBox="0 0 520 1">
            <text:p/>
          </draw:connector>
          <draw:custom-shape draw:style-name="gr6" xml:id="id17" draw:id="id17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7" draw:start-glue-point="4" draw:end-shape="id13" draw:end-glue-point="1" svg:d="M14054 10393v-638h-5004" svg:viewBox="0 0 5005 639">
            <text:p/>
          </draw:connector>
          <draw:frame draw:style-name="gr15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7" draw:start-glue-point="6" draw:end-shape="id18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2" draw:id="id2" draw:layer="layout" svg:width="4cm" svg:height="0.557cm" svg:x="5.05cm" svg:y="13.85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407cm" svg:x2="7.05cm" svg:y2="14.804cm" draw:start-shape="id2" draw:start-glue-point="2" draw:end-shape="id19" draw:end-glue-point="4" svg:d="M7050 14407v397" svg:viewBox="0 0 1 398">
            <text:p/>
          </draw:connector>
          <draw:custom-shape draw:style-name="gr6" xml:id="id19" draw:id="id19" draw:layer="layout" svg:width="0.6cm" svg:height="0.6cm" svg:x="6.75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20" draw:id="id20" draw:layer="layout" svg:width="4cm" svg:height="0.913cm" svg:x="9.235cm" svg:y="14.648cm">
            <text:p text:style-name="P6">OC: Richiesta integrazioni<text:line-break/><text:span text:style-name="T1">VP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5.404cm" svg:x2="7.05cm" svg:y2="16.256cm" draw:start-shape="id19" draw:start-glue-point="6" draw:end-shape="id3" draw:end-glue-point="4" svg:d="M7050 15404v852" svg:viewBox="0 0 1 853">
            <text:p/>
          </draw:connector>
          <draw:connector draw:style-name="gr11" draw:layer="layout" svg:x1="7.35cm" svg:y1="15.104cm" svg:x2="9.235cm" svg:y2="15.104cm" draw:start-shape="id19" draw:start-glue-point="7" draw:end-shape="id20" draw:end-glue-point="3" svg:d="M7350 15104h1885" svg:viewBox="0 0 1886 1">
            <text:p/>
          </draw:connector>
          <draw:custom-shape draw:style-name="gr6" xml:id="id11" draw:id="id11" draw:layer="layout" svg:width="0.6cm" svg:height="0.6cm" svg:x="13.7cm" svg:y="14.8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4.3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5.104cm" svg:x2="13.7cm" svg:y2="15.104cm" draw:start-shape="id20" draw:start-glue-point="1" draw:end-shape="id11" draw:end-glue-point="5" svg:d="M13235 15104h465" svg:viewBox="0 0 466 1">
            <text:p/>
          </draw:connector>
          <draw:frame draw:style-name="gr19" draw:text-style-name="P10" draw:layer="layout" svg:width="2.196cm" svg:height="0.637cm" svg:x="7.256cm" svg:y="14.559cm">
            <draw:text-box>
              <text:p text:style-name="P10">[1] Incompleta</text:p>
            </draw:text-box>
          </draw:frame>
          <draw:connector draw:style-name="gr11" draw:layer="layout" svg:x1="14cm" svg:y1="14.804cm" svg:x2="9.05cm" svg:y2="14.128cm" draw:start-shape="id11" draw:start-glue-point="4" draw:end-shape="id2" draw:end-glue-point="1" svg:d="M14000 14804v-676h-4950" svg:viewBox="0 0 4951 677">
            <text:p/>
          </draw:connector>
          <draw:frame draw:style-name="gr18" draw:text-style-name="P6" draw:layer="layout" svg:width="2.538cm" svg:height="0.637cm" svg:x="14.163cm" svg:y="15.2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7.15cm">
            <draw:text-box>
              <text:p>No controdeduzioni</text:p>
            </draw:text-box>
          </draw:frame>
          <draw:frame draw:style-name="gr17" draw:text-style-name="P6" draw:layer="layout" svg:width="0.467cm" svg:height="0.637cm" svg:x="6.461cm" svg:y="16.687cm">
            <draw:text-box>
              <text:p>Ok</text:p>
            </draw:text-box>
          </draw:frame>
        </draw:g>
        <draw:g draw:name="start-event-message">
          <draw:path draw:style-name="gr21" draw:text-style-name="P12" draw:layer="layout" svg:width="0.599cm" svg:height="0.599cm" svg:x="14.2cm" svg:y="9.4cm" svg:viewBox="0 0 600 600" svg:d="M600 300c0-166-135-300-301-300-165 0-299 134-299 300s134 300 299 300c166 0 301-134 301-300z">
            <text:p/>
          </draw:path>
          <draw:custom-shape draw:style-name="gr22" draw:text-style-name="P13" draw:layer="layout" svg:width="0.36cm" svg:height="0.24cm" svg:x="14.32cm" svg:y="9.576cm">
            <text:p/>
            <draw:enhanced-geometry svg:viewBox="0 0 21600 21600" draw:type="rectangle" draw:enhanced-path="M 0 0 L 21600 0 21600 21600 0 21600 0 0 Z N"/>
          </draw:custom-shape>
          <draw:polygon draw:style-name="gr23" draw:text-style-name="P13" draw:layer="layout" svg:width="0.359cm" svg:height="0.089cm" svg:x="14.32cm" svg:y="9.576cm" svg:viewBox="0 0 360 90" draw:points="0,0 180,90 360,0">
            <text:p/>
          </draw:polygon>
        </draw:g>
        <draw:g draw:name="start-event-message_0">
          <draw:path draw:style-name="gr24" draw:text-style-name="P12" draw:layer="layout" svg:width="0.599cm" svg:height="0.599cm" svg:x="14.2cm" svg:y="13.9cm" svg:viewBox="0 0 600 600" svg:d="M600 300c0-166-135-300-301-300-165 0-299 134-299 300s134 300 299 300c166 0 301-134 301-300z">
            <text:p/>
          </draw:path>
          <draw:custom-shape draw:style-name="gr25" draw:text-style-name="P13" draw:layer="layout" svg:width="0.36cm" svg:height="0.24cm" svg:x="14.32cm" svg:y="14.076cm">
            <text:p/>
            <draw:enhanced-geometry svg:viewBox="0 0 21600 21600" draw:type="rectangle" draw:enhanced-path="M 0 0 L 21600 0 21600 21600 0 21600 0 0 Z N"/>
          </draw:custom-shape>
          <draw:polygon draw:style-name="gr26" draw:text-style-name="P13" draw:layer="layout" svg:width="0.359cm" svg:height="0.089cm" svg:x="14.32cm" svg:y="14.076cm" svg:viewBox="0 0 360 90" draw:points="0,0 180,90 360,0">
            <text:p/>
          </draw:polygon>
        </draw:g>
        <draw:g draw:name="start-event-message_3">
          <draw:path draw:style-name="gr27" draw:text-style-name="P12" draw:layer="layout" svg:width="0.599cm" svg:height="0.599cm" svg:x="8.201cm" svg:y="17.257cm" svg:viewBox="0 0 600 600" svg:d="M600 300c0-166-135-300-301-300-165 0-299 134-299 300s134 300 299 300c166 0 301-134 301-300z">
            <text:p/>
          </draw:path>
          <draw:custom-shape draw:style-name="gr28" draw:text-style-name="P13" draw:layer="layout" svg:width="0.36cm" svg:height="0.24cm" svg:x="8.321cm" svg:y="17.433cm">
            <text:p/>
            <draw:enhanced-geometry svg:viewBox="0 0 21600 21600" draw:type="rectangle" draw:enhanced-path="M 0 0 L 21600 0 21600 21600 0 21600 0 0 Z N"/>
          </draw:custom-shape>
          <draw:polygon draw:style-name="gr29" draw:text-style-name="P13" draw:layer="layout" svg:width="0.359cm" svg:height="0.089cm" svg:x="8.321cm" svg:y="17.433cm" svg:viewBox="0 0 360 90" draw:points="0,0 180,90 360,0">
            <text:p/>
          </draw:polygon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31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32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33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34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35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36" draw:text-style-name="P14" draw:layer="layout" svg:x1="4.045cm" svg:y1="11.311cm" svg:x2="4.075cm" svg:y2="11.311cm">
                <text:p/>
              </draw:line>
              <draw:polyline draw:style-name="gr37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38" draw:text-style-name="P14" draw:layer="layout" svg:x1="3.655cm" svg:y1="11.311cm" svg:x2="3.685cm" svg:y2="11.311cm">
                <text:p/>
              </draw:line>
              <draw:line draw:style-name="gr39" draw:text-style-name="P14" draw:layer="layout" svg:x1="3.865cm" svg:y1="11.534cm" svg:x2="3.865cm" svg:y2="11.504cm">
                <text:p/>
              </draw:line>
              <draw:line draw:style-name="gr40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42" draw:text-style-name="P14" draw:layer="layout" svg:width="0.599cm" svg:height="0.599cm" svg:x="3.565cm" svg:y="14.781cm" svg:viewBox="0 0 600 600" svg:d="M600 300c0-165-135-300-301-300-165 0-299 135-299 300 0 166 134 300 299 300 166 0 301-134 301-300z">
              <text:p/>
            </draw:path>
            <draw:g>
              <draw:path draw:style-name="gr43" draw:text-style-name="P14" draw:layer="layout" svg:width="0.431cm" svg:height="0.431cm" svg:x="3.649cm" svg:y="14.865cm" svg:viewBox="0 0 432 432" svg:d="M432 216c0-119-97-216-216-216s-216 97-216 216c0 120 97 216 216 216s216-96 216-216z">
                <text:p/>
              </draw:path>
              <draw:line draw:style-name="gr44" draw:text-style-name="P14" draw:layer="layout" svg:x1="4.045cm" svg:y1="15.074cm" svg:x2="4.075cm" svg:y2="15.074cm">
                <text:p/>
              </draw:line>
              <draw:polyline draw:style-name="gr45" draw:text-style-name="P14" draw:layer="layout" svg:width="0.122cm" svg:height="0.238cm" svg:x="3.862cm" svg:y="14.895cm" svg:viewBox="0 0 123 239" draw:points="63,0 0,186 123,239">
                <text:p/>
              </draw:polyline>
              <draw:line draw:style-name="gr46" draw:text-style-name="P14" draw:layer="layout" svg:x1="3.655cm" svg:y1="15.074cm" svg:x2="3.685cm" svg:y2="15.074cm">
                <text:p/>
              </draw:line>
              <draw:line draw:style-name="gr47" draw:text-style-name="P14" draw:layer="layout" svg:x1="3.865cm" svg:y1="15.297cm" svg:x2="3.865cm" svg:y2="15.267cm">
                <text:p/>
              </draw:line>
              <draw:line draw:style-name="gr48" draw:text-style-name="P14" draw:layer="layout" svg:x1="3.865cm" svg:y1="14.895cm" svg:x2="3.865cm" svg:y2="14.865cm">
                <text:p/>
              </draw:line>
            </draw:g>
          </draw:g>
          <draw:frame draw:style-name="gr41" draw:text-style-name="P6" draw:layer="layout" svg:width="3.046cm" svg:height="0.637cm" svg:x="4.233cm" svg:y="14.763cm">
            <draw:text-box>
              <text:p text:style-name="P10">30gg</text:p>
            </draw:text-box>
          </draw:frame>
        </draw:g>
        <draw:g>
          <draw:g draw:name="start-event-timer">
            <draw:path draw:style-name="gr49" draw:text-style-name="P14" draw:layer="layout" svg:width="0.599cm" svg:height="0.599cm" svg:x="3.565cm" svg:y="19.338cm" svg:viewBox="0 0 600 600" svg:d="M600 300c0-165-135-300-301-300-165 0-299 135-299 300 0 166 134 300 299 300 166 0 301-134 301-300z">
              <text:p/>
            </draw:path>
            <draw:g>
              <draw:path draw:style-name="gr50" draw:text-style-name="P14" draw:layer="layout" svg:width="0.431cm" svg:height="0.431cm" svg:x="3.649cm" svg:y="19.422cm" svg:viewBox="0 0 432 432" svg:d="M432 216c0-119-97-216-216-216s-216 97-216 216c0 120 97 216 216 216s216-96 216-216z">
                <text:p/>
              </draw:path>
              <draw:line draw:style-name="gr51" draw:text-style-name="P14" draw:layer="layout" svg:x1="4.045cm" svg:y1="19.631cm" svg:x2="4.075cm" svg:y2="19.631cm">
                <text:p/>
              </draw:line>
              <draw:polyline draw:style-name="gr52" draw:text-style-name="P14" draw:layer="layout" svg:width="0.122cm" svg:height="0.238cm" svg:x="3.862cm" svg:y="19.452cm" svg:viewBox="0 0 123 239" draw:points="63,0 0,186 123,239">
                <text:p/>
              </draw:polyline>
              <draw:line draw:style-name="gr53" draw:text-style-name="P14" draw:layer="layout" svg:x1="3.655cm" svg:y1="19.631cm" svg:x2="3.685cm" svg:y2="19.631cm">
                <text:p/>
              </draw:line>
              <draw:line draw:style-name="gr54" draw:text-style-name="P14" draw:layer="layout" svg:x1="3.865cm" svg:y1="19.854cm" svg:x2="3.865cm" svg:y2="19.824cm">
                <text:p/>
              </draw:line>
              <draw:line draw:style-name="gr55" draw:text-style-name="P14" draw:layer="layout" svg:x1="3.865cm" svg:y1="19.452cm" svg:x2="3.865cm" svg:y2="19.422cm">
                <text:p/>
              </draw:line>
            </draw:g>
          </draw:g>
          <draw:frame draw:style-name="gr41" draw:text-style-name="P6" draw:layer="layout" svg:width="3.046cm" svg:height="0.637cm" svg:x="4.233cm" svg:y="19.32cm">
            <draw:text-box>
              <text:p text:style-name="P10">6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5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5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6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6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6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63" draw:text-style-name="P14" draw:layer="layout" svg:x1="6.454cm" svg:y1="28.282cm" svg:x2="6.484cm" svg:y2="28.282cm">
                <text:p/>
              </draw:line>
              <draw:polyline draw:style-name="gr6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65" draw:text-style-name="P14" draw:layer="layout" svg:x1="6.064cm" svg:y1="28.282cm" svg:x2="6.094cm" svg:y2="28.282cm">
                <text:p/>
              </draw:line>
              <draw:line draw:style-name="gr66" draw:text-style-name="P14" draw:layer="layout" svg:x1="6.274cm" svg:y1="28.505cm" svg:x2="6.274cm" svg:y2="28.475cm">
                <text:p/>
              </draw:line>
              <draw:line draw:style-name="gr6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Deroga" draw:style-name="dp1" draw:master-page-name="Default">
        <draw:custom-shape draw:style-name="gr68" draw:text-style-name="P17" draw:layer="layout" svg:width="19cm" svg:height="8.9cm" svg:x="1cm" svg:y="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</text:span><text:span text:style-name="T1">oc</text:span><text:span text:style-name="T1">ed</text:span><text:span text:style-name="T1">ur</text:span><text:span text:style-name="T1">e </text:span><text:span text:style-name="T1">PI </text:span><text:span text:style-name="T1">in </text:span><text:span text:style-name="T1">Pri</text:span><text:span text:style-name="T1">nc</text:span><text:span text:style-name="T1">e</text:span></text:p>
            <text:p text:style-name="P2"><text:span text:style-name="T2">V</text:span><text:span text:style-name="T2">al</text:span><text:span text:style-name="T2">ut</text:span><text:span text:style-name="T2">a</text:span><text:span text:style-name="T2">zi</text:span><text:span text:style-name="T2">o</text:span><text:span text:style-name="T2">n</text:span><text:span text:style-name="T2">e </text:span><text:span text:style-name="T2">d</text:span><text:span text:style-name="T2">er</text:span><text:span text:style-name="T2">o</text:span><text:span text:style-name="T2">g</text:span><text:span text:style-name="T2">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34" draw:id="id34" draw:layer="layout" svg:width="0.6cm" svg:height="0.6cm" svg:x="15.8cm" svg:y="4.3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9" draw:text-style-name="P18" draw:layer="layout" svg:width="2.196cm" svg:height="0.637cm" svg:x="16.2cm" svg:y="3.6cm">
          <draw:text-box>
            <text:p text:style-name="P10"><text:span text:style-name="T9">Archiviazione</text:span></text:p>
          </draw:text-box>
        </draw:frame>
        <draw:custom-shape draw:style-name="gr5" draw:text-style-name="P20" xml:id="id22" draw:id="id22" draw:layer="layout" svg:width="4cm" svg:height="0.557cm" svg:x="7.116cm" svg:y="2.227cm">
          <text:p text:style-name="P19"><text:span text:style-name="T10">OC: Verifica formale</text:span></text:p>
          <draw:enhanced-geometry svg:viewBox="0 0 21600 21600" draw:type="rectangle" draw:enhanced-path="M 0 0 L 21600 0 21600 21600 0 21600 0 0 Z N"/>
        </draw:custom-shape>
        <draw:custom-shape draw:style-name="gr4" xml:id="id21" draw:id="id21" draw:layer="layout" svg:width="0.6cm" svg:height="0.6cm" svg:x="8.816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6cm" svg:y1="1.9cm" svg:x2="9.116cm" svg:y2="2.227cm" draw:start-shape="id21" draw:start-glue-point="8" draw:end-shape="id22" draw:end-glue-point="0" svg:d="M9116 1900v327" svg:viewBox="0 0 1 328">
          <text:p/>
        </draw:connector>
        <draw:custom-shape draw:style-name="gr7" draw:text-style-name="P22" xml:id="id24" draw:id="id24" draw:layer="layout" svg:width="4cm" svg:height="0.557cm" svg:x="7.116cm" svg:y="4.219cm">
          <text:p text:style-name="P21"><text:span text:style-name="T11">RC: Assegnazione AC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6" draw:id="id26" draw:layer="layout" svg:width="4cm" svg:height="0.913cm" svg:x="7.116cm" svg:y="5.246cm">
          <text:p text:style-name="P19"><text:span text:style-name="T10">OC: Avvio procedimento</text:span><text:span text:style-name="T10"><text:line-break/></text:span><text:span text:style-name="T12">DC20_AVV</text:span></text:p>
          <draw:enhanced-geometry svg:viewBox="0 0 21600 21600" draw:type="rectangle" draw:enhanced-path="M 0 0 L 21600 0 21600 21600 0 21600 0 0 Z N"/>
        </draw:custom-shape>
        <draw:custom-shape draw:style-name="gr6" xml:id="id23" draw:id="id23" draw:layer="layout" svg:width="0.6cm" svg:height="0.6cm" svg:x="8.816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3" xml:id="id25" draw:id="id25" draw:layer="layout" svg:width="4cm" svg:height="0.913cm" svg:x="11.3cm" svg:y="2.987cm">
          <text:p text:style-name="P21"><text:span text:style-name="T11">OC: Rich. regol. formale</text:span><text:span text:style-name="T11"><text:line-break/></text:span><text:span text:style-name="T13">DC10_REG</text:span></text:p>
          <draw:enhanced-geometry svg:viewBox="0 0 21600 21600" draw:type="rectangle" draw:enhanced-path="M 0 0 L 21600 0 21600 21600 0 21600 0 0 Z N"/>
        </draw:custom-shape>
        <draw:custom-shape draw:style-name="gr5" draw:text-style-name="P20" xml:id="id27" draw:id="id27" draw:layer="layout" svg:width="4cm" svg:height="0.557cm" svg:x="7.116cm" svg:y="6.614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6cm" svg:y1="2.784cm" svg:x2="9.116cm" svg:y2="3.143cm" draw:start-shape="id22" draw:start-glue-point="2" draw:end-shape="id23" draw:end-glue-point="4" svg:d="M9116 2784v359" svg:viewBox="0 0 1 360">
          <text:p/>
        </draw:connector>
        <draw:connector draw:style-name="gr11" draw:layer="layout" svg:x1="9.116cm" svg:y1="3.743cm" svg:x2="9.116cm" svg:y2="4.219cm" draw:start-shape="id23" draw:start-glue-point="6" draw:end-shape="id24" draw:end-glue-point="0" svg:d="M9116 3743v476" svg:viewBox="0 0 1 477">
          <text:p/>
        </draw:connector>
        <draw:connector draw:style-name="gr11" draw:layer="layout" svg:x1="9.416cm" svg:y1="3.443cm" svg:x2="11.3cm" svg:y2="3.443cm" draw:start-shape="id23" draw:start-glue-point="7" draw:end-shape="id25" draw:end-glue-point="3" svg:d="M9416 3443h1884" svg:viewBox="0 0 1885 1">
          <text:p/>
        </draw:connector>
        <draw:connector draw:style-name="gr11" draw:layer="layout" svg:x1="9.116cm" svg:y1="4.776cm" svg:x2="9.116cm" svg:y2="5.246cm" draw:start-shape="id24" draw:start-glue-point="2" draw:end-shape="id26" draw:end-glue-point="0" svg:d="M9116 4776v470" svg:viewBox="0 0 1 471">
          <text:p/>
        </draw:connector>
        <draw:connector draw:style-name="gr11" draw:layer="layout" svg:x1="9.116cm" svg:y1="6.159cm" svg:x2="9.116cm" svg:y2="6.614cm" draw:start-shape="id26" draw:start-glue-point="2" draw:end-shape="id27" draw:end-glue-point="0" svg:d="M9116 6159v455" svg:viewBox="0 0 1 456">
          <text:p/>
        </draw:connector>
        <draw:connector draw:style-name="gr11" draw:layer="layout" svg:x1="9.116cm" svg:y1="7.171cm" svg:x2="9.117cm" svg:y2="7.568cm" draw:start-shape="id27" draw:start-glue-point="2" draw:end-shape="id28" draw:end-glue-point="4" svg:d="M9116 7171v198h1v199" svg:viewBox="0 0 2 398">
          <text:p/>
        </draw:connector>
        <draw:custom-shape draw:style-name="gr6" xml:id="id28" draw:id="id28" draw:layer="layout" svg:width="0.6cm" svg:height="0.6cm" svg:x="8.817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30" draw:id="id30" draw:layer="layout" svg:width="4cm" svg:height="0.913cm" svg:x="11.316cm" svg:y="7.412cm">
          <text:p text:style-name="P21"><text:span text:style-name="T11">OC: Richiesta integrazioni</text:span><text:span text:style-name="T11"><text:line-break/></text:span><text:span text:style-name="T13">DC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8.168cm" svg:x2="9.117cm" svg:y2="8.743cm" draw:start-shape="id28" draw:start-glue-point="6" draw:end-shape="id29" draw:end-glue-point="4" svg:d="M9117 8168v575" svg:viewBox="0 0 1 576">
          <text:p/>
        </draw:connector>
        <draw:connector draw:style-name="gr11" draw:layer="layout" svg:x1="9.417cm" svg:y1="7.868cm" svg:x2="11.316cm" svg:y2="7.868cm" draw:start-shape="id28" draw:start-glue-point="7" draw:end-shape="id30" draw:end-glue-point="3" svg:d="M9417 7868h1899" svg:viewBox="0 0 1900 1">
          <text:p/>
        </draw:connector>
        <draw:connector draw:style-name="gr11" draw:layer="layout" svg:x1="16.1cm" svg:y1="8.168cm" svg:x2="14.1cm" svg:y2="9.043cm" draw:start-shape="id31" draw:start-glue-point="6" draw:end-shape="id32" draw:end-glue-point="1" svg:d="M16100 8168v875h-2000" svg:viewBox="0 0 2001 876">
          <text:p/>
        </draw:connector>
        <draw:custom-shape draw:style-name="gr6" xml:id="id31" draw:id="id31" draw:layer="layout" svg:width="0.6cm" svg:height="0.6cm" svg:x="15.8cm" svg:y="7.56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62cm" svg:y="7.1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16cm" svg:y1="7.868cm" svg:x2="15.8cm" svg:y2="7.868cm" draw:start-shape="id30" draw:start-glue-point="1" draw:end-shape="id31" draw:end-glue-point="5" svg:d="M15316 7868h484" svg:viewBox="0 0 485 1">
          <text:p/>
        </draw:connector>
        <draw:connector draw:style-name="gr11" draw:layer="layout" svg:x1="15.3cm" svg:y1="3.443cm" svg:x2="15.8cm" svg:y2="3.443cm" draw:start-shape="id25" draw:start-glue-point="1" draw:end-shape="id33" draw:end-glue-point="5" svg:d="M15300 3443h500" svg:viewBox="0 0 501 1">
          <text:p/>
        </draw:connector>
        <draw:custom-shape draw:style-name="gr6" xml:id="id33" draw:id="id33" draw:layer="layout" svg:width="0.6cm" svg:height="0.6cm" svg:x="15.8cm" svg:y="3.1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6.1cm" svg:y1="3.143cm" svg:x2="11.116cm" svg:y2="2.505cm" draw:start-shape="id33" draw:start-glue-point="4" draw:end-shape="id22" draw:end-glue-point="1" svg:d="M16100 3143v-638h-4984" svg:viewBox="0 0 4985 639">
          <text:p/>
        </draw:connector>
        <draw:frame draw:style-name="gr70" draw:text-style-name="P18" draw:layer="layout" svg:width="3.046cm" svg:height="0.637cm" svg:x="16.2cm" svg:y="2.6cm">
          <draw:text-box>
            <text:p text:style-name="P10"><text:span text:style-name="T6">Regolarizzazione </text:span><text:span text:style-name="T14">≤</text:span><text:span text:style-name="T9">10gg</text:span></text:p>
          </draw:text-box>
        </draw:frame>
        <draw:frame draw:style-name="gr16" draw:text-style-name="P26" draw:layer="layout" svg:width="1.75cm" svg:height="0.637cm" svg:x="9.399cm" svg:y="2.91cm">
          <draw:text-box>
            <text:p text:style-name="P11"><text:span text:style-name="T9">[1] Irregolare</text:span></text:p>
          </draw:text-box>
        </draw:frame>
        <draw:frame draw:style-name="gr71" draw:text-style-name="P18" draw:layer="layout" svg:width="2.196cm" svg:height="0.637cm" svg:x="9.356cm" svg:y="7.323cm">
          <draw:text-box>
            <text:p text:style-name="P10"><text:span text:style-name="T9">[1] Incompleta</text:span></text:p>
          </draw:text-box>
        </draw:frame>
        <draw:connector draw:style-name="gr11" draw:layer="layout" svg:x1="16.1cm" svg:y1="3.743cm" svg:x2="16.1cm" svg:y2="4.301cm" draw:start-shape="id33" draw:start-glue-point="6" draw:end-shape="id34" draw:end-glue-point="4" svg:d="M16100 3743v558" svg:viewBox="0 0 1 559">
          <text:p/>
        </draw:connector>
        <draw:connector draw:style-name="gr11" draw:layer="layout" svg:x1="17.513cm" svg:y1="23.845cm" svg:x2="9.416cm" svg:y2="24.5cm" draw:start-shape="id35" draw:start-glue-point="2" draw:end-shape="id36" draw:end-glue-point="10" svg:d="M17513 23845v655h-8097" svg:viewBox="0 0 8098 656">
          <text:p/>
        </draw:connector>
        <draw:custom-shape draw:style-name="gr7" draw:text-style-name="P22" xml:id="id37" draw:id="id37" draw:layer="layout" svg:width="4cm" svg:height="0.557cm" svg:x="7.116cm" svg:y="10.706cm">
          <text:p text:style-name="P21"><text:span text:style-name="T11">RR: Assegnazione 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1.263cm" svg:x2="9.117cm" svg:y2="11.684cm" draw:start-shape="id37" draw:start-glue-point="2" draw:end-shape="id38" draw:end-glue-point="0" svg:d="M9116 11263v210h1v211" svg:viewBox="0 0 2 422">
          <text:p/>
        </draw:connector>
        <draw:custom-shape draw:style-name="gr72" draw:text-style-name="P27" xml:id="id39" draw:id="id39" draw:layer="layout" svg:width="4cm" svg:height="0.557cm" svg:x="7.117cm" svg:y="13.594cm">
          <text:p text:style-name="P21"><text:span text:style-name="T11">O: Riunione CTR</text:span></text:p>
          <draw:enhanced-geometry svg:viewBox="0 0 21600 21600" draw:type="rectangle" draw:enhanced-path="M 0 0 L 21600 0 21600 21600 0 21600 0 0 Z N"/>
        </draw:custom-shape>
        <draw:custom-shape draw:style-name="gr6" xml:id="id43" draw:id="id43" draw:layer="layout" svg:width="0.6cm" svg:height="0.6cm" svg:x="8.817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44" draw:id="id44" draw:layer="layout" svg:width="4cm" svg:height="0.913cm" svg:x="9.804cm" svg:y="15.345cm">
          <text:p text:style-name="P21"><text:span text:style-name="T11">OR: Preavv. par. contrario</text:span><text:span text:style-name="T11"><text:line-break/></text:span><text:span text:style-name="T13">DR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4.151cm" svg:x2="9.117cm" svg:y2="14.555cm" draw:start-shape="id39" draw:start-glue-point="2" draw:end-shape="id40" draw:end-glue-point="4" svg:d="M9117 14151v404" svg:viewBox="0 0 1 405">
          <text:p/>
        </draw:connector>
        <draw:connector draw:style-name="gr11" draw:layer="layout" svg:x1="9.117cm" svg:y1="18.358cm" svg:x2="9.116cm" svg:y2="19.106cm" draw:start-shape="id41" draw:start-glue-point="2" draw:end-shape="id42" draw:end-glue-point="0" svg:d="M9117 18358v373h-1v375" svg:viewBox="0 0 2 749">
          <text:p/>
        </draw:connector>
        <draw:connector draw:style-name="gr11" draw:layer="layout" svg:x1="9.417cm" svg:y1="15.801cm" svg:x2="9.804cm" svg:y2="15.801cm" draw:start-shape="id43" draw:start-glue-point="7" draw:end-shape="id44" draw:end-glue-point="3" svg:d="M9417 15801h387" svg:viewBox="0 0 388 1">
          <text:p/>
        </draw:connector>
        <draw:custom-shape draw:style-name="gr9" draw:text-style-name="P24" xml:id="id46" draw:id="id46" draw:layer="layout" svg:width="4cm" svg:height="0.557cm" svg:x="12.6cm" svg:y="16.658cm">
          <text:p text:style-name="P21"><text:span text:style-name="T11">Dir/CTR: </text:span><text:span text:style-name="T11">Valutazione</text:span></text:p>
          <draw:enhanced-geometry svg:viewBox="0 0 21600 21600" draw:type="rectangle" draw:enhanced-path="M 0 0 L 21600 0 21600 21600 0 21600 0 0 Z N"/>
        </draw:custom-shape>
        <draw:custom-shape draw:style-name="gr6" xml:id="id40" draw:id="id40" draw:layer="layout" svg:width="0.6cm" svg:height="0.6cm" svg:x="8.817cm" svg:y="14.5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117cm" svg:y1="15.155cm" svg:x2="9.117cm" svg:y2="15.501cm" draw:start-shape="id40" draw:start-glue-point="6" draw:end-shape="id43" draw:end-glue-point="4" svg:d="M9117 15155v346" svg:viewBox="0 0 1 347">
          <text:p/>
        </draw:connector>
        <draw:connector draw:style-name="gr11" draw:layer="layout" draw:line-skew="-0.792cm" svg:x1="8.817cm" svg:y1="14.855cm" svg:x2="7.117cm" svg:y2="11.962cm" draw:start-shape="id40" draw:start-glue-point="5" draw:end-shape="id38" draw:end-glue-point="3" svg:d="M8817 14855h-2717v-2893h1017" svg:viewBox="0 0 2718 2894">
          <text:p/>
        </draw:connector>
        <draw:custom-shape draw:style-name="gr6" xml:id="id45" draw:id="id45" draw:layer="layout" svg:width="0.6cm" svg:height="0.6cm" svg:x="14.3cm" svg:y="15.5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04cm" svg:y1="15.801cm" svg:x2="14.3cm" svg:y2="15.801cm" draw:start-shape="id44" draw:start-glue-point="1" draw:end-shape="id45" draw:end-glue-point="3" svg:d="M13804 15801h496" svg:viewBox="0 0 497 1">
          <text:p/>
        </draw:connector>
        <draw:connector draw:style-name="gr11" draw:layer="layout" svg:x1="14.6cm" svg:y1="16.101cm" svg:x2="14.6cm" svg:y2="16.658cm" draw:start-shape="id45" draw:start-glue-point="6" draw:end-shape="id46" draw:end-glue-point="0" svg:d="M14600 16101v557" svg:viewBox="0 0 1 558">
          <text:p/>
        </draw:connector>
        <draw:frame draw:style-name="gr17" draw:text-style-name="P25" draw:layer="layout" svg:width="0.467cm" svg:height="0.637cm" svg:x="8.504cm" svg:y="15.891cm">
          <draw:text-box>
            <text:p><text:span text:style-name="T9">Ok</text:span></text:p>
          </draw:text-box>
        </draw:frame>
        <draw:frame draw:style-name="gr73" draw:text-style-name="P25" draw:layer="layout" svg:width="2.196cm" svg:height="0.637cm" svg:x="6.728cm" svg:y="14.3cm">
          <draw:text-box>
            <text:p text:style-name="P6"><text:span text:style-name="T9">Approfondimento</text:span></text:p>
          </draw:text-box>
        </draw:frame>
        <draw:custom-shape draw:style-name="gr7" draw:text-style-name="P22" xml:id="id41" draw:id="id41" draw:layer="layout" svg:width="4cm" svg:height="0.913cm" svg:x="7.117cm" svg:y="17.445cm">
          <text:p text:style-name="P21"><text:span text:style-name="T11">O</text:span><text:span text:style-name="T11">R: </text:span><text:span text:style-name="T11">Pa</text:span><text:span text:style-name="T11">rer</text:span><text:span text:style-name="T11">e </text:span><text:span text:style-name="T11">fav</text:span><text:span text:style-name="T11">. </text:span><text:span text:style-name="T11">de</text:span><text:span text:style-name="T11">ro</text:span><text:span text:style-name="T11">ga </text:span><text:span text:style-name="T13">D</text:span><text:span text:style-name="T13">R7</text:span><text:span text:style-name="T13">0_</text:span><text:span text:style-name="T13">FA</text:span><text:span text:style-name="T13">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48" draw:id="id48" draw:layer="layout" svg:width="4cm" svg:height="0.913cm" svg:x="15.5cm" svg:y="17.445cm">
          <text:p text:style-name="P21"><text:span text:style-name="T11">OR: Parere contr. deroga</text:span><text:span text:style-name="T11"><text:line-break/></text:span><text:span text:style-name="T13">DR90_CON</text:span></text:p>
          <draw:enhanced-geometry svg:viewBox="0 0 21600 21600" draw:type="rectangle" draw:enhanced-path="M 0 0 L 21600 0 21600 21600 0 21600 0 0 Z N"/>
        </draw:custom-shape>
        <draw:custom-shape draw:style-name="gr6" xml:id="id47" draw:id="id47" draw:layer="layout" svg:width="0.6cm" svg:height="0.6cm" svg:x="14.3cm" svg:y="17.6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cm" svg:y1="17.215cm" svg:x2="14.6cm" svg:y2="17.601cm" draw:start-shape="id46" draw:start-glue-point="2" draw:end-shape="id47" draw:end-glue-point="4" svg:d="M14600 17215v386" svg:viewBox="0 0 1 387">
          <text:p/>
        </draw:connector>
        <draw:connector draw:style-name="gr11" draw:layer="layout" svg:x1="14.9cm" svg:y1="17.901cm" svg:x2="15.5cm" svg:y2="17.901cm" draw:start-shape="id47" draw:start-glue-point="7" draw:end-shape="id48" draw:end-glue-point="3" svg:d="M14900 17901h600" svg:viewBox="0 0 601 1">
          <text:p/>
        </draw:connector>
        <draw:connector draw:style-name="gr11" draw:layer="layout" svg:x1="14.3cm" svg:y1="17.901cm" svg:x2="11.117cm" svg:y2="17.901cm" draw:start-shape="id47" draw:start-glue-point="5" draw:end-shape="id41" draw:end-glue-point="1" svg:d="M14300 17901h-3183" svg:viewBox="0 0 3184 1">
          <text:p/>
        </draw:connector>
        <draw:connector draw:style-name="gr11" draw:layer="layout" svg:x1="17.5cm" svg:y1="18.358cm" svg:x2="9.116cm" svg:y2="19.106cm" draw:start-shape="id48" draw:start-glue-point="2" draw:end-shape="id42" draw:end-glue-point="0" svg:d="M17500 18358v373h-8384v375" svg:viewBox="0 0 8385 749">
          <text:p/>
        </draw:connector>
        <draw:frame draw:style-name="gr13" draw:text-style-name="P25" draw:layer="layout" svg:width="0.467cm" svg:height="0.637cm" svg:x="13.933cm" svg:y="17.377cm">
          <draw:text-box>
            <text:p><text:span text:style-name="T9">Ok</text:span></text:p>
          </draw:text-box>
        </draw:frame>
        <draw:connector draw:style-name="gr11" draw:layer="layout" svg:x1="9.117cm" svg:y1="16.101cm" svg:x2="9.117cm" svg:y2="17.445cm" draw:start-shape="id43" draw:start-glue-point="6" draw:end-shape="id41" draw:end-glue-point="0" svg:d="M9117 16101v1344" svg:viewBox="0 0 1 1345">
          <text:p/>
        </draw:connector>
        <draw:custom-shape draw:style-name="gr7" draw:text-style-name="P22" xml:id="id49" draw:id="id49" draw:layer="layout" svg:width="4cm" svg:height="0.913cm" svg:x="4.1cm" svg:y="8.587cm">
          <text:p text:style-name="P21"><text:span text:style-name="T11">OC: Parere favorevole</text:span></text:p>
          <text:p text:style-name="P21"><text:span text:style-name="T13">DC40_P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2" draw:id="id32" draw:layer="layout" svg:width="4cm" svg:height="0.913cm" svg:x="10.1cm" svg:y="8.587cm">
          <text:p text:style-name="P21"><text:span text:style-name="T11">OC: Parere contrario</text:span><text:span text:style-name="T11"><text:line-break/></text:span><text:span text:style-name="T13">DC50_PCON</text:span></text:p>
          <draw:enhanced-geometry svg:viewBox="0 0 21600 21600" draw:type="rectangle" draw:enhanced-path="M 0 0 L 21600 0 21600 21600 0 21600 0 0 Z N"/>
        </draw:custom-shape>
        <draw:custom-shape draw:style-name="gr6" xml:id="id29" draw:id="id29" draw:layer="layout" svg:width="0.6cm" svg:height="0.6cm" svg:x="8.817cm" svg:y="8.7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9.417cm" svg:y1="9.043cm" svg:x2="10.1cm" svg:y2="9.043cm" draw:start-shape="id29" draw:start-glue-point="7" draw:end-shape="id32" draw:end-glue-point="3" svg:d="M9417 9043h683" svg:viewBox="0 0 684 1">
          <text:p/>
        </draw:connector>
        <draw:connector draw:style-name="gr11" draw:layer="layout" svg:x1="8.817cm" svg:y1="9.043cm" svg:x2="8.1cm" svg:y2="9.043cm" draw:start-shape="id29" draw:start-glue-point="5" draw:end-shape="id49" draw:end-glue-point="1" svg:d="M8817 9043h-717" svg:viewBox="0 0 718 1">
          <text:p/>
        </draw:connector>
        <draw:connector draw:style-name="gr11" draw:layer="layout" svg:x1="16.1cm" svg:y1="7.568cm" svg:x2="11.116cm" svg:y2="6.892cm" draw:start-shape="id31" draw:start-glue-point="4" draw:end-shape="id27" draw:end-glue-point="1" svg:d="M16100 7568v-676h-4984" svg:viewBox="0 0 4985 677">
          <text:p/>
        </draw:connector>
        <draw:frame draw:style-name="gr18" draw:text-style-name="P25" draw:layer="layout" svg:width="2.538cm" svg:height="0.637cm" svg:x="16.263cm" svg:y="8.001cm">
          <draw:text-box>
            <text:p><text:span text:style-name="T9">No integrazione</text:span></text:p>
          </draw:text-box>
        </draw:frame>
        <draw:custom-shape draw:style-name="gr5" draw:text-style-name="P20" xml:id="id38" draw:id="id38" draw:layer="layout" svg:width="4cm" svg:height="0.557cm" svg:x="7.117cm" svg:y="11.684cm">
          <text:p text:style-name="P19"><text:span text:style-name="T10">AR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2.241cm" svg:x2="9.117cm" svg:y2="12.638cm" draw:start-shape="id38" draw:start-glue-point="2" draw:end-shape="id50" draw:end-glue-point="4" svg:d="M9117 12241v397" svg:viewBox="0 0 1 398">
          <text:p/>
        </draw:connector>
        <draw:custom-shape draw:style-name="gr6" xml:id="id50" draw:id="id50" draw:layer="layout" svg:width="0.6cm" svg:height="0.6cm" svg:x="8.817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1" draw:id="id51" draw:layer="layout" svg:width="4cm" svg:height="0.913cm" svg:x="11.304cm" svg:y="12.482cm">
          <text:p text:style-name="P21"><text:span text:style-name="T11">OR: Richiesta integrazioni</text:span><text:span text:style-name="T11"><text:line-break/></text:span><text:span text:style-name="T13">DR30_INT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13.238cm" svg:x2="9.117cm" svg:y2="13.594cm" draw:start-shape="id50" draw:start-glue-point="6" draw:end-shape="id39" draw:end-glue-point="0" svg:d="M9117 13238v356" svg:viewBox="0 0 1 357">
          <text:p/>
        </draw:connector>
        <draw:connector draw:style-name="gr11" draw:layer="layout" svg:x1="9.417cm" svg:y1="12.938cm" svg:x2="11.304cm" svg:y2="12.938cm" draw:start-shape="id50" draw:start-glue-point="7" draw:end-shape="id51" draw:end-glue-point="3" svg:d="M9417 12938h1887" svg:viewBox="0 0 1888 1">
          <text:p/>
        </draw:connector>
        <draw:connector draw:style-name="gr11" draw:layer="layout" svg:x1="16.088cm" svg:y1="13.238cm" svg:x2="11.117cm" svg:y2="13.872cm" draw:start-shape="id52" draw:start-glue-point="6" draw:end-shape="id39" draw:end-glue-point="1" svg:d="M16088 13238v634h-4971" svg:viewBox="0 0 4972 635">
          <text:p/>
        </draw:connector>
        <draw:custom-shape draw:style-name="gr6" xml:id="id52" draw:id="id52" draw:layer="layout" svg:width="0.6cm" svg:height="0.6cm" svg:x="15.788cm" svg:y="12.6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25" draw:layer="layout" svg:width="2.538cm" svg:height="0.637cm" svg:x="16.25cm" svg:y="12.17cm">
          <draw:text-box>
            <text:p><text:span text:style-name="T6">Integrazione </text:span><text:span text:style-name="T14">≤</text:span><text:span text:style-name="T9">30gg</text:span></text:p>
          </draw:text-box>
        </draw:frame>
        <draw:connector draw:style-name="gr11" draw:layer="layout" svg:x1="15.304cm" svg:y1="12.938cm" svg:x2="15.788cm" svg:y2="12.938cm" draw:start-shape="id51" draw:start-glue-point="1" draw:end-shape="id52" draw:end-glue-point="5" svg:d="M15304 12938h484" svg:viewBox="0 0 485 1">
          <text:p/>
        </draw:connector>
        <draw:frame draw:style-name="gr74" draw:text-style-name="P18" draw:layer="layout" svg:width="2.196cm" svg:height="0.637cm" svg:x="9.344cm" svg:y="12.393cm">
          <draw:text-box>
            <text:p text:style-name="P10"><text:span text:style-name="T9">[1] Incompleta</text:span></text:p>
          </draw:text-box>
        </draw:frame>
        <draw:connector draw:style-name="gr11" draw:layer="layout" svg:x1="16.088cm" svg:y1="12.638cm" svg:x2="11.117cm" svg:y2="11.962cm" draw:start-shape="id52" draw:start-glue-point="4" draw:end-shape="id38" draw:end-glue-point="1" svg:d="M16088 12638v-676h-4971" svg:viewBox="0 0 4972 677">
          <text:p/>
        </draw:connector>
        <draw:frame draw:style-name="gr18" draw:text-style-name="P25" draw:layer="layout" svg:width="2.538cm" svg:height="0.637cm" svg:x="16.251cm" svg:y="13.071cm">
          <draw:text-box>
            <text:p><text:span text:style-name="T9">No integrazione</text:span></text:p>
          </draw:text-box>
        </draw:frame>
        <draw:connector draw:style-name="gr11" draw:layer="layout" svg:x1="14.9cm" svg:y1="15.801cm" svg:x2="17.5cm" svg:y2="17.445cm" draw:start-shape="id45" draw:start-glue-point="7" draw:end-shape="id48" draw:end-glue-point="0" svg:d="M14900 15801h2600v1644" svg:viewBox="0 0 2601 1645">
          <text:p/>
        </draw:connector>
        <draw:frame draw:style-name="gr17" draw:text-style-name="P25" draw:layer="layout" svg:width="0.467cm" svg:height="0.637cm" svg:x="8.4cm" svg:y="8.5cm">
          <draw:text-box>
            <text:p><text:span text:style-name="T9">Ok</text:span></text:p>
          </draw:text-box>
        </draw:frame>
        <draw:frame draw:style-name="gr17" draw:text-style-name="P25" draw:layer="layout" svg:width="0.467cm" svg:height="0.637cm" svg:x="8.506cm" svg:y="3.536cm">
          <draw:text-box>
            <text:p><text:span text:style-name="T9">Ok</text:span></text:p>
          </draw:text-box>
        </draw:frame>
        <draw:frame draw:style-name="gr20" draw:text-style-name="P25" draw:layer="layout" svg:width="2.572cm" svg:height="0.637cm" svg:x="14.981cm" svg:y="15.322cm">
          <draw:text-box>
            <text:p><text:span text:style-name="T9">No controdeduzioni</text:span></text:p>
          </draw:text-box>
        </draw:frame>
        <draw:frame draw:style-name="gr75" draw:text-style-name="P25" draw:layer="layout" svg:width="3.596cm" svg:height="0.963cm" svg:x="1.148cm" svg:y="9.9cm">
          <draw:text-box>
            <text:p><text:span text:style-name="T15">Presso la</text:span><text:span text:style-name="T15"><text:line-break/></text:span><text:span text:style-name="T15">Direzione regionale</text:span></text:p>
          </draw:text-box>
        </draw:frame>
        <draw:frame draw:style-name="gr76" draw:text-style-name="P25" draw:layer="layout" svg:width="4.527cm" svg:height="0.9cm" svg:x="2.451cm" svg:y="6.623cm">
          <draw:text-box>
            <text:p><text:span text:style-name="T9">Il Comando si esprime sulla deroga.</text:span></text:p>
            <text:p><text:span text:style-name="T9">Se si ritiene non dovuta,</text:span><text:span text:style-name="T9"><text:line-break/></text:span><text:span text:style-name="T9">si esprime parere è contrario.</text:span></text:p>
            <text:p><text:span text:style-name="T9"/></text:p>
          </draw:text-box>
        </draw:frame>
        <draw:custom-shape draw:style-name="gr5" draw:text-style-name="P20" xml:id="id56" draw:id="id56" draw:layer="layout" svg:width="4cm" svg:height="0.557cm" svg:x="7.117cm" svg:y="20.043cm">
          <text:p text:style-name="P19"><text:span text:style-name="T10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6.1cm" svg:y1="9.5cm" svg:x2="7.116cm" svg:y2="10.084cm" draw:start-shape="id49" draw:start-glue-point="2" draw:end-shape="id53" draw:end-glue-point="3" svg:d="M6100 9500v584h1016" svg:viewBox="0 0 1017 585">
          <text:p/>
        </draw:connector>
        <draw:connector draw:style-name="gr11" draw:layer="layout" svg:x1="12.1cm" svg:y1="9.5cm" svg:x2="11.116cm" svg:y2="10.084cm" draw:start-shape="id32" draw:start-glue-point="2" draw:end-shape="id53" draw:end-glue-point="1" svg:d="M12100 9500v584h-984" svg:viewBox="0 0 985 585">
          <text:p/>
        </draw:connector>
        <draw:custom-shape draw:style-name="gr6" xml:id="id54" draw:id="id54" draw:layer="layout" svg:width="0.6cm" svg:height="0.6cm" svg:x="8.818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4" xml:id="id55" draw:id="id55" draw:layer="layout" svg:width="4cm" svg:height="0.913cm" svg:x="9.817cm" svg:y="20.832cm">
          <text:p text:style-name="P21"><text:span text:style-name="T11">OC: Preavv. par. contrario</text:span><text:span text:style-name="T11"><text:line-break/></text:span><text:span text:style-name="T13">DC80_PR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418cm" svg:y1="21.288cm" svg:x2="9.817cm" svg:y2="21.288cm" draw:start-shape="id54" draw:start-glue-point="7" draw:end-shape="id55" draw:end-glue-point="3" svg:d="M9418 21288h399" svg:viewBox="0 0 400 1">
          <text:p/>
        </draw:connector>
        <draw:custom-shape draw:style-name="gr9" draw:text-style-name="P24" xml:id="id58" draw:id="id58" draw:layer="layout" svg:width="4cm" svg:height="0.557cm" svg:x="12.613cm" svg:y="22.145cm">
          <text:p text:style-name="P21"><text:span text:style-name="T11">AC: Valutazione</text:span></text:p>
          <draw:enhanced-geometry svg:viewBox="0 0 21600 21600" draw:type="rectangle" draw:enhanced-path="M 0 0 L 21600 0 21600 21600 0 21600 0 0 Z N"/>
        </draw:custom-shape>
        <draw:connector draw:style-name="gr11" draw:layer="layout" svg:x1="9.117cm" svg:y1="20.6cm" svg:x2="9.118cm" svg:y2="20.988cm" draw:start-shape="id56" draw:start-glue-point="2" draw:end-shape="id54" draw:end-glue-point="4" svg:d="M9117 20600v194h1v194" svg:viewBox="0 0 2 389">
          <text:p/>
        </draw:connector>
        <draw:custom-shape draw:style-name="gr6" xml:id="id57" draw:id="id57" draw:layer="layout" svg:width="0.6cm" svg:height="0.6cm" svg:x="14.313cm" svg:y="20.9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3.817cm" svg:y1="21.288cm" svg:x2="14.313cm" svg:y2="21.288cm" draw:start-shape="id55" draw:start-glue-point="1" draw:end-shape="id57" draw:end-glue-point="3" svg:d="M13817 21288h496" svg:viewBox="0 0 497 1">
          <text:p/>
        </draw:connector>
        <draw:connector draw:style-name="gr11" draw:layer="layout" svg:x1="14.613cm" svg:y1="21.588cm" svg:x2="14.613cm" svg:y2="22.145cm" draw:start-shape="id57" draw:start-glue-point="6" draw:end-shape="id58" draw:end-glue-point="0" svg:d="M14613 21588v557" svg:viewBox="0 0 1 558">
          <text:p/>
        </draw:connector>
        <draw:frame draw:style-name="gr17" draw:text-style-name="P25" draw:layer="layout" svg:width="0.467cm" svg:height="0.637cm" svg:x="8.517cm" svg:y="21.378cm">
          <draw:text-box>
            <text:p><text:span text:style-name="T9">Ok</text:span></text:p>
          </draw:text-box>
        </draw:frame>
        <draw:custom-shape draw:style-name="gr7" draw:text-style-name="P22" xml:id="id60" draw:id="id60" draw:layer="layout" svg:width="4cm" svg:height="0.913cm" svg:x="7.117cm" svg:y="22.932cm">
          <text:p text:style-name="P21"><text:span text:style-name="T11">OC: Parere fav. progetto </text:span><text:span text:style-name="T13">DC70_FAV</text:span></text:p>
          <draw:enhanced-geometry svg:viewBox="0 0 21600 21600" draw:type="rectangle" draw:enhanced-path="M 0 0 L 21600 0 21600 21600 0 21600 0 0 Z N"/>
        </draw:custom-shape>
        <draw:custom-shape draw:style-name="gr8" draw:text-style-name="P23" xml:id="id35" draw:id="id35" draw:layer="layout" svg:width="4cm" svg:height="0.913cm" svg:x="15.513cm" svg:y="22.932cm">
          <text:p text:style-name="P21"><text:span text:style-name="T11">OC: Parere contr. progetto</text:span><text:span text:style-name="T11"><text:line-break/></text:span><text:span text:style-name="T13">DC90_CON</text:span></text:p>
          <draw:enhanced-geometry svg:viewBox="0 0 21600 21600" draw:type="rectangle" draw:enhanced-path="M 0 0 L 21600 0 21600 21600 0 21600 0 0 Z N"/>
        </draw:custom-shape>
        <draw:custom-shape draw:style-name="gr6" xml:id="id59" draw:id="id59" draw:layer="layout" svg:width="0.6cm" svg:height="0.6cm" svg:x="14.313cm" svg:y="23.0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4.613cm" svg:y1="22.702cm" svg:x2="14.613cm" svg:y2="23.088cm" draw:start-shape="id58" draw:start-glue-point="2" draw:end-shape="id59" draw:end-glue-point="4" svg:d="M14613 22702v386" svg:viewBox="0 0 1 387">
          <text:p/>
        </draw:connector>
        <draw:connector draw:style-name="gr11" draw:layer="layout" svg:x1="14.913cm" svg:y1="23.388cm" svg:x2="15.513cm" svg:y2="23.388cm" draw:start-shape="id59" draw:start-glue-point="7" draw:end-shape="id35" draw:end-glue-point="3" svg:d="M14913 23388h600" svg:viewBox="0 0 601 1">
          <text:p/>
        </draw:connector>
        <draw:connector draw:style-name="gr11" draw:layer="layout" svg:x1="14.313cm" svg:y1="23.388cm" svg:x2="11.117cm" svg:y2="23.388cm" draw:start-shape="id59" draw:start-glue-point="5" draw:end-shape="id60" draw:end-glue-point="1" svg:d="M14313 23388h-3196" svg:viewBox="0 0 3197 1">
          <text:p/>
        </draw:connector>
        <draw:frame draw:style-name="gr13" draw:text-style-name="P25" draw:layer="layout" svg:width="0.467cm" svg:height="0.637cm" svg:x="13.946cm" svg:y="22.864cm">
          <draw:text-box>
            <text:p><text:span text:style-name="T9">Ok</text:span></text:p>
          </draw:text-box>
        </draw:frame>
        <draw:connector draw:style-name="gr11" draw:layer="layout" svg:x1="9.118cm" svg:y1="21.588cm" svg:x2="9.117cm" svg:y2="22.932cm" draw:start-shape="id54" draw:start-glue-point="6" draw:end-shape="id60" draw:end-glue-point="0" svg:d="M9118 21588v672h-1v672" svg:viewBox="0 0 2 1345">
          <text:p/>
        </draw:connector>
        <draw:connector draw:style-name="gr11" draw:layer="layout" svg:x1="14.913cm" svg:y1="21.288cm" svg:x2="17.513cm" svg:y2="22.932cm" draw:start-shape="id57" draw:start-glue-point="7" draw:end-shape="id35" draw:end-glue-point="0" svg:d="M14913 21288h2600v1644" svg:viewBox="0 0 2601 1645">
          <text:p/>
        </draw:connector>
        <draw:frame draw:style-name="gr20" draw:text-style-name="P25" draw:layer="layout" svg:width="2.572cm" svg:height="0.637cm" svg:x="14.994cm" svg:y="20.809cm">
          <draw:text-box>
            <text:p><text:span text:style-name="T9">No controdeduzioni</text:span></text:p>
          </draw:text-box>
        </draw:frame>
        <draw:custom-shape draw:style-name="gr72" draw:text-style-name="P27" xml:id="id61" draw:id="id61" draw:layer="layout" svg:width="4cm" svg:height="0.913cm" svg:x="2.8cm" svg:y="22.932cm">
          <text:p text:style-name="P21"><text:span text:style-name="T11">OC: Parere non dovuto </text:span><text:span text:style-name="T13">DC60_NDO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818cm" svg:y1="21.288cm" svg:x2="4.8cm" svg:y2="22.932cm" draw:start-shape="id54" draw:start-glue-point="5" draw:end-shape="id61" draw:end-glue-point="0" svg:d="M8818 21288h-4018v1644" svg:viewBox="0 0 4019 1645">
          <text:p/>
        </draw:connector>
        <draw:frame draw:style-name="gr77" draw:text-style-name="P25" draw:layer="layout" svg:width="3.596cm" svg:height="0.637cm" svg:x="5.146cm" svg:y="20.779cm">
          <draw:text-box>
            <text:p><text:span text:style-name="T9">Attività cat. A o non soggetta</text:span></text:p>
          </draw:text-box>
        </draw:frame>
        <draw:frame draw:style-name="gr78" draw:text-style-name="P25" draw:layer="layout" svg:width="3.389cm" svg:height="0.637cm" svg:x="10.411cm" svg:y="14.6cm">
          <draw:text-box>
            <text:p><text:span text:style-name="T9">Se deroga non necessaria,</text:span></text:p>
            <text:p><text:span text:style-name="T9">il parere è contrario</text:span></text:p>
          </draw:text-box>
        </draw:frame>
        <draw:g draw:name="start-event-message_8">
          <draw:path draw:style-name="gr79" draw:text-style-name="P12" draw:layer="layout" svg:width="0.599cm" svg:height="0.599cm" svg:x="16.3cm" svg:y="2.162cm" svg:viewBox="0 0 600 600" svg:d="M600 300c0-166-135-300-301-300-165 0-299 134-299 300s134 300 299 300c166 0 301-134 301-300z">
            <text:p/>
          </draw:path>
          <draw:custom-shape draw:style-name="gr80" draw:text-style-name="P13" draw:layer="layout" svg:width="0.36cm" svg:height="0.24cm" svg:x="16.42cm" svg:y="2.338cm">
            <text:p/>
            <draw:enhanced-geometry svg:viewBox="0 0 21600 21600" draw:type="rectangle" draw:enhanced-path="M 0 0 L 21600 0 21600 21600 0 21600 0 0 Z N"/>
          </draw:custom-shape>
          <draw:polygon draw:style-name="gr81" draw:text-style-name="P13" draw:layer="layout" svg:width="0.359cm" svg:height="0.089cm" svg:x="16.42cm" svg:y="2.338cm" svg:viewBox="0 0 360 90" draw:points="0,0 180,90 360,0">
            <text:p/>
          </draw:polygon>
        </draw:g>
        <draw:g draw:name="start-event-message_9">
          <draw:path draw:style-name="gr82" draw:text-style-name="P12" draw:layer="layout" svg:width="0.599cm" svg:height="0.599cm" svg:x="16.301cm" svg:y="6.662cm" svg:viewBox="0 0 600 600" svg:d="M600 300c0-166-135-300-301-300-165 0-299 134-299 300s134 300 299 300c166 0 301-134 301-300z">
            <text:p/>
          </draw:path>
          <draw:custom-shape draw:style-name="gr83" draw:text-style-name="P13" draw:layer="layout" svg:width="0.36cm" svg:height="0.24cm" svg:x="16.421cm" svg:y="6.838cm">
            <text:p/>
            <draw:enhanced-geometry svg:viewBox="0 0 21600 21600" draw:type="rectangle" draw:enhanced-path="M 0 0 L 21600 0 21600 21600 0 21600 0 0 Z N"/>
          </draw:custom-shape>
          <draw:polygon draw:style-name="gr84" draw:text-style-name="P13" draw:layer="layout" svg:width="0.359cm" svg:height="0.089cm" svg:x="16.421cm" svg:y="6.838cm" svg:viewBox="0 0 360 90" draw:points="0,0 180,90 360,0">
            <text:p/>
          </draw:polygon>
        </draw:g>
        <draw:g draw:name="start-event-message_10">
          <draw:path draw:style-name="gr85" draw:text-style-name="P12" draw:layer="layout" svg:width="0.599cm" svg:height="0.599cm" svg:x="16.301cm" svg:y="11.7cm" svg:viewBox="0 0 600 600" svg:d="M600 300c0-166-135-300-301-300-165 0-299 134-299 300s134 300 299 300c166 0 301-134 301-300z">
            <text:p/>
          </draw:path>
          <draw:custom-shape draw:style-name="gr86" draw:text-style-name="P13" draw:layer="layout" svg:width="0.36cm" svg:height="0.24cm" svg:x="16.421cm" svg:y="11.876cm">
            <text:p/>
            <draw:enhanced-geometry svg:viewBox="0 0 21600 21600" draw:type="rectangle" draw:enhanced-path="M 0 0 L 21600 0 21600 21600 0 21600 0 0 Z N"/>
          </draw:custom-shape>
          <draw:polygon draw:style-name="gr87" draw:text-style-name="P13" draw:layer="layout" svg:width="0.359cm" svg:height="0.089cm" svg:x="16.421cm" svg:y="11.876cm" svg:viewBox="0 0 360 90" draw:points="0,0 180,90 360,0">
            <text:p/>
          </draw:polygon>
        </draw:g>
        <draw:g>
          <draw:frame draw:style-name="gr88" draw:text-style-name="P6" draw:layer="layout" svg:width="2.031cm" svg:height="0.637cm" svg:x="15.469cm" svg:y="15.958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89" draw:text-style-name="P12" draw:layer="layout" svg:width="0.599cm" svg:height="0.599cm" svg:x="14.8cm" svg:y="15.958cm" svg:viewBox="0 0 600 600" svg:d="M600 300c0-166-135-300-301-300-165 0-299 134-299 300s134 300 299 300c166 0 301-134 301-300z">
              <text:p/>
            </draw:path>
            <draw:custom-shape draw:style-name="gr90" draw:text-style-name="P13" draw:layer="layout" svg:width="0.36cm" svg:height="0.24cm" svg:x="14.92cm" svg:y="16.134cm">
              <text:p/>
              <draw:enhanced-geometry svg:viewBox="0 0 21600 21600" draw:type="rectangle" draw:enhanced-path="M 0 0 L 21600 0 21600 21600 0 21600 0 0 Z N"/>
            </draw:custom-shape>
            <draw:polygon draw:style-name="gr91" draw:text-style-name="P13" draw:layer="layout" svg:width="0.359cm" svg:height="0.089cm" svg:x="14.92cm" svg:y="16.134cm" svg:viewBox="0 0 360 90" draw:points="0,0 180,90 360,0">
              <text:p/>
            </draw:polygon>
          </draw:g>
        </draw:g>
        <draw:g>
          <draw:frame draw:style-name="gr88" draw:text-style-name="P6" draw:layer="layout" svg:width="2.031cm" svg:height="0.637cm" svg:x="15.462cm" svg:y="21.436cm">
            <draw:text-box>
              <text:p><text:span text:style-name="T6">Controd.</text:span><text:span text:style-name="T7">≤</text:span>10gg</text:p>
            </draw:text-box>
          </draw:frame>
          <draw:g draw:name="start-event-message_7">
            <draw:path draw:style-name="gr92" draw:text-style-name="P12" draw:layer="layout" svg:width="0.599cm" svg:height="0.599cm" svg:x="14.793cm" svg:y="21.436cm" svg:viewBox="0 0 600 600" svg:d="M600 300c0-166-135-300-301-300-165 0-299 134-299 300s134 300 299 300c166 0 301-134 301-300z">
              <text:p/>
            </draw:path>
            <draw:custom-shape draw:style-name="gr93" draw:text-style-name="P13" draw:layer="layout" svg:width="0.36cm" svg:height="0.24cm" svg:x="14.913cm" svg:y="21.612cm">
              <text:p/>
              <draw:enhanced-geometry svg:viewBox="0 0 21600 21600" draw:type="rectangle" draw:enhanced-path="M 0 0 L 21600 0 21600 21600 0 21600 0 0 Z N"/>
            </draw:custom-shape>
            <draw:polygon draw:style-name="gr94" draw:text-style-name="P13" draw:layer="layout" svg:width="0.359cm" svg:height="0.089cm" svg:x="14.913cm" svg:y="21.612cm" svg:viewBox="0 0 360 90" draw:points="0,0 180,90 360,0">
              <text:p/>
            </draw:polygon>
          </draw:g>
        </draw:g>
        <draw:g>
          <draw:frame draw:style-name="gr95" draw:text-style-name="P6" draw:layer="layout" svg:width="3.531cm" svg:height="0.637cm" svg:x="10.188cm" svg:y="1.144cm">
            <draw:text-box>
              <text:p>Istanza</text:p>
            </draw:text-box>
          </draw:frame>
          <draw:g draw:name="start-event-message_7">
            <draw:path draw:style-name="gr96" draw:text-style-name="P12" draw:layer="layout" svg:width="0.599cm" svg:height="0.599cm" svg:x="9.519cm" svg:y="1.144cm" svg:viewBox="0 0 600 600" svg:d="M600 300c0-166-135-300-301-300-165 0-299 134-299 300s134 300 299 300c166 0 301-134 301-300z">
              <text:p/>
            </draw:path>
            <draw:custom-shape draw:style-name="gr97" draw:text-style-name="P13" draw:layer="layout" svg:width="0.36cm" svg:height="0.24cm" svg:x="9.639cm" svg:y="1.32cm">
              <text:p/>
              <draw:enhanced-geometry svg:viewBox="0 0 21600 21600" draw:type="rectangle" draw:enhanced-path="M 0 0 L 21600 0 21600 21600 0 21600 0 0 Z N"/>
            </draw:custom-shape>
            <draw:polygon draw:style-name="gr98" draw:text-style-name="P13" draw:layer="layout" svg:width="0.359cm" svg:height="0.089cm" svg:x="9.639cm" svg:y="1.32cm" svg:viewBox="0 0 360 90" draw:points="0,0 180,90 360,0">
              <text:p/>
            </draw:polygon>
          </draw:g>
        </draw:g>
        <draw:g>
          <draw:g draw:name="start-event-timer">
            <draw:path draw:style-name="gr99" draw:text-style-name="P14" draw:layer="layout" svg:width="0.599cm" svg:height="0.599cm" svg:x="6.2cm" svg:y="3.618cm" svg:viewBox="0 0 600 600" svg:d="M600 300c0-165-135-300-301-300-165 0-299 135-299 300 0 166 134 300 299 300 166 0 301-134 301-300z">
              <text:p/>
            </draw:path>
            <draw:g>
              <draw:path draw:style-name="gr100" draw:text-style-name="P14" draw:layer="layout" svg:width="0.431cm" svg:height="0.431cm" svg:x="6.284cm" svg:y="3.702cm" svg:viewBox="0 0 432 432" svg:d="M432 216c0-119-97-216-216-216s-216 97-216 216c0 120 97 216 216 216s216-96 216-216z">
                <text:p/>
              </draw:path>
              <draw:line draw:style-name="gr101" draw:text-style-name="P14" draw:layer="layout" svg:x1="6.68cm" svg:y1="3.911cm" svg:x2="6.71cm" svg:y2="3.911cm">
                <text:p/>
              </draw:line>
              <draw:polyline draw:style-name="gr102" draw:text-style-name="P14" draw:layer="layout" svg:width="0.122cm" svg:height="0.238cm" svg:x="6.497cm" svg:y="3.732cm" svg:viewBox="0 0 123 239" draw:points="63,0 0,186 123,239">
                <text:p/>
              </draw:polyline>
              <draw:line draw:style-name="gr103" draw:text-style-name="P14" draw:layer="layout" svg:x1="6.29cm" svg:y1="3.911cm" svg:x2="6.32cm" svg:y2="3.911cm">
                <text:p/>
              </draw:line>
              <draw:line draw:style-name="gr104" draw:text-style-name="P14" draw:layer="layout" svg:x1="6.5cm" svg:y1="4.134cm" svg:x2="6.5cm" svg:y2="4.104cm">
                <text:p/>
              </draw:line>
              <draw:line draw:style-name="gr105" draw:text-style-name="P14" draw:layer="layout" svg:x1="6.5cm" svg:y1="3.732cm" svg:x2="6.5cm" svg:y2="3.702cm">
                <text:p/>
              </draw:line>
            </draw:g>
          </draw:g>
          <draw:frame draw:style-name="gr41" draw:text-style-name="P6" draw:layer="layout" svg:width="3.046cm" svg:height="0.637cm" svg:x="6.868cm" svg:y="3.6cm">
            <draw:text-box>
              <text:p text:style-name="P10">Avvio</text:p>
            </draw:text-box>
          </draw:frame>
        </draw:g>
        <draw:g>
          <draw:g draw:name="start-event-timer">
            <draw:path draw:style-name="gr106" draw:text-style-name="P14" draw:layer="layout" svg:width="0.599cm" svg:height="0.599cm" svg:x="2.586cm" svg:y="8.737cm" svg:viewBox="0 0 600 600" svg:d="M600 300c0-165-135-300-301-300-165 0-299 135-299 300 0 166 134 300 299 300 166 0 301-134 301-300z">
              <text:p/>
            </draw:path>
            <draw:g>
              <draw:path draw:style-name="gr107" draw:text-style-name="P14" draw:layer="layout" svg:width="0.431cm" svg:height="0.431cm" svg:x="2.67cm" svg:y="8.821cm" svg:viewBox="0 0 432 432" svg:d="M432 216c0-119-97-216-216-216s-216 97-216 216c0 120 97 216 216 216s216-96 216-216z">
                <text:p/>
              </draw:path>
              <draw:line draw:style-name="gr108" draw:text-style-name="P14" draw:layer="layout" svg:x1="3.066cm" svg:y1="9.03cm" svg:x2="3.096cm" svg:y2="9.03cm">
                <text:p/>
              </draw:line>
              <draw:polyline draw:style-name="gr109" draw:text-style-name="P14" draw:layer="layout" svg:width="0.122cm" svg:height="0.238cm" svg:x="2.883cm" svg:y="8.851cm" svg:viewBox="0 0 123 239" draw:points="63,0 0,186 123,239">
                <text:p/>
              </draw:polyline>
              <draw:line draw:style-name="gr110" draw:text-style-name="P14" draw:layer="layout" svg:x1="2.676cm" svg:y1="9.03cm" svg:x2="2.706cm" svg:y2="9.03cm">
                <text:p/>
              </draw:line>
              <draw:line draw:style-name="gr111" draw:text-style-name="P14" draw:layer="layout" svg:x1="2.886cm" svg:y1="9.253cm" svg:x2="2.886cm" svg:y2="9.223cm">
                <text:p/>
              </draw:line>
              <draw:line draw:style-name="gr112" draw:text-style-name="P14" draw:layer="layout" svg:x1="2.886cm" svg:y1="8.851cm" svg:x2="2.886cm" svg:y2="8.821cm">
                <text:p/>
              </draw:line>
            </draw:g>
          </draw:g>
          <draw:frame draw:style-name="gr41" draw:text-style-name="P6" draw:layer="layout" svg:width="3.046cm" svg:height="0.637cm" svg:x="3.254cm" svg:y="8.719cm">
            <draw:text-box>
              <text:p text:style-name="P10">30gg</text:p>
            </draw:text-box>
          </draw:frame>
        </draw:g>
        <draw:g>
          <draw:g draw:name="start-event-timer">
            <draw:path draw:style-name="gr113" draw:text-style-name="P14" draw:layer="layout" svg:width="0.599cm" svg:height="0.599cm" svg:x="5.586cm" svg:y="17.61cm" svg:viewBox="0 0 600 600" svg:d="M600 300c0-165-135-300-301-300-165 0-299 135-299 300 0 166 134 300 299 300 166 0 301-134 301-300z">
              <text:p/>
            </draw:path>
            <draw:g>
              <draw:path draw:style-name="gr114" draw:text-style-name="P14" draw:layer="layout" svg:width="0.431cm" svg:height="0.431cm" svg:x="5.67cm" svg:y="17.694cm" svg:viewBox="0 0 432 432" svg:d="M432 216c0-119-97-216-216-216s-216 97-216 216c0 120 97 216 216 216s216-96 216-216z">
                <text:p/>
              </draw:path>
              <draw:line draw:style-name="gr115" draw:text-style-name="P14" draw:layer="layout" svg:x1="6.066cm" svg:y1="17.903cm" svg:x2="6.096cm" svg:y2="17.903cm">
                <text:p/>
              </draw:line>
              <draw:polyline draw:style-name="gr116" draw:text-style-name="P14" draw:layer="layout" svg:width="0.122cm" svg:height="0.238cm" svg:x="5.883cm" svg:y="17.724cm" svg:viewBox="0 0 123 239" draw:points="63,0 0,186 123,239">
                <text:p/>
              </draw:polyline>
              <draw:line draw:style-name="gr117" draw:text-style-name="P14" draw:layer="layout" svg:x1="5.676cm" svg:y1="17.903cm" svg:x2="5.706cm" svg:y2="17.903cm">
                <text:p/>
              </draw:line>
              <draw:line draw:style-name="gr118" draw:text-style-name="P14" draw:layer="layout" svg:x1="5.886cm" svg:y1="18.126cm" svg:x2="5.886cm" svg:y2="18.096cm">
                <text:p/>
              </draw:line>
              <draw:line draw:style-name="gr119" draw:text-style-name="P14" draw:layer="layout" svg:x1="5.886cm" svg:y1="17.724cm" svg:x2="5.886cm" svg:y2="17.694cm">
                <text:p/>
              </draw:line>
            </draw:g>
          </draw:g>
          <draw:frame draw:style-name="gr41" draw:text-style-name="P6" draw:layer="layout" svg:width="3.046cm" svg:height="0.637cm" svg:x="6.254cm" svg:y="17.592cm">
            <draw:text-box>
              <text:p text:style-name="P10">60gg</text:p>
            </draw:text-box>
          </draw:frame>
        </draw:g>
        <draw:custom-shape draw:style-name="gr10" xml:id="id36" draw:id="id36" draw:layer="layout" svg:width="0.6cm" svg:height="0.6cm" svg:x="8.816cm" svg:y="24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9.117cm" svg:y1="23.845cm" svg:x2="9.116cm" svg:y2="24.2cm" draw:start-shape="id60" draw:start-glue-point="2" draw:end-shape="id36" draw:end-glue-point="4" svg:d="M9117 23845v177h-1v178" svg:viewBox="0 0 2 356">
          <text:p/>
        </draw:connector>
        <draw:connector draw:style-name="gr11" draw:layer="layout" svg:x1="4.8cm" svg:y1="23.845cm" svg:x2="8.816cm" svg:y2="24.5cm" draw:start-shape="id61" draw:start-glue-point="2" draw:end-shape="id36" draw:end-glue-point="6" svg:d="M4800 23845v655h4016" svg:viewBox="0 0 4017 656">
          <text:p/>
        </draw:connector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20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21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22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23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24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25" draw:text-style-name="P14" draw:layer="layout" svg:x1="6.454cm" svg:y1="28.282cm" svg:x2="6.484cm" svg:y2="28.282cm">
                <text:p/>
              </draw:line>
              <draw:polyline draw:style-name="gr126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27" draw:text-style-name="P14" draw:layer="layout" svg:x1="6.064cm" svg:y1="28.282cm" svg:x2="6.094cm" svg:y2="28.282cm">
                <text:p/>
              </draw:line>
              <draw:line draw:style-name="gr128" draw:text-style-name="P14" draw:layer="layout" svg:x1="6.274cm" svg:y1="28.505cm" svg:x2="6.274cm" svg:y2="28.475cm">
                <text:p/>
              </draw:line>
              <draw:line draw:style-name="gr129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7" draw:text-style-name="P22" xml:id="id53" draw:id="id53" draw:layer="layout" svg:width="4cm" svg:height="0.557cm" svg:x="7.116cm" svg:y="9.806cm">
          <text:p text:style-name="P21"><text:span text:style-name="T11">OR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0.363cm" svg:x2="9.116cm" svg:y2="10.706cm" draw:start-shape="id53" draw:start-glue-point="2" draw:end-shape="id37" draw:end-glue-point="0" svg:d="M9116 10363v343" svg:viewBox="0 0 1 344">
          <text:p/>
        </draw:connector>
        <draw:custom-shape draw:style-name="gr7" draw:text-style-name="P22" xml:id="id42" draw:id="id42" draw:layer="layout" svg:width="4cm" svg:height="0.557cm" svg:x="7.116cm" svg:y="19.106cm">
          <text:p text:style-name="P21"><text:span text:style-name="T11">OC: Acquisizi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9.116cm" svg:y1="19.663cm" svg:x2="9.117cm" svg:y2="20.043cm" draw:start-shape="id42" draw:start-glue-point="2" draw:end-shape="id56" draw:end-glue-point="0" svg:d="M9116 19663v189h1v191" svg:viewBox="0 0 2 381">
          <text:p/>
        </draw:connector>
        <draw:custom-shape draw:style-name="gr3" draw:text-style-name="P3" draw:layer="layout" svg:width="1.7cm" svg:height="1.669cm" svg:x="9.3cm" svg:y="27.031cm">
          <text:p text:style-name="P3"><text:span text:style-name="T16">DC</text:span><text:span text:style-name="T16"><text:line-break/></text:span><text:span text:style-name="T16">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25" draw:layer="layout" svg:width="4.527cm" svg:height="0.6cm" svg:x="2.481cm" svg:y="20.146cm">
          <draw:text-box>
            <text:p><text:span text:style-name="T9">Il Comando si esprime solo sul</text:span><text:span text:style-name="T9"><text:line-break/></text:span><text:span text:style-name="T9">progetto ordinario, se dovuto.</text:span></text:p>
            <text:p><text:span text:style-name="T9"/></text:p>
          </draw:text-box>
        </draw:frame>
      </draw:page>
      <draw:page draw:name="Ricezione SCI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Ricezione SCIA, rinnovo,</text:span><text:span text:style-name="T2"><text:line-break/></text:span><text:span text:style-name="T2">esposto, controllo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xml:id="id71" draw:id="id71" draw:layer="layout" svg:width="0.6cm" svg:height="0.6cm" svg:x="8.125cm" svg:y="21.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3" draw:id="id63" draw:layer="layout" svg:width="4cm" svg:height="0.557cm" svg:x="6.425cm" svg:y="9.777cm">
          <text:p text:style-name="P6">OC: Verifica forma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xml:id="id62" draw:id="id62" draw:layer="layout" svg:width="0.6cm" svg:height="0.6cm" svg:x="8.125cm" svg:y="8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layer="layout" svg:x1="8.425cm" svg:y1="9.45cm" svg:x2="8.425cm" svg:y2="9.777cm" draw:start-shape="id62" draw:start-glue-point="8" draw:end-shape="id63" draw:end-glue-point="0" svg:d="M8425 9450v327" svg:viewBox="0 0 1 328">
          <text:p/>
        </draw:connector>
        <draw:custom-shape draw:style-name="gr7" draw:text-style-name="P7" xml:id="id65" draw:id="id65" draw:layer="layout" svg:width="4cm" svg:height="0.557cm" svg:x="6.425cm" svg:y="11.869cm">
          <text:p text:style-name="P6">RC: Assegnazione AC/O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67" draw:id="id67" draw:layer="layout" svg:width="4cm" svg:height="0.557cm" svg:x="6.425cm" svg:y="13.864cm">
          <text:p text:style-name="P6">AC: Sopralluogo <text:span text:style-name="T1">SO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xml:id="id70" draw:id="id70" draw:layer="layout" svg:width="4cm" svg:height="1.033cm" svg:x="6.425cm" svg:y="20.088cm">
          <text:p text:style-name="P6">OC: Invio VVT/CPI</text:p>
          <text:p text:style-name="P6"><text:span text:style-name="T17">Se per SCIA: </text:span><text:span text:style-name="T18">SC70_VVT</text:span></text:p>
          <text:p text:style-name="P28"><text:span text:style-name="T19">altrimenti: </text:span><text:span text:style-name="T18">SC71_VV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xml:id="id75" draw:id="id75" draw:layer="layout" svg:width="4cm" svg:height="0.913cm" svg:x="12.425cm" svg:y="20.15cm">
          <text:p text:style-name="P28"><text:span text:style-name="T20">OC: Invio SCIA inefficace</text:span></text:p>
          <text:p text:style-name="P28"><text:span text:style-name="T21">SC90_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5cm" svg:y1="10.334cm" svg:x2="8.425cm" svg:y2="10.793cm" draw:start-shape="id63" draw:start-glue-point="2" svg:d="M8425 10334v459" svg:viewBox="0 0 1 460">
          <text:p/>
        </draw:connector>
        <draw:connector draw:style-name="gr11" draw:layer="layout" svg:x1="8.426cm" svg:y1="11.342cm" svg:x2="8.425cm" svg:y2="11.869cm" draw:start-shape="id64" draw:start-glue-point="6" draw:end-shape="id65" draw:end-glue-point="0" svg:d="M8426 11342v264h-1v263" svg:viewBox="0 0 2 528">
          <text:p/>
        </draw:connector>
        <draw:connector draw:style-name="gr11" draw:layer="layout" svg:x1="8.425cm" svg:y1="12.426cm" svg:x2="8.426cm" svg:y2="12.85cm" draw:start-shape="id65" draw:start-glue-point="2" draw:end-shape="id66" draw:end-glue-point="4" svg:d="M8425 12426v212h1v212" svg:viewBox="0 0 2 425">
          <text:p/>
        </draw:connector>
        <draw:connector draw:style-name="gr11" draw:layer="layout" svg:x1="8.426cm" svg:y1="13.45cm" svg:x2="8.425cm" svg:y2="13.864cm" draw:start-shape="id66" draw:start-glue-point="6" draw:end-shape="id67" draw:end-glue-point="0" svg:d="M8426 13450v207h-1v207" svg:viewBox="0 0 2 415">
          <text:p/>
        </draw:connector>
        <draw:connector draw:style-name="gr11" draw:layer="layout" svg:x1="8.425cm" svg:y1="14.421cm" svg:x2="8.427cm" svg:y2="14.96cm" draw:start-shape="id67" draw:start-glue-point="2" draw:end-shape="id68" draw:end-glue-point="4" svg:d="M8425 14421v269h2v270" svg:viewBox="0 0 3 540">
          <text:p/>
        </draw:connector>
        <draw:connector draw:style-name="gr11" draw:layer="layout" svg:x1="11.425cm" svg:y1="20.606cm" svg:x2="10.425cm" svg:y2="20.604cm" draw:start-shape="id69" draw:start-glue-point="5" draw:end-shape="id70" draw:end-glue-point="1" svg:d="M11425 20606h-500v-2h-500" svg:viewBox="0 0 1001 3">
          <text:p/>
        </draw:connector>
        <draw:connector draw:style-name="gr11" draw:layer="layout" svg:x1="8.425cm" svg:y1="21.121cm" svg:x2="8.425cm" svg:y2="21.55cm" draw:start-shape="id70" draw:start-glue-point="2" draw:end-shape="id71" draw:end-glue-point="4" svg:d="M8425 21121v429" svg:viewBox="0 0 1 430">
          <text:p/>
        </draw:connector>
        <draw:custom-shape draw:style-name="gr6" xml:id="id72" draw:id="id72" draw:layer="layout" svg:width="0.6cm" svg:height="0.6cm" svg:x="8.126cm" svg:y="16.0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9" xml:id="id81" draw:id="id81" draw:layer="layout" svg:width="4cm" svg:height="0.913cm" svg:x="9.725cm" svg:y="16.987cm">
          <text:p text:style-name="P6">OC: Rich. adeguamento<text:line-break/><text:span text:style-name="T1">SC80_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8.426cm" svg:y1="16.606cm" svg:x2="8.425cm" svg:y2="20.088cm" draw:start-shape="id72" draw:start-glue-point="6" draw:end-shape="id70" draw:end-glue-point="0" svg:d="M8426 16606v1741h-1v1741" svg:viewBox="0 0 2 3483">
          <text:p/>
        </draw:connector>
        <draw:connector draw:style-name="gr11" draw:layer="layout" svg:x1="8.726cm" svg:y1="16.306cm" svg:x2="11.425cm" svg:y2="16.307cm" draw:start-shape="id72" draw:start-glue-point="7" draw:end-shape="id73" draw:end-glue-point="5" svg:d="M8726 16306h1350v1h1349" svg:viewBox="0 0 2700 2">
          <text:p/>
        </draw:connector>
        <draw:connector draw:style-name="gr11" draw:layer="layout" svg:x1="11.725cm" svg:y1="17.863cm" svg:x2="11.725cm" svg:y2="18.318cm" draw:end-shape="id74" draw:end-glue-point="4" svg:d="M11725 17863v455" svg:viewBox="0 0 1 456">
          <text:p/>
        </draw:connector>
        <draw:connector draw:style-name="gr11" draw:layer="layout" svg:x1="14.425cm" svg:y1="21.063cm" svg:x2="8.725cm" svg:y2="21.85cm" draw:start-shape="id75" draw:start-glue-point="2" draw:end-shape="id71" draw:end-glue-point="10" svg:d="M14425 21063v787h-5700" svg:viewBox="0 0 5701 788">
          <text:p/>
        </draw:connector>
        <draw:custom-shape draw:style-name="gr9" draw:text-style-name="P9" xml:id="id76" draw:id="id76" draw:layer="layout" svg:width="4cm" svg:height="0.557cm" svg:x="9.725cm" svg:y="19.256cm">
          <text:p text:style-name="P6">AC: Valutazi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11.725cm" svg:y1="19.813cm" svg:x2="11.725cm" svg:y2="20.306cm" draw:start-shape="id76" draw:start-glue-point="2" draw:end-shape="id69" draw:end-glue-point="4" svg:d="M11725 19813v493" svg:viewBox="0 0 1 494">
          <text:p/>
        </draw:connector>
        <draw:custom-shape draw:style-name="gr6" xml:id="id74" draw:id="id74" draw:layer="layout" svg:width="0.6cm" svg:height="0.6cm" svg:x="11.425cm" svg:y="18.31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8.618cm" svg:x2="14.425cm" svg:y2="20.15cm" draw:start-shape="id74" draw:start-glue-point="7" draw:end-shape="id75" draw:end-glue-point="0" svg:d="M12025 18618h2400v1532" svg:viewBox="0 0 2401 1533">
          <text:p/>
        </draw:connector>
        <draw:frame draw:style-name="gr131" draw:text-style-name="P6" draw:layer="layout" svg:width="2.724cm" svg:height="0.637cm" svg:x="8.905cm" svg:y="18.636cm">
          <draw:text-box>
            <text:p text:style-name="P6"><text:span text:style-name="T6">Adeguamento </text:span><text:span text:style-name="T7">≤</text:span>45gg</text:p>
          </draw:text-box>
        </draw:frame>
        <draw:connector draw:style-name="gr11" draw:layer="layout" svg:x1="11.725cm" svg:y1="18.918cm" svg:x2="11.725cm" svg:y2="19.256cm" draw:start-shape="id74" draw:start-glue-point="6" draw:end-shape="id76" draw:end-glue-point="0" svg:d="M11725 18918v338" svg:viewBox="0 0 1 339">
          <text:p/>
        </draw:connector>
        <draw:custom-shape draw:style-name="gr6" xml:id="id66" draw:id="id66" draw:layer="layout" svg:width="0.6cm" svg:height="0.6cm" svg:x="8.126cm" svg:y="12.8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126cm" svg:y1="13.15cm" svg:x2="4.025cm" svg:y2="20.15cm" draw:start-shape="id66" draw:start-glue-point="5" draw:end-shape="id77" draw:end-glue-point="0" svg:d="M8126 13150h-4101v7000" svg:viewBox="0 0 4102 7001">
          <text:p/>
        </draw:connector>
        <draw:frame draw:style-name="gr132" draw:text-style-name="P6" draw:layer="layout" svg:width="1.594cm" svg:height="0.637cm" svg:x="6.432cm" svg:y="12.65cm">
          <draw:text-box>
            <text:p text:style-name="P6">Solo formale</text:p>
          </draw:text-box>
        </draw:frame>
        <draw:custom-shape draw:style-name="gr6" xml:id="id68" draw:id="id68" draw:layer="layout" svg:width="0.6cm" svg:height="0.6cm" svg:x="8.127cm" svg:y="14.9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3" draw:text-style-name="P6" draw:layer="layout" svg:width="0.999cm" svg:height="0.637cm" svg:x="8.688cm" svg:y="14.75cm">
          <draw:text-box>
            <text:p text:style-name="P6">Reato</text:p>
          </draw:text-box>
        </draw:frame>
        <draw:connector draw:style-name="gr11" draw:layer="layout" draw:line-skew="0.25cm" svg:x1="8.727cm" svg:y1="15.26cm" svg:x2="16.425cm" svg:y2="20.606cm" draw:start-shape="id68" draw:end-shape="id75" draw:end-glue-point="1" svg:d="M8727 15260h8173v5346h-475" svg:viewBox="0 0 8174 5347">
          <text:p/>
        </draw:connector>
        <draw:custom-shape draw:style-name="gr6" xml:id="id69" draw:id="id69" draw:layer="layout" svg:width="0.6cm" svg:height="0.6cm" svg:x="11.425cm" svg:y="20.306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8.427cm" svg:y1="15.56cm" svg:x2="8.426cm" svg:y2="16.006cm" draw:start-shape="id68" draw:start-glue-point="6" draw:end-shape="id72" draw:end-glue-point="4" svg:d="M8427 15560v224h-1v222" svg:viewBox="0 0 2 447">
          <text:p/>
        </draw:connector>
        <draw:connector draw:style-name="gr11" draw:layer="layout" svg:x1="12.025cm" svg:y1="20.606cm" svg:x2="12.425cm" svg:y2="20.606cm" draw:start-shape="id69" draw:start-glue-point="7" draw:end-shape="id75" draw:end-glue-point="3" svg:d="M12025 20606h400" svg:viewBox="0 0 401 1">
          <text:p/>
        </draw:connector>
        <draw:frame draw:style-name="gr13" draw:text-style-name="P6" draw:layer="layout" svg:width="0.467cm" svg:height="0.637cm" svg:x="11.026cm" svg:y="20.114cm">
          <draw:text-box>
            <text:p text:style-name="P6">Ok</text:p>
          </draw:text-box>
        </draw:frame>
        <draw:custom-shape draw:style-name="gr72" draw:text-style-name="P29" xml:id="id77" draw:id="id77" draw:layer="layout" svg:width="4cm" svg:height="0.913cm" svg:x="2.025cm" svg:y="20.15cm">
          <text:p text:style-name="P6">OC: Invio verifica formale</text:p>
          <text:p text:style-name="P6"><text:span text:style-name="T21">SC20_VF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layer="layout" svg:x1="4.025cm" svg:y1="21.063cm" svg:x2="8.125cm" svg:y2="21.85cm" draw:start-shape="id77" draw:start-glue-point="2" draw:end-shape="id71" draw:end-glue-point="6" svg:d="M4025 21063v787h4100" svg:viewBox="0 0 4101 788">
          <text:p/>
        </draw:connector>
        <draw:custom-shape draw:style-name="gr10" xml:id="id80" draw:id="id80" draw:layer="layout" svg:width="0.6cm" svg:height="0.6cm" svg:x="15.129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4" draw:text-style-name="P10" draw:layer="layout" svg:width="2.196cm" svg:height="0.637cm" svg:x="15.529cm" svg:y="11.099cm">
          <draw:text-box>
            <text:p text:style-name="P10">Archiviazione</text:p>
          </draw:text-box>
        </draw:frame>
        <draw:custom-shape draw:style-name="gr6" xml:id="id64" draw:id="id64" draw:layer="layout" svg:width="0.6cm" svg:height="0.6cm" svg:x="8.126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8" xml:id="id78" draw:id="id78" draw:layer="layout" svg:width="4cm" svg:height="0.913cm" svg:x="10.61cm" svg:y="10.586cm">
          <text:p text:style-name="P6">OC: Rich. regol. formale<text:line-break/>Se per SCIA: <text:span text:style-name="T1">SC10_REG</text:span></text:p>
          <draw:enhanced-geometry svg:viewBox="0 0 21600 21600" draw:type="rectangle" draw:enhanced-path="M 0 0 L 21600 0 21600 21600 0 21600 0 0 Z N"/>
        </draw:custom-shape>
        <draw:connector draw:style-name="gr11" draw:layer="layout" svg:x1="8.726cm" svg:y1="11.042cm" svg:x2="10.61cm" svg:y2="11.042cm" draw:start-shape="id64" draw:start-glue-point="7" draw:end-shape="id78" draw:end-glue-point="3" svg:d="M8726 11042h1884" svg:viewBox="0 0 1885 1">
          <text:p/>
        </draw:connector>
        <draw:connector draw:style-name="gr11" draw:layer="layout" svg:x1="14.61cm" svg:y1="11.042cm" svg:x2="15.129cm" svg:y2="11.042cm" draw:start-shape="id78" draw:start-glue-point="1" draw:end-shape="id79" draw:end-glue-point="5" svg:d="M14610 11042h519" svg:viewBox="0 0 520 1">
          <text:p/>
        </draw:connector>
        <draw:custom-shape draw:style-name="gr6" xml:id="id79" draw:id="id79" draw:layer="layout" svg:width="0.6cm" svg:height="0.6cm" svg:x="15.129cm" svg:y="10.7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5.429cm" svg:y1="10.742cm" svg:x2="10.425cm" svg:y2="10.055cm" draw:start-shape="id79" draw:start-glue-point="4" draw:end-shape="id63" draw:end-glue-point="1" svg:d="M15429 10742v-687h-5004" svg:viewBox="0 0 5005 688">
          <text:p/>
        </draw:connector>
        <draw:frame draw:style-name="gr135" draw:text-style-name="P10" draw:layer="layout" svg:width="3.046cm" svg:height="0.637cm" svg:x="15.529cm" svg:y="10.199cm">
          <draw:text-box>
            <text:p text:style-name="P10"><text:span text:style-name="T6">Regolarizz. </text:span><text:span text:style-name="T7">≤</text:span>10gg</text:p>
          </draw:text-box>
        </draw:frame>
        <draw:frame draw:style-name="gr16" draw:text-style-name="P6" draw:layer="layout" svg:width="1.75cm" svg:height="0.637cm" svg:x="8.728cm" svg:y="10.509cm">
          <draw:text-box>
            <text:p text:style-name="P11">[1] Irregolare</text:p>
          </draw:text-box>
        </draw:frame>
        <draw:connector draw:style-name="gr11" draw:layer="layout" svg:x1="15.429cm" svg:y1="11.342cm" svg:x2="15.429cm" svg:y2="11.9cm" draw:start-shape="id79" draw:start-glue-point="6" draw:end-shape="id80" draw:end-glue-point="4" svg:d="M15429 11342v558" svg:viewBox="0 0 1 559">
          <text:p/>
        </draw:connector>
        <draw:frame draw:style-name="gr17" draw:text-style-name="P6" draw:layer="layout" svg:width="0.467cm" svg:height="0.637cm" svg:x="7.835cm" svg:y="11.135cm">
          <draw:text-box>
            <text:p>Ok</text:p>
          </draw:text-box>
        </draw:frame>
        <draw:frame draw:style-name="gr17" draw:text-style-name="P6" draw:layer="layout" svg:width="0.467cm" svg:height="0.637cm" svg:x="7.836cm" svg:y="16.436cm">
          <draw:text-box>
            <text:p>Ok</text:p>
          </draw:text-box>
        </draw:frame>
        <draw:frame draw:style-name="gr136" draw:text-style-name="P6" draw:layer="layout" svg:width="2.724cm" svg:height="0.637cm" svg:x="12.026cm" svg:y="18.063cm">
          <draw:text-box>
            <text:p text:style-name="P6">No adeguamento</text:p>
          </draw:text-box>
        </draw:frame>
        <draw:g draw:name="start-event-message_1">
          <draw:path draw:style-name="gr137" draw:text-style-name="P12" draw:layer="layout" svg:width="0.599cm" svg:height="0.599cm" svg:x="15.6cm" svg:y="9.7cm" svg:viewBox="0 0 600 600" svg:d="M600 300c0-166-135-300-301-300-165 0-299 134-299 300s134 300 299 300c166 0 301-134 301-300z">
            <text:p/>
          </draw:path>
          <draw:custom-shape draw:style-name="gr138" draw:text-style-name="P13" draw:layer="layout" svg:width="0.36cm" svg:height="0.24cm" svg:x="15.72cm" svg:y="9.876cm">
            <text:p/>
            <draw:enhanced-geometry svg:viewBox="0 0 21600 21600" draw:type="rectangle" draw:enhanced-path="M 0 0 L 21600 0 21600 21600 0 21600 0 0 Z N"/>
          </draw:custom-shape>
          <draw:polygon draw:style-name="gr139" draw:text-style-name="P13" draw:layer="layout" svg:width="0.359cm" svg:height="0.089cm" svg:x="15.72cm" svg:y="9.876cm" svg:viewBox="0 0 360 90" draw:points="0,0 180,90 360,0">
            <text:p/>
          </draw:polygon>
        </draw:g>
        <draw:g draw:name="start-event-message_2">
          <draw:path draw:style-name="gr140" draw:text-style-name="P12" draw:layer="layout" svg:width="0.599cm" svg:height="0.599cm" svg:x="9.101cm" svg:y="18.2cm" svg:viewBox="0 0 600 600" svg:d="M600 300c0-166-135-300-301-300-165 0-299 134-299 300s134 300 299 300c166 0 301-134 301-300z">
            <text:p/>
          </draw:path>
          <draw:custom-shape draw:style-name="gr141" draw:text-style-name="P13" draw:layer="layout" svg:width="0.36cm" svg:height="0.24cm" svg:x="9.221cm" svg:y="18.376cm">
            <text:p/>
            <draw:enhanced-geometry svg:viewBox="0 0 21600 21600" draw:type="rectangle" draw:enhanced-path="M 0 0 L 21600 0 21600 21600 0 21600 0 0 Z N"/>
          </draw:custom-shape>
          <draw:polygon draw:style-name="gr142" draw:text-style-name="P13" draw:layer="layout" svg:width="0.359cm" svg:height="0.089cm" svg:x="9.221cm" svg:y="18.376cm" svg:viewBox="0 0 360 90" draw:points="0,0 180,90 360,0">
            <text:p/>
          </draw:polygon>
        </draw:g>
        <draw:g>
          <draw:frame draw:style-name="gr95" draw:text-style-name="P6" draw:layer="layout" svg:width="3.531cm" svg:height="0.637cm" svg:x="9.572cm" svg:y="8.663cm">
            <draw:text-box>
              <text:p>Ricezione</text:p>
            </draw:text-box>
          </draw:frame>
          <draw:g draw:name="start-event-message_7">
            <draw:path draw:style-name="gr143" draw:text-style-name="P12" draw:layer="layout" svg:width="0.599cm" svg:height="0.599cm" svg:x="8.9cm" svg:y="8.663cm" svg:viewBox="0 0 600 600" svg:d="M600 300c0-166-135-300-301-300-165 0-299 134-299 300s134 300 299 300c166 0 301-134 301-300z">
              <text:p/>
            </draw:path>
            <draw:custom-shape draw:style-name="gr144" draw:text-style-name="P13" draw:layer="layout" svg:width="0.36cm" svg:height="0.24cm" svg:x="9.02cm" svg:y="8.839cm">
              <text:p/>
              <draw:enhanced-geometry svg:viewBox="0 0 21600 21600" draw:type="rectangle" draw:enhanced-path="M 0 0 L 21600 0 21600 21600 0 21600 0 0 Z N"/>
            </draw:custom-shape>
            <draw:polygon draw:style-name="gr145" draw:text-style-name="P13" draw:layer="layout" svg:width="0.359cm" svg:height="0.089cm" svg:x="9.02cm" svg:y="8.839cm" svg:viewBox="0 0 360 90" draw:points="0,0 180,90 360,0">
              <text:p/>
            </draw:polygon>
          </draw:g>
        </draw:g>
        <draw:g>
          <draw:g draw:name="start-event-timer">
            <draw:path draw:style-name="gr146" draw:text-style-name="P14" draw:layer="layout" svg:width="0.599cm" svg:height="0.599cm" svg:x="4.838cm" svg:y="11.281cm" svg:viewBox="0 0 600 600" svg:d="M600 300c0-165-135-300-301-300-165 0-299 135-299 300 0 166 134 300 299 300 166 0 301-134 301-300z">
              <text:p/>
            </draw:path>
            <draw:g>
              <draw:path draw:style-name="gr147" draw:text-style-name="P14" draw:layer="layout" svg:width="0.431cm" svg:height="0.431cm" svg:x="4.922cm" svg:y="11.365cm" svg:viewBox="0 0 432 432" svg:d="M432 216c0-119-97-216-216-216s-216 97-216 216c0 120 97 216 216 216s216-96 216-216z">
                <text:p/>
              </draw:path>
              <draw:line draw:style-name="gr148" draw:text-style-name="P14" draw:layer="layout" svg:x1="5.318cm" svg:y1="11.574cm" svg:x2="5.348cm" svg:y2="11.574cm">
                <text:p/>
              </draw:line>
              <draw:polyline draw:style-name="gr149" draw:text-style-name="P14" draw:layer="layout" svg:width="0.122cm" svg:height="0.238cm" svg:x="5.135cm" svg:y="11.395cm" svg:viewBox="0 0 123 239" draw:points="63,0 0,186 123,239">
                <text:p/>
              </draw:polyline>
              <draw:line draw:style-name="gr150" draw:text-style-name="P14" draw:layer="layout" svg:x1="4.928cm" svg:y1="11.574cm" svg:x2="4.958cm" svg:y2="11.574cm">
                <text:p/>
              </draw:line>
              <draw:line draw:style-name="gr151" draw:text-style-name="P14" draw:layer="layout" svg:x1="5.138cm" svg:y1="11.797cm" svg:x2="5.138cm" svg:y2="11.767cm">
                <text:p/>
              </draw:line>
              <draw:line draw:style-name="gr152" draw:text-style-name="P14" draw:layer="layout" svg:x1="5.138cm" svg:y1="11.395cm" svg:x2="5.138cm" svg:y2="11.365cm">
                <text:p/>
              </draw:line>
            </draw:g>
          </draw:g>
          <draw:frame draw:style-name="gr41" draw:text-style-name="P6" draw:layer="layout" svg:width="3.046cm" svg:height="0.637cm" svg:x="5.506cm" svg:y="11.263cm">
            <draw:text-box>
              <text:p text:style-name="P10">Avvio</text:p>
            </draw:text-box>
          </draw:frame>
        </draw:g>
        <draw:g>
          <draw:g draw:name="start-event-timer">
            <draw:path draw:style-name="gr153" draw:text-style-name="P14" draw:layer="layout" svg:width="0.599cm" svg:height="0.599cm" svg:x="4.838cm" svg:y="13.818cm" svg:viewBox="0 0 600 600" svg:d="M600 300c0-165-135-300-301-300-165 0-299 135-299 300 0 166 134 300 299 300 166 0 301-134 301-300z">
              <text:p/>
            </draw:path>
            <draw:g>
              <draw:path draw:style-name="gr154" draw:text-style-name="P14" draw:layer="layout" svg:width="0.431cm" svg:height="0.431cm" svg:x="4.922cm" svg:y="13.902cm" svg:viewBox="0 0 432 432" svg:d="M432 216c0-119-97-216-216-216s-216 97-216 216c0 120 97 216 216 216s216-96 216-216z">
                <text:p/>
              </draw:path>
              <draw:line draw:style-name="gr155" draw:text-style-name="P14" draw:layer="layout" svg:x1="5.318cm" svg:y1="14.111cm" svg:x2="5.348cm" svg:y2="14.111cm">
                <text:p/>
              </draw:line>
              <draw:polyline draw:style-name="gr156" draw:text-style-name="P14" draw:layer="layout" svg:width="0.122cm" svg:height="0.238cm" svg:x="5.135cm" svg:y="13.932cm" svg:viewBox="0 0 123 239" draw:points="63,0 0,186 123,239">
                <text:p/>
              </draw:polyline>
              <draw:line draw:style-name="gr157" draw:text-style-name="P14" draw:layer="layout" svg:x1="4.928cm" svg:y1="14.111cm" svg:x2="4.958cm" svg:y2="14.111cm">
                <text:p/>
              </draw:line>
              <draw:line draw:style-name="gr158" draw:text-style-name="P14" draw:layer="layout" svg:x1="5.138cm" svg:y1="14.334cm" svg:x2="5.138cm" svg:y2="14.304cm">
                <text:p/>
              </draw:line>
              <draw:line draw:style-name="gr159" draw:text-style-name="P14" draw:layer="layout" svg:x1="5.138cm" svg:y1="13.932cm" svg:x2="5.138cm" svg:y2="13.902cm">
                <text:p/>
              </draw:line>
            </draw:g>
          </draw:g>
          <draw:frame draw:style-name="gr41" draw:text-style-name="P6" draw:layer="layout" svg:width="3.046cm" svg:height="0.637cm" svg:x="5.506cm" svg:y="13.8cm">
            <draw:text-box>
              <text:p text:style-name="P10">60gg</text:p>
            </draw:text-box>
          </draw:frame>
        </draw:g>
        <draw:g>
          <draw:g draw:name="start-event-timer">
            <draw:path draw:style-name="gr160" draw:text-style-name="P14" draw:layer="layout" svg:width="0.599cm" svg:height="0.599cm" svg:x="7.043cm" svg:y="19.276cm" svg:viewBox="0 0 600 600" svg:d="M600 300c0-165-135-300-301-300-165 0-299 135-299 300 0 166 134 300 299 300 166 0 301-134 301-300z">
              <text:p/>
            </draw:path>
            <draw:g>
              <draw:path draw:style-name="gr161" draw:text-style-name="P14" draw:layer="layout" svg:width="0.431cm" svg:height="0.431cm" svg:x="7.127cm" svg:y="19.36cm" svg:viewBox="0 0 432 432" svg:d="M432 216c0-119-97-216-216-216s-216 97-216 216c0 120 97 216 216 216s216-96 216-216z">
                <text:p/>
              </draw:path>
              <draw:line draw:style-name="gr162" draw:text-style-name="P14" draw:layer="layout" svg:x1="7.523cm" svg:y1="19.569cm" svg:x2="7.553cm" svg:y2="19.569cm">
                <text:p/>
              </draw:line>
              <draw:polyline draw:style-name="gr163" draw:text-style-name="P14" draw:layer="layout" svg:width="0.122cm" svg:height="0.238cm" svg:x="7.34cm" svg:y="19.39cm" svg:viewBox="0 0 123 239" draw:points="63,0 0,186 123,239">
                <text:p/>
              </draw:polyline>
              <draw:line draw:style-name="gr164" draw:text-style-name="P14" draw:layer="layout" svg:x1="7.133cm" svg:y1="19.569cm" svg:x2="7.163cm" svg:y2="19.569cm">
                <text:p/>
              </draw:line>
              <draw:line draw:style-name="gr165" draw:text-style-name="P14" draw:layer="layout" svg:x1="7.343cm" svg:y1="19.792cm" svg:x2="7.343cm" svg:y2="19.762cm">
                <text:p/>
              </draw:line>
              <draw:line draw:style-name="gr166" draw:text-style-name="P14" draw:layer="layout" svg:x1="7.343cm" svg:y1="19.39cm" svg:x2="7.343cm" svg:y2="19.36cm">
                <text:p/>
              </draw:line>
            </draw:g>
          </draw:g>
          <draw:frame draw:style-name="gr41" draw:text-style-name="P6" draw:layer="layout" svg:width="3.046cm" svg:height="0.637cm" svg:x="7.711cm" svg:y="19.258cm">
            <draw:text-box>
              <text:p text:style-name="P10">15gg</text:p>
            </draw:text-box>
          </draw:frame>
        </draw:g>
        <draw:g>
          <draw:g draw:name="start-event-timer">
            <draw:path draw:style-name="gr167" draw:text-style-name="P14" draw:layer="layout" svg:width="0.599cm" svg:height="0.599cm" svg:x="14.567cm" svg:y="19.277cm" svg:viewBox="0 0 600 600" svg:d="M600 300c0-165-135-300-301-300-165 0-299 135-299 300 0 166 134 300 299 300 166 0 301-134 301-300z">
              <text:p/>
            </draw:path>
            <draw:g>
              <draw:path draw:style-name="gr168" draw:text-style-name="P14" draw:layer="layout" svg:width="0.431cm" svg:height="0.431cm" svg:x="14.651cm" svg:y="19.361cm" svg:viewBox="0 0 432 432" svg:d="M432 216c0-119-97-216-216-216s-216 97-216 216c0 120 97 216 216 216s216-96 216-216z">
                <text:p/>
              </draw:path>
              <draw:line draw:style-name="gr169" draw:text-style-name="P14" draw:layer="layout" svg:x1="15.047cm" svg:y1="19.57cm" svg:x2="15.077cm" svg:y2="19.57cm">
                <text:p/>
              </draw:line>
              <draw:polyline draw:style-name="gr170" draw:text-style-name="P14" draw:layer="layout" svg:width="0.122cm" svg:height="0.238cm" svg:x="14.864cm" svg:y="19.391cm" svg:viewBox="0 0 123 239" draw:points="63,0 0,186 123,239">
                <text:p/>
              </draw:polyline>
              <draw:line draw:style-name="gr171" draw:text-style-name="P14" draw:layer="layout" svg:x1="14.657cm" svg:y1="19.57cm" svg:x2="14.687cm" svg:y2="19.57cm">
                <text:p/>
              </draw:line>
              <draw:line draw:style-name="gr172" draw:text-style-name="P14" draw:layer="layout" svg:x1="14.867cm" svg:y1="19.793cm" svg:x2="14.867cm" svg:y2="19.763cm">
                <text:p/>
              </draw:line>
              <draw:line draw:style-name="gr173" draw:text-style-name="P14" draw:layer="layout" svg:x1="14.867cm" svg:y1="19.391cm" svg:x2="14.867cm" svg:y2="19.361cm">
                <text:p/>
              </draw:line>
            </draw:g>
          </draw:g>
          <draw:frame draw:style-name="gr174" draw:text-style-name="P10" draw:layer="layout" svg:width="0.865cm" svg:height="0.637cm" svg:x="15.235cm" svg:y="19.259cm">
            <draw:text-box>
              <text:p text:style-name="P10">45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7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7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7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7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7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80" draw:text-style-name="P14" draw:layer="layout" svg:x1="6.454cm" svg:y1="28.282cm" svg:x2="6.484cm" svg:y2="28.282cm">
                <text:p/>
              </draw:line>
              <draw:polyline draw:style-name="gr18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182" draw:text-style-name="P14" draw:layer="layout" svg:x1="6.064cm" svg:y1="28.282cm" svg:x2="6.094cm" svg:y2="28.282cm">
                <text:p/>
              </draw:line>
              <draw:line draw:style-name="gr183" draw:text-style-name="P14" draw:layer="layout" svg:x1="6.274cm" svg:y1="28.505cm" svg:x2="6.274cm" svg:y2="28.475cm">
                <text:p/>
              </draw:line>
              <draw:line draw:style-name="gr18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6" xml:id="id73" draw:id="id73" draw:layer="layout" svg:width="0.6cm" svg:height="0.6cm" svg:x="11.425cm" svg:y="16.007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layer="layout" svg:x1="12.025cm" svg:y1="16.307cm" svg:x2="14.425cm" svg:y2="20.15cm" draw:start-shape="id73" draw:start-glue-point="7" draw:end-shape="id75" draw:end-glue-point="0" svg:d="M12025 16307h2400v3843" svg:viewBox="0 0 2401 3844">
          <text:p/>
        </draw:connector>
        <draw:connector draw:style-name="gr11" draw:layer="layout" svg:x1="11.725cm" svg:y1="16.607cm" svg:x2="11.725cm" svg:y2="16.987cm" draw:start-shape="id73" draw:start-glue-point="6" draw:end-shape="id81" draw:end-glue-point="0" svg:d="M11725 16607v380" svg:viewBox="0 0 1 381">
          <text:p/>
        </draw:connector>
        <draw:frame draw:style-name="gr136" draw:text-style-name="P6" draw:layer="layout" svg:width="2.724cm" svg:height="0.637cm" svg:x="12.026cm" svg:y="15.764cm">
          <draw:text-box>
            <text:p text:style-name="P6">Non adeguabile</text:p>
          </draw:text-box>
        </draw:frame>
        <draw:custom-shape draw:style-name="gr3" draw:text-style-name="P3" draw:layer="layout" svg:width="1.7cm" svg:height="1.669cm" svg:x="9.3cm" svg:y="27.031cm">
          <text:p text:style-name="P3"><text:span text:style-name="T3">S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30" xml:id="id82" draw:id="id82" draw:layer="layout" svg:width="1.9cm" svg:height="1.825cm" svg:x="17.6cm" svg:y="14.349cm">
          <text:p text:style-name="P28">AC: 758/CNR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11" draw:layer="layout" svg:x1="8.727cm" svg:y1="15.26cm" svg:x2="17.6cm" svg:y2="15.261cm" draw:start-shape="id68" draw:start-glue-point="1" draw:end-shape="id82" draw:end-glue-point="3" svg:d="M8727 15260h4437v1h4436" svg:viewBox="0 0 8874 2">
          <text:p/>
        </draw:connector>
        <draw:g>
          <draw:g draw:name="start-event-timer">
            <draw:path draw:style-name="gr186" draw:text-style-name="P14" draw:layer="layout" svg:width="0.599cm" svg:height="0.599cm" svg:x="17.06cm" svg:y="19.278cm" svg:viewBox="0 0 600 600" svg:d="M600 300c0-165-135-300-301-300-165 0-299 135-299 300 0 166 134 300 299 300 166 0 301-134 301-300z">
              <text:p/>
            </draw:path>
            <draw:g>
              <draw:path draw:style-name="gr187" draw:text-style-name="P14" draw:layer="layout" svg:width="0.431cm" svg:height="0.431cm" svg:x="17.144cm" svg:y="19.362cm" svg:viewBox="0 0 432 432" svg:d="M432 216c0-119-97-216-216-216s-216 97-216 216c0 120 97 216 216 216s216-96 216-216z">
                <text:p/>
              </draw:path>
              <draw:line draw:style-name="gr188" draw:text-style-name="P14" draw:layer="layout" svg:x1="17.54cm" svg:y1="19.571cm" svg:x2="17.57cm" svg:y2="19.571cm">
                <text:p/>
              </draw:line>
              <draw:polyline draw:style-name="gr189" draw:text-style-name="P14" draw:layer="layout" svg:width="0.122cm" svg:height="0.238cm" svg:x="17.357cm" svg:y="19.392cm" svg:viewBox="0 0 123 239" draw:points="63,0 0,186 123,239">
                <text:p/>
              </draw:polyline>
              <draw:line draw:style-name="gr190" draw:text-style-name="P14" draw:layer="layout" svg:x1="17.15cm" svg:y1="19.571cm" svg:x2="17.18cm" svg:y2="19.571cm">
                <text:p/>
              </draw:line>
              <draw:line draw:style-name="gr191" draw:text-style-name="P14" draw:layer="layout" svg:x1="17.36cm" svg:y1="19.794cm" svg:x2="17.36cm" svg:y2="19.764cm">
                <text:p/>
              </draw:line>
              <draw:line draw:style-name="gr192" draw:text-style-name="P14" draw:layer="layout" svg:x1="17.36cm" svg:y1="19.392cm" svg:x2="17.36cm" svg:y2="19.362cm">
                <text:p/>
              </draw:line>
            </draw:g>
          </draw:g>
          <draw:frame draw:style-name="gr174" draw:text-style-name="P10" draw:layer="layout" svg:width="0.865cm" svg:height="0.637cm" svg:x="17.728cm" svg:y="19.26cm">
            <draw:text-box>
              <text:p text:style-name="P10">Subito</text:p>
            </draw:text-box>
          </draw:frame>
        </draw:g>
      </draw:page>
      <draw:page draw:name="Archiviazion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rchiviazione pratica o istanz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193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194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195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196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197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198" draw:text-style-name="P14" draw:layer="layout" svg:x1="6.454cm" svg:y1="28.282cm" svg:x2="6.484cm" svg:y2="28.282cm">
                <text:p/>
              </draw:line>
              <draw:polyline draw:style-name="gr199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00" draw:text-style-name="P14" draw:layer="layout" svg:x1="6.064cm" svg:y1="28.282cm" svg:x2="6.094cm" svg:y2="28.282cm">
                <text:p/>
              </draw:line>
              <draw:line draw:style-name="gr201" draw:text-style-name="P14" draw:layer="layout" svg:x1="6.274cm" svg:y1="28.505cm" svg:x2="6.274cm" svg:y2="28.475cm">
                <text:p/>
              </draw:line>
              <draw:line draw:style-name="gr202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87" draw:id="id87" draw:layer="layout" svg:width="0.6cm" svg:height="0.6cm" svg:x="6.738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83" draw:id="id83" draw:layer="layout" svg:width="0.6cm" svg:height="0.6cm" svg:x="6.738cm" svg:y="13.50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84" draw:id="id84" draw:layer="layout" svg:width="4cm" svg:height="0.913cm" svg:x="5.038cm" svg:y="14.546cm">
            <text:p text:style-name="P6">OC: Archiviaz. effettuata</text:p>
            <text:p text:style-name="P6"><text:span text:style-name="T1">AR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86" draw:id="id86" draw:layer="layout" svg:width="4cm" svg:height="0.913cm" svg:x="11.938cm" svg:y="14.546cm">
            <text:p text:style-name="P6">OC: Archiviaz. non effett.<text:line-break/><text:span text:style-name="T1">AR90_CON</text:span></text:p>
            <draw:enhanced-geometry svg:viewBox="0 0 21600 21600" draw:type="rectangle" draw:enhanced-path="M 0 0 L 21600 0 21600 21600 0 21600 0 0 Z N"/>
          </draw:custom-shape>
          <draw:custom-shape draw:style-name="gr10" xml:id="id85" draw:id="id85" draw:layer="layout" svg:width="0.6cm" svg:height="0.6cm" svg:x="6.738cm" svg:y="15.8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38cm" svg:y1="14.102cm" svg:x2="7.038cm" svg:y2="14.546cm" draw:start-shape="id83" draw:start-glue-point="6" draw:end-shape="id84" draw:end-glue-point="0" svg:d="M7038 14102v444" svg:viewBox="0 0 1 445">
            <text:p/>
          </draw:connector>
          <draw:connector draw:style-name="gr11" draw:layer="layout" svg:x1="7.038cm" svg:y1="15.459cm" svg:x2="7.038cm" svg:y2="15.846cm" draw:start-shape="id84" draw:start-glue-point="2" draw:end-shape="id85" draw:end-glue-point="4" svg:d="M7038 15459v387" svg:viewBox="0 0 1 388">
            <text:p/>
          </draw:connector>
          <draw:connector draw:style-name="gr11" draw:layer="layout" svg:x1="7.338cm" svg:y1="13.802cm" svg:x2="13.938cm" svg:y2="14.546cm" draw:start-shape="id83" draw:start-glue-point="7" draw:end-shape="id86" draw:end-glue-point="0" svg:d="M7338 13802h6600v744" svg:viewBox="0 0 6601 745">
            <text:p/>
          </draw:connector>
          <draw:connector draw:style-name="gr11" draw:layer="layout" svg:x1="13.938cm" svg:y1="15.459cm" svg:x2="7.338cm" svg:y2="16.146cm" draw:start-shape="id86" draw:start-glue-point="2" draw:end-shape="id85" draw:end-glue-point="10" svg:d="M13938 15459v687h-6600" svg:viewBox="0 0 6601 688">
            <text:p/>
          </draw:connector>
          <draw:custom-shape draw:style-name="gr10" xml:id="id94" draw:id="id94" draw:layer="layout" svg:width="0.6cm" svg:height="0.6cm" svg:x="13.742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3" draw:text-style-name="P10" draw:layer="layout" svg:width="2.196cm" svg:height="0.637cm" svg:x="14.142cm" svg:y="10.856cm">
            <draw:text-box>
              <text:p text:style-name="P10">Archiviazione</text:p>
            </draw:text-box>
          </draw:frame>
          <draw:custom-shape draw:style-name="gr5" draw:text-style-name="P5" xml:id="id88" draw:id="id88" draw:layer="layout" svg:width="4cm" svg:height="0.557cm" svg:x="5.038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9.206cm" svg:x2="7.038cm" svg:y2="9.483cm" draw:start-shape="id87" draw:start-glue-point="8" draw:end-shape="id88" draw:end-glue-point="0" svg:d="M7038 9206v277" svg:viewBox="0 0 1 278">
            <text:p/>
          </draw:connector>
          <draw:custom-shape draw:style-name="gr7" draw:text-style-name="P7" xml:id="id90" draw:id="id90" draw:layer="layout" svg:width="4cm" svg:height="0.557cm" svg:x="5.038cm" svg:y="11.575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89" draw:id="id89" draw:layer="layout" svg:width="0.6cm" svg:height="0.6cm" svg:x="6.739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91" draw:id="id91" draw:layer="layout" svg:width="4cm" svg:height="0.913cm" svg:x="9.223cm" svg:y="10.243cm">
            <text:p text:style-name="P6">OC: Rich. regol. formale<text:line-break/><text:span text:style-name="T1">AR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0.04cm" svg:x2="7.039cm" svg:y2="10.399cm" draw:start-shape="id88" draw:start-glue-point="2" draw:end-shape="id89" draw:end-glue-point="4" svg:d="M7038 10040v179h1v180" svg:viewBox="0 0 2 360">
            <text:p/>
          </draw:connector>
          <draw:connector draw:style-name="gr11" draw:layer="layout" svg:x1="7.039cm" svg:y1="10.999cm" svg:x2="7.038cm" svg:y2="11.575cm" draw:start-shape="id89" draw:start-glue-point="6" draw:end-shape="id90" draw:end-glue-point="0" svg:d="M7039 10999v288h-1v288" svg:viewBox="0 0 2 577">
            <text:p/>
          </draw:connector>
          <draw:connector draw:style-name="gr11" draw:layer="layout" svg:x1="7.339cm" svg:y1="10.699cm" svg:x2="9.223cm" svg:y2="10.699cm" draw:start-shape="id89" draw:start-glue-point="7" draw:end-shape="id91" draw:end-glue-point="3" svg:d="M7339 10699h1884" svg:viewBox="0 0 1885 1">
            <text:p/>
          </draw:connector>
          <draw:connector draw:style-name="gr11" draw:layer="layout" svg:x1="7.038cm" svg:y1="12.132cm" svg:x2="7.038cm" svg:y2="12.556cm" draw:start-shape="id90" draw:start-glue-point="2" draw:end-shape="id92" draw:end-glue-point="0" svg:d="M7038 12132v424" svg:viewBox="0 0 1 425">
            <text:p/>
          </draw:connector>
          <draw:connector draw:style-name="gr11" draw:layer="layout" svg:x1="13.223cm" svg:y1="10.699cm" svg:x2="13.742cm" svg:y2="10.699cm" draw:start-shape="id91" draw:start-glue-point="1" draw:end-shape="id93" draw:end-glue-point="5" svg:d="M13223 10699h519" svg:viewBox="0 0 520 1">
            <text:p/>
          </draw:connector>
          <draw:custom-shape draw:style-name="gr6" xml:id="id93" draw:id="id93" draw:layer="layout" svg:width="0.6cm" svg:height="0.6cm" svg:x="13.742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2cm" svg:y1="10.399cm" svg:x2="9.038cm" svg:y2="9.761cm" draw:start-shape="id93" draw:start-glue-point="4" draw:end-shape="id88" draw:end-glue-point="1" svg:d="M14042 10399v-638h-5004" svg:viewBox="0 0 5005 639">
            <text:p/>
          </draw:connector>
          <draw:frame draw:style-name="gr204" draw:text-style-name="P10" draw:layer="layout" svg:width="3.046cm" svg:height="0.637cm" svg:x="14.142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1cm" svg:y="10.166cm">
            <draw:text-box>
              <text:p text:style-name="P11">[1] Irregolare</text:p>
            </draw:text-box>
          </draw:frame>
          <draw:connector draw:style-name="gr11" draw:layer="layout" svg:x1="14.042cm" svg:y1="10.999cm" svg:x2="14.042cm" svg:y2="11.557cm" draw:start-shape="id93" draw:start-glue-point="6" draw:end-shape="id94" draw:end-glue-point="4" svg:d="M14042 10999v558" svg:viewBox="0 0 1 559">
            <text:p/>
          </draw:connector>
          <draw:frame draw:style-name="gr17" draw:text-style-name="P6" draw:layer="layout" svg:width="0.467cm" svg:height="0.637cm" svg:x="6.448cm" svg:y="10.792cm">
            <draw:text-box>
              <text:p>Ok</text:p>
            </draw:text-box>
          </draw:frame>
          <draw:custom-shape draw:style-name="gr5" draw:text-style-name="P5" xml:id="id92" draw:id="id92" draw:layer="layout" svg:width="4cm" svg:height="0.557cm" svg:x="5.038cm" svg:y="12.556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38cm" svg:y1="13.113cm" svg:x2="7.038cm" svg:y2="13.502cm" draw:start-shape="id92" draw:start-glue-point="2" draw:end-shape="id83" draw:end-glue-point="4" svg:d="M7038 13113v389" svg:viewBox="0 0 1 390">
            <text:p/>
          </draw:connector>
          <draw:frame draw:style-name="gr17" draw:text-style-name="P6" draw:layer="layout" svg:width="0.467cm" svg:height="0.637cm" svg:x="6.449cm" svg:y="13.933cm">
            <draw:text-box>
              <text:p>Ok</text:p>
            </draw:text-box>
          </draw:frame>
          <draw:g draw:name="start-event-message_4">
            <draw:path draw:style-name="gr205" draw:text-style-name="P12" draw:layer="layout" svg:width="0.599cm" svg:height="0.599cm" svg:x="14.189cm" svg:y="9.407cm" svg:viewBox="0 0 600 600" svg:d="M600 300c0-166-135-300-301-300-165 0-299 134-299 300s134 300 299 300c166 0 301-134 301-300z">
              <text:p/>
            </draw:path>
            <draw:custom-shape draw:style-name="gr206" draw:text-style-name="P13" draw:layer="layout" svg:width="0.36cm" svg:height="0.24cm" svg:x="14.309cm" svg:y="9.583cm">
              <text:p/>
              <draw:enhanced-geometry svg:viewBox="0 0 21600 21600" draw:type="rectangle" draw:enhanced-path="M 0 0 L 21600 0 21600 21600 0 21600 0 0 Z N"/>
            </draw:custom-shape>
            <draw:polygon draw:style-name="gr207" draw:text-style-name="P13" draw:layer="layout" svg:width="0.359cm" svg:height="0.089cm" svg:x="14.309cm" svg:y="9.583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3cm" svg:y="8.451cm">
              <draw:text-box>
                <text:p>Istanza</text:p>
              </draw:text-box>
            </draw:frame>
            <draw:g draw:name="start-event-message_7">
              <draw:path draw:style-name="gr208" draw:text-style-name="P12" draw:layer="layout" svg:width="0.599cm" svg:height="0.599cm" svg:x="7.512cm" svg:y="8.451cm" svg:viewBox="0 0 600 600" svg:d="M600 300c0-166-135-300-301-300-165 0-299 134-299 300s134 300 299 300c166 0 301-134 301-300z">
                <text:p/>
              </draw:path>
              <draw:custom-shape draw:style-name="gr209" draw:text-style-name="P13" draw:layer="layout" svg:width="0.36cm" svg:height="0.24cm" svg:x="7.632cm" svg:y="8.627cm">
                <text:p/>
                <draw:enhanced-geometry svg:viewBox="0 0 21600 21600" draw:type="rectangle" draw:enhanced-path="M 0 0 L 21600 0 21600 21600 0 21600 0 0 Z N"/>
              </draw:custom-shape>
              <draw:polygon draw:style-name="gr210" draw:text-style-name="P13" draw:layer="layout" svg:width="0.359cm" svg:height="0.089cm" svg:x="7.632cm" svg:y="8.627cm" svg:viewBox="0 0 360 90" draw:points="0,0 180,90 360,0">
                <text:p/>
              </draw:polygon>
            </draw:g>
          </draw:g>
        </draw:g>
        <draw:custom-shape draw:style-name="gr3" draw:text-style-name="P3" draw:layer="layout" svg:width="1.7cm" svg:height="1.669cm" svg:x="9.3cm" svg:y="27.031cm">
          <text:p text:style-name="P3"><text:span text:style-name="T3">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Voltura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Voltur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99" draw:id="id99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95" draw:id="id95" draw:layer="layout" svg:width="0.6cm" svg:height="0.6cm" svg:x="6.75cm" svg:y="13.49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96" draw:id="id96" draw:layer="layout" svg:width="4cm" svg:height="0.913cm" svg:x="5.05cm" svg:y="14.54cm">
            <text:p text:style-name="P6">OC: Voltura effettuata</text:p>
            <text:p text:style-name="P6"><text:span text:style-name="T1">VO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98" draw:id="id98" draw:layer="layout" svg:width="4cm" svg:height="0.913cm" svg:x="11.95cm" svg:y="14.54cm">
            <text:p text:style-name="P6">OC: Voltura non effettuata<text:line-break/><text:span text:style-name="T1">VO90_CON</text:span></text:p>
            <draw:enhanced-geometry svg:viewBox="0 0 21600 21600" draw:type="rectangle" draw:enhanced-path="M 0 0 L 21600 0 21600 21600 0 21600 0 0 Z N"/>
          </draw:custom-shape>
          <draw:custom-shape draw:style-name="gr10" xml:id="id97" draw:id="id97" draw:layer="layout" svg:width="0.6cm" svg:height="0.6cm" svg:x="6.75cm" svg:y="15.8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4.096cm" svg:x2="7.05cm" svg:y2="14.54cm" draw:start-shape="id95" draw:start-glue-point="6" draw:end-shape="id96" draw:end-glue-point="0" svg:d="M7050 14096v444" svg:viewBox="0 0 1 445">
            <text:p/>
          </draw:connector>
          <draw:connector draw:style-name="gr11" draw:layer="layout" svg:x1="7.05cm" svg:y1="15.453cm" svg:x2="7.05cm" svg:y2="15.84cm" draw:start-shape="id96" draw:start-glue-point="2" draw:end-shape="id97" draw:end-glue-point="4" svg:d="M7050 15453v387" svg:viewBox="0 0 1 388">
            <text:p/>
          </draw:connector>
          <draw:connector draw:style-name="gr11" draw:layer="layout" svg:x1="7.35cm" svg:y1="13.796cm" svg:x2="13.95cm" svg:y2="14.54cm" draw:start-shape="id95" draw:start-glue-point="7" draw:end-shape="id98" draw:end-glue-point="0" svg:d="M7350 13796h6600v744" svg:viewBox="0 0 6601 745">
            <text:p/>
          </draw:connector>
          <draw:connector draw:style-name="gr11" draw:layer="layout" svg:x1="13.95cm" svg:y1="15.453cm" svg:x2="7.35cm" svg:y2="16.14cm" draw:start-shape="id98" draw:start-glue-point="2" draw:end-shape="id97" draw:end-glue-point="10" svg:d="M13950 15453v687h-6600" svg:viewBox="0 0 6601 688">
            <text:p/>
          </draw:connector>
          <draw:custom-shape draw:style-name="gr10" xml:id="id106" draw:id="id106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1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00" draw:id="id100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99" draw:start-glue-point="8" draw:end-shape="id100" draw:end-glue-point="0" svg:d="M7050 9200v277" svg:viewBox="0 0 1 278">
            <text:p/>
          </draw:connector>
          <draw:custom-shape draw:style-name="gr7" draw:text-style-name="P7" xml:id="id102" draw:id="id102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01" draw:id="id101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03" draw:id="id103" draw:layer="layout" svg:width="4cm" svg:height="0.913cm" svg:x="9.235cm" svg:y="10.237cm">
            <text:p text:style-name="P6">OC: Rich. regol. formale<text:line-break/><text:span text:style-name="T1">VO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00" draw:start-glue-point="2" draw:end-shape="id101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01" draw:start-glue-point="6" draw:end-shape="id102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01" draw:start-glue-point="7" draw:end-shape="id103" draw:end-glue-point="3" svg:d="M7351 10693h1884" svg:viewBox="0 0 1885 1">
            <text:p/>
          </draw:connector>
          <draw:connector draw:style-name="gr11" draw:layer="layout" svg:x1="7.05cm" svg:y1="12.126cm" svg:x2="7.05cm" svg:y2="12.55cm" draw:start-shape="id102" draw:start-glue-point="2" draw:end-shape="id104" draw:end-glue-point="0" svg:d="M7050 12126v424" svg:viewBox="0 0 1 425">
            <text:p/>
          </draw:connector>
          <draw:connector draw:style-name="gr11" draw:layer="layout" svg:x1="13.235cm" svg:y1="10.693cm" svg:x2="13.754cm" svg:y2="10.693cm" draw:start-shape="id103" draw:start-glue-point="1" draw:end-shape="id105" draw:end-glue-point="5" svg:d="M13235 10693h519" svg:viewBox="0 0 520 1">
            <text:p/>
          </draw:connector>
          <draw:custom-shape draw:style-name="gr6" xml:id="id105" draw:id="id105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05" draw:start-glue-point="4" draw:end-shape="id100" draw:end-glue-point="1" svg:d="M14054 10393v-638h-5004" svg:viewBox="0 0 5005 639">
            <text:p/>
          </draw:connector>
          <draw:frame draw:style-name="gr212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05" draw:start-glue-point="6" draw:end-shape="id106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04" draw:id="id104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496cm" draw:start-shape="id104" draw:start-glue-point="2" draw:end-shape="id95" draw:end-glue-point="4" svg:d="M7050 13107v389" svg:viewBox="0 0 1 390">
            <text:p/>
          </draw:connector>
          <draw:frame draw:style-name="gr17" draw:text-style-name="P6" draw:layer="layout" svg:width="0.467cm" svg:height="0.637cm" svg:x="6.461cm" svg:y="13.927cm">
            <draw:text-box>
              <text:p>Ok</text:p>
            </draw:text-box>
          </draw:frame>
          <draw:g draw:name="start-event-message_4">
            <draw:path draw:style-name="gr213" draw:text-style-name="P12" draw:layer="layout" svg:width="0.599cm" svg:height="0.599cm" svg:x="14.201cm" svg:y="9.401cm" svg:viewBox="0 0 600 600" svg:d="M600 300c0-166-135-300-301-300-165 0-299 134-299 300s134 300 299 300c166 0 301-134 301-300z">
              <text:p/>
            </draw:path>
            <draw:custom-shape draw:style-name="gr214" draw:text-style-name="P13" draw:layer="layout" svg:width="0.36cm" svg:height="0.24cm" svg:x="14.321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15" draw:text-style-name="P13" draw:layer="layout" svg:width="0.359cm" svg:height="0.089cm" svg:x="14.321cm" svg:y="9.577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85cm" svg:y="8.445cm">
              <draw:text-box>
                <text:p>Istanza</text:p>
              </draw:text-box>
            </draw:frame>
            <draw:g draw:name="start-event-message_7">
              <draw:path draw:style-name="gr216" draw:text-style-name="P12" draw:layer="layout" svg:width="0.599cm" svg:height="0.599cm" svg:x="7.524cm" svg:y="8.445cm" svg:viewBox="0 0 600 600" svg:d="M600 300c0-166-135-300-301-300-165 0-299 134-299 300s134 300 299 300c166 0 301-134 301-300z">
                <text:p/>
              </draw:path>
              <draw:custom-shape draw:style-name="gr217" draw:text-style-name="P13" draw:layer="layout" svg:width="0.36cm" svg:height="0.24cm" svg:x="7.644cm" svg:y="8.621cm">
                <text:p/>
                <draw:enhanced-geometry svg:viewBox="0 0 21600 21600" draw:type="rectangle" draw:enhanced-path="M 0 0 L 21600 0 21600 21600 0 21600 0 0 Z N"/>
              </draw:custom-shape>
              <draw:polygon draw:style-name="gr218" draw:text-style-name="P13" draw:layer="layout" svg:width="0.359cm" svg:height="0.089cm" svg:x="7.644cm" svg:y="8.621cm" svg:viewBox="0 0 360 90" draw:points="0,0 180,90 360,0">
                <text:p/>
              </draw:polygon>
            </draw:g>
          </draw:g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1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2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2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2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2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24" draw:text-style-name="P14" draw:layer="layout" svg:x1="6.454cm" svg:y1="28.282cm" svg:x2="6.484cm" svg:y2="28.282cm">
                <text:p/>
              </draw:line>
              <draw:polyline draw:style-name="gr22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26" draw:text-style-name="P14" draw:layer="layout" svg:x1="6.064cm" svg:y1="28.282cm" svg:x2="6.094cm" svg:y2="28.282cm">
                <text:p/>
              </draw:line>
              <draw:line draw:style-name="gr227" draw:text-style-name="P14" draw:layer="layout" svg:x1="6.274cm" svg:y1="28.505cm" svg:x2="6.274cm" svg:y2="28.475cm">
                <text:p/>
              </draw:line>
              <draw:line draw:style-name="gr22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V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Accesso agli att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Accesso agli att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A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xml:id="id116" draw:id="id116" draw:layer="layout" svg:width="0.6cm" svg:height="0.6cm" svg:x="6.75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07" draw:id="id107" draw:layer="layout" svg:width="0.6cm" svg:height="0.6cm" svg:x="6.75cm" svg:y="14.9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09" draw:id="id109" draw:layer="layout" svg:width="4cm" svg:height="0.913cm" svg:x="5.05cm" svg:y="17.9cm">
            <text:p text:style-name="P6">OC: Accesso concesso</text:p>
            <text:p text:style-name="P6"><text:span text:style-name="T1">AA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13" draw:id="id113" draw:layer="layout" svg:width="4cm" svg:height="0.913cm" svg:x="11.95cm" svg:y="17.9cm">
            <text:p text:style-name="P6">OC: Accesso negato<text:line-break/><text:span text:style-name="T1">AA90_C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9" xml:id="id111" draw:id="id111" draw:layer="layout" svg:width="4cm" svg:height="0.913cm" svg:x="9.235cm" svg:y="14.8cm">
            <text:p text:style-name="P6">OC: Notifica controinteres.<text:line-break/><text:span text:style-name="T1">AA80_PRE</text:span></text:p>
            <draw:enhanced-geometry svg:viewBox="0 0 21600 21600" draw:type="rectangle" draw:enhanced-path="M 0 0 L 21600 0 21600 21600 0 21600 0 0 Z N"/>
          </draw:custom-shape>
          <draw:custom-shape draw:style-name="gr6" xml:id="id112" draw:id="id112" draw:layer="layout" svg:width="0.6cm" svg:height="0.6cm" svg:x="10.935cm" svg:y="18.05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0" xml:id="id110" draw:id="id110" draw:layer="layout" svg:width="0.6cm" svg:height="0.6cm" svg:x="6.75cm" svg:y="19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5cm" svg:y1="15.556cm" svg:x2="9.235cm" svg:y2="17.284cm" draw:start-shape="id107" draw:start-glue-point="6" draw:end-shape="id108" draw:end-glue-point="3" svg:d="M7050 15556v1728h2185" svg:viewBox="0 0 2186 1729">
            <text:p/>
          </draw:connector>
          <draw:connector draw:style-name="gr11" draw:layer="layout" svg:x1="7.05cm" svg:y1="18.813cm" svg:x2="7.05cm" svg:y2="19.2cm" draw:start-shape="id109" draw:start-glue-point="2" draw:end-shape="id110" draw:end-glue-point="4" svg:d="M7050 18813v387" svg:viewBox="0 0 1 388">
            <text:p/>
          </draw:connector>
          <draw:connector draw:style-name="gr11" draw:layer="layout" svg:x1="7.35cm" svg:y1="15.256cm" svg:x2="9.235cm" svg:y2="15.256cm" draw:start-shape="id107" draw:start-glue-point="7" draw:end-shape="id111" draw:end-glue-point="3" svg:d="M7350 15256h1885" svg:viewBox="0 0 1886 1">
            <text:p/>
          </draw:connector>
          <draw:custom-shape draw:style-name="gr9" draw:text-style-name="P9" xml:id="id108" draw:id="id108" draw:layer="layout" svg:width="4cm" svg:height="0.557cm" svg:x="9.235cm" svg:y="17.006cm">
            <text:p text:style-name="P6">AC/OC: Valutazione</text:p>
            <draw:enhanced-geometry svg:viewBox="0 0 21600 21600" draw:type="rectangle" draw:enhanced-path="M 0 0 L 21600 0 21600 21600 0 21600 0 0 Z N"/>
          </draw:custom-shape>
          <draw:connector draw:style-name="gr11" draw:layer="layout" svg:x1="11.235cm" svg:y1="17.563cm" svg:x2="11.235cm" svg:y2="18.056cm" draw:start-shape="id108" draw:start-glue-point="2" draw:end-shape="id112" draw:end-glue-point="4" svg:d="M11235 17563v493" svg:viewBox="0 0 1 494">
            <text:p/>
          </draw:connector>
          <draw:connector draw:style-name="gr11" draw:layer="layout" svg:x1="11.535cm" svg:y1="18.356cm" svg:x2="11.95cm" svg:y2="18.356cm" draw:start-shape="id112" draw:start-glue-point="7" draw:end-shape="id113" draw:end-glue-point="3" svg:d="M11535 18356h415" svg:viewBox="0 0 416 1">
            <text:p/>
          </draw:connector>
          <draw:connector draw:style-name="gr11" draw:layer="layout" svg:x1="10.935cm" svg:y1="18.356cm" svg:x2="9.05cm" svg:y2="18.356cm" draw:start-shape="id112" draw:start-glue-point="5" draw:end-shape="id109" draw:end-glue-point="1" svg:d="M10935 18356h-1885" svg:viewBox="0 0 1886 1">
            <text:p/>
          </draw:connector>
          <draw:custom-shape draw:style-name="gr6" xml:id="id114" draw:id="id114" draw:layer="layout" svg:width="0.6cm" svg:height="0.6cm" svg:x="10.935cm" svg:y="16.06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235cm" svg:y1="15.713cm" svg:x2="11.235cm" svg:y2="16.064cm" draw:start-shape="id111" draw:start-glue-point="2" draw:end-shape="id114" draw:end-glue-point="4" svg:d="M11235 15713v351" svg:viewBox="0 0 1 352">
            <text:p/>
          </draw:connector>
          <draw:connector draw:style-name="gr11" draw:layer="layout" svg:x1="11.235cm" svg:y1="16.664cm" svg:x2="11.235cm" svg:y2="17.006cm" draw:start-shape="id114" draw:start-glue-point="6" draw:end-shape="id108" draw:end-glue-point="0" svg:d="M11235 16664v342" svg:viewBox="0 0 1 343">
            <text:p/>
          </draw:connector>
          <draw:connector draw:style-name="gr11" draw:layer="layout" svg:x1="13.95cm" svg:y1="18.813cm" svg:x2="7.35cm" svg:y2="19.5cm" draw:start-shape="id113" draw:start-glue-point="2" draw:end-shape="id110" draw:end-glue-point="10" svg:d="M13950 18813v687h-6600" svg:viewBox="0 0 6601 688">
            <text:p/>
          </draw:connector>
          <draw:connector draw:style-name="gr11" draw:layer="layout" draw:line-skew="0.24cm" svg:x1="11.535cm" svg:y1="16.364cm" svg:x2="13.235cm" svg:y2="17.284cm" draw:start-shape="id114" draw:start-glue-point="7" draw:end-shape="id108" draw:end-glue-point="1" svg:d="M11535 16364h2165v920h-465" svg:viewBox="0 0 2166 921">
            <text:p/>
          </draw:connector>
          <draw:connector draw:style-name="gr11" draw:layer="layout" svg:x1="14cm" svg:y1="14.104cm" svg:x2="13.235cm" svg:y2="17.284cm" draw:start-shape="id115" draw:start-glue-point="6" draw:end-shape="id108" draw:end-glue-point="1" svg:d="M14000 14104v3180h-765" svg:viewBox="0 0 766 3181">
            <text:p/>
          </draw:connector>
          <draw:frame draw:style-name="gr12" draw:text-style-name="P6" draw:layer="layout" svg:width="2.931cm" svg:height="0.637cm" svg:x="8.1cm" svg:y="16.383cm">
            <draw:text-box>
              <text:p><text:span text:style-name="T6">Opposizione </text:span><text:span text:style-name="T7">≤</text:span>10gg</text:p>
            </draw:text-box>
          </draw:frame>
          <draw:frame draw:style-name="gr13" draw:text-style-name="P6" draw:layer="layout" svg:width="0.467cm" svg:height="0.637cm" svg:x="10.55cm" svg:y="17.863cm">
            <draw:text-box>
              <text:p>Ok</text:p>
            </draw:text-box>
          </draw:frame>
          <draw:custom-shape draw:style-name="gr10" xml:id="id122" draw:id="id122" draw:layer="layout" svg:width="0.6cm" svg:height="0.6cm" svg:x="13.754cm" svg:y="11.5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9" draw:text-style-name="P10" draw:layer="layout" svg:width="2.196cm" svg:height="0.637cm" svg:x="14.154cm" svg:y="10.85cm">
            <draw:text-box>
              <text:p text:style-name="P10">Archiviazione</text:p>
            </draw:text-box>
          </draw:frame>
          <draw:custom-shape draw:style-name="gr5" draw:text-style-name="P5" xml:id="id117" draw:id="id117" draw:layer="layout" svg:width="4cm" svg:height="0.557cm" svg:x="5.05cm" svg:y="9.477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9.2cm" svg:x2="7.05cm" svg:y2="9.477cm" draw:start-shape="id116" draw:start-glue-point="8" draw:end-shape="id117" draw:end-glue-point="0" svg:d="M7050 9200v277" svg:viewBox="0 0 1 278">
            <text:p/>
          </draw:connector>
          <draw:custom-shape draw:style-name="gr7" draw:text-style-name="P7" xml:id="id119" draw:id="id119" draw:layer="layout" svg:width="4cm" svg:height="0.557cm" svg:x="5.05cm" svg:y="11.569cm">
            <text:p text:style-name="P6">RC: Assegnazione AC/OC</text:p>
            <draw:enhanced-geometry svg:viewBox="0 0 21600 21600" draw:type="rectangle" draw:enhanced-path="M 0 0 L 21600 0 21600 21600 0 21600 0 0 Z N"/>
          </draw:custom-shape>
          <draw:custom-shape draw:style-name="gr6" xml:id="id118" draw:id="id118" draw:layer="layout" svg:width="0.6cm" svg:height="0.6cm" svg:x="6.751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20" draw:id="id120" draw:layer="layout" svg:width="4cm" svg:height="0.913cm" svg:x="9.235cm" svg:y="10.237cm">
            <text:p text:style-name="P6">OC: Rich. regol. formale<text:line-break/><text:span text:style-name="T1">AA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0.034cm" svg:x2="7.051cm" svg:y2="10.393cm" draw:start-shape="id117" draw:start-glue-point="2" draw:end-shape="id118" draw:end-glue-point="4" svg:d="M7050 10034v179h1v180" svg:viewBox="0 0 2 360">
            <text:p/>
          </draw:connector>
          <draw:connector draw:style-name="gr11" draw:layer="layout" svg:x1="7.051cm" svg:y1="10.993cm" svg:x2="7.05cm" svg:y2="11.569cm" draw:start-shape="id118" draw:start-glue-point="6" draw:end-shape="id119" draw:end-glue-point="0" svg:d="M7051 10993v288h-1v288" svg:viewBox="0 0 2 577">
            <text:p/>
          </draw:connector>
          <draw:connector draw:style-name="gr11" draw:layer="layout" svg:x1="7.351cm" svg:y1="10.693cm" svg:x2="9.235cm" svg:y2="10.693cm" draw:start-shape="id118" draw:start-glue-point="7" draw:end-shape="id120" draw:end-glue-point="3" svg:d="M7351 10693h1884" svg:viewBox="0 0 1885 1">
            <text:p/>
          </draw:connector>
          <draw:connector draw:style-name="gr11" draw:layer="layout" svg:x1="7.05cm" svg:y1="12.126cm" svg:x2="7.05cm" svg:y2="12.546cm" draw:start-shape="id119" draw:start-glue-point="2" svg:d="M7050 12126v420" svg:viewBox="0 0 1 421">
            <text:p/>
          </draw:connector>
          <draw:connector draw:style-name="gr11" draw:layer="layout" svg:x1="13.235cm" svg:y1="10.693cm" svg:x2="13.754cm" svg:y2="10.693cm" draw:start-shape="id120" draw:start-glue-point="1" draw:end-shape="id121" draw:end-glue-point="5" svg:d="M13235 10693h519" svg:viewBox="0 0 520 1">
            <text:p/>
          </draw:connector>
          <draw:custom-shape draw:style-name="gr6" xml:id="id121" draw:id="id121" draw:layer="layout" svg:width="0.6cm" svg:height="0.6cm" svg:x="13.754cm" svg:y="10.39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54cm" svg:y1="10.393cm" svg:x2="9.05cm" svg:y2="9.755cm" draw:start-shape="id121" draw:start-glue-point="4" draw:end-shape="id117" draw:end-glue-point="1" svg:d="M14054 10393v-638h-5004" svg:viewBox="0 0 5005 639">
            <text:p/>
          </draw:connector>
          <draw:frame draw:style-name="gr230" draw:text-style-name="P10" draw:layer="layout" svg:width="3.046cm" svg:height="0.637cm" svg:x="14.154cm" svg:y="9.85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53cm" svg:y="10.16cm">
            <draw:text-box>
              <text:p text:style-name="P11">[1] Irregolare</text:p>
            </draw:text-box>
          </draw:frame>
          <draw:connector draw:style-name="gr11" draw:layer="layout" svg:x1="14.054cm" svg:y1="10.993cm" svg:x2="14.054cm" svg:y2="11.551cm" draw:start-shape="id121" draw:start-glue-point="6" draw:end-shape="id122" draw:end-glue-point="4" svg:d="M14054 10993v558" svg:viewBox="0 0 1 559">
            <text:p/>
          </draw:connector>
          <draw:frame draw:style-name="gr17" draw:text-style-name="P6" draw:layer="layout" svg:width="0.467cm" svg:height="0.637cm" svg:x="6.46cm" svg:y="10.786cm">
            <draw:text-box>
              <text:p>Ok</text:p>
            </draw:text-box>
          </draw:frame>
          <draw:custom-shape draw:style-name="gr5" draw:text-style-name="P5" xml:id="id123" draw:id="id123" draw:layer="layout" svg:width="4cm" svg:height="0.557cm" svg:x="5.05cm" svg:y="12.55cm">
            <text:p text:style-name="P4"><text:span text:style-name="T4">AC/O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3.107cm" svg:x2="7.05cm" svg:y2="13.504cm" draw:start-shape="id123" draw:start-glue-point="2" draw:end-shape="id124" draw:end-glue-point="4" svg:d="M7050 13107v397" svg:viewBox="0 0 1 398">
            <text:p/>
          </draw:connector>
          <draw:custom-shape draw:style-name="gr6" xml:id="id124" draw:id="id124" draw:layer="layout" svg:width="0.6cm" svg:height="0.6cm" svg:x="6.75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25" draw:id="id125" draw:layer="layout" svg:width="4cm" svg:height="0.913cm" svg:x="9.235cm" svg:y="13.348cm">
            <text:p text:style-name="P6">OC: Richiesta integrazioni<text:line-break/><text:span text:style-name="T1">AA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5cm" svg:y1="14.104cm" svg:x2="7.05cm" svg:y2="14.956cm" draw:start-shape="id124" draw:start-glue-point="6" draw:end-shape="id107" draw:end-glue-point="4" svg:d="M7050 14104v852" svg:viewBox="0 0 1 853">
            <text:p/>
          </draw:connector>
          <draw:connector draw:style-name="gr11" draw:layer="layout" svg:x1="7.35cm" svg:y1="13.804cm" svg:x2="9.235cm" svg:y2="13.804cm" draw:start-shape="id124" draw:start-glue-point="7" draw:end-shape="id125" draw:end-glue-point="3" svg:d="M7350 13804h1885" svg:viewBox="0 0 1886 1">
            <text:p/>
          </draw:connector>
          <draw:custom-shape draw:style-name="gr6" xml:id="id115" draw:id="id115" draw:layer="layout" svg:width="0.6cm" svg:height="0.6cm" svg:x="13.7cm" svg:y="13.50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62cm" svg:y="13.036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35cm" svg:y1="13.804cm" svg:x2="13.7cm" svg:y2="13.804cm" draw:start-shape="id125" draw:start-glue-point="1" draw:end-shape="id115" draw:end-glue-point="5" svg:d="M13235 13804h465" svg:viewBox="0 0 466 1">
            <text:p/>
          </draw:connector>
          <draw:frame draw:style-name="gr231" draw:text-style-name="P10" draw:layer="layout" svg:width="2.196cm" svg:height="0.637cm" svg:x="7.256cm" svg:y="13.259cm">
            <draw:text-box>
              <text:p text:style-name="P10">[1] Incompleta</text:p>
            </draw:text-box>
          </draw:frame>
          <draw:connector draw:style-name="gr11" draw:layer="layout" svg:x1="14cm" svg:y1="13.504cm" svg:x2="9.05cm" svg:y2="12.828cm" draw:start-shape="id115" draw:start-glue-point="4" draw:end-shape="id123" draw:end-glue-point="1" svg:d="M14000 13504v-676h-4950" svg:viewBox="0 0 4951 677">
            <text:p/>
          </draw:connector>
          <draw:frame draw:style-name="gr18" draw:text-style-name="P6" draw:layer="layout" svg:width="2.538cm" svg:height="0.637cm" svg:x="14.163cm" svg:y="13.937cm">
            <draw:text-box>
              <text:p>No integrazione</text:p>
            </draw:text-box>
          </draw:frame>
          <draw:frame draw:style-name="gr20" draw:text-style-name="P6" draw:layer="layout" svg:width="2.572cm" svg:height="0.637cm" svg:x="11.549cm" svg:y="15.85cm">
            <draw:text-box>
              <text:p>No opposizione</text:p>
            </draw:text-box>
          </draw:frame>
          <draw:g draw:name="start-event-message_6">
            <draw:path draw:style-name="gr232" draw:text-style-name="P12" draw:layer="layout" svg:width="0.599cm" svg:height="0.599cm" svg:x="14.2cm" svg:y="12.6cm" svg:viewBox="0 0 600 600" svg:d="M600 300c0-166-135-300-301-300-165 0-299 134-299 300s134 300 299 300c166 0 301-134 301-300z">
              <text:p/>
            </draw:path>
            <draw:custom-shape draw:style-name="gr233" draw:text-style-name="P13" draw:layer="layout" svg:width="0.36cm" svg:height="0.24cm" svg:x="14.32cm" svg:y="12.776cm">
              <text:p/>
              <draw:enhanced-geometry svg:viewBox="0 0 21600 21600" draw:type="rectangle" draw:enhanced-path="M 0 0 L 21600 0 21600 21600 0 21600 0 0 Z N"/>
            </draw:custom-shape>
            <draw:polygon draw:style-name="gr234" draw:text-style-name="P13" draw:layer="layout" svg:width="0.359cm" svg:height="0.089cm" svg:x="14.32cm" svg:y="12.776cm" svg:viewBox="0 0 360 90" draw:points="0,0 180,90 360,0">
              <text:p/>
            </draw:polygon>
          </draw:g>
          <draw:g draw:name="start-event-message_5">
            <draw:path draw:style-name="gr235" draw:text-style-name="P12" draw:layer="layout" svg:width="0.599cm" svg:height="0.599cm" svg:x="14.2cm" svg:y="9.401cm" svg:viewBox="0 0 600 600" svg:d="M600 300c0-166-135-300-301-300-165 0-299 134-299 300s134 300 299 300c166 0 301-134 301-300z">
              <text:p/>
            </draw:path>
            <draw:custom-shape draw:style-name="gr236" draw:text-style-name="P13" draw:layer="layout" svg:width="0.36cm" svg:height="0.24cm" svg:x="14.32cm" svg:y="9.577cm">
              <text:p/>
              <draw:enhanced-geometry svg:viewBox="0 0 21600 21600" draw:type="rectangle" draw:enhanced-path="M 0 0 L 21600 0 21600 21600 0 21600 0 0 Z N"/>
            </draw:custom-shape>
            <draw:polygon draw:style-name="gr237" draw:text-style-name="P13" draw:layer="layout" svg:width="0.359cm" svg:height="0.089cm" svg:x="14.32cm" svg:y="9.577cm" svg:viewBox="0 0 360 90" draw:points="0,0 180,90 360,0">
              <text:p/>
            </draw:polygon>
          </draw:g>
          <draw:frame draw:style-name="gr238" draw:text-style-name="P10" draw:layer="layout" svg:width="2.196cm" svg:height="0.637cm" svg:x="7.278cm" svg:y="14.704cm">
            <draw:text-box>
              <text:p text:style-name="P10">Controinteres.</text:p>
            </draw:text-box>
          </draw:frame>
          <draw:g draw:name="start-event-message_11">
            <draw:path draw:style-name="gr239" draw:text-style-name="P12" draw:layer="layout" svg:width="0.599cm" svg:height="0.599cm" svg:x="8.702cm" svg:y="15.924cm" svg:viewBox="0 0 600 600" svg:d="M600 300c0-166-135-300-301-300-165 0-299 134-299 300s134 300 299 300c166 0 301-134 301-300z">
              <text:p/>
            </draw:path>
            <draw:custom-shape draw:style-name="gr240" draw:text-style-name="P13" draw:layer="layout" svg:width="0.36cm" svg:height="0.24cm" svg:x="8.822cm" svg:y="16.1cm">
              <text:p/>
              <draw:enhanced-geometry svg:viewBox="0 0 21600 21600" draw:type="rectangle" draw:enhanced-path="M 0 0 L 21600 0 21600 21600 0 21600 0 0 Z N"/>
            </draw:custom-shape>
            <draw:polygon draw:style-name="gr241" draw:text-style-name="P13" draw:layer="layout" svg:width="0.359cm" svg:height="0.089cm" svg:x="8.822cm" svg:y="16.1cm" svg:viewBox="0 0 360 90" draw:points="0,0 180,90 360,0">
              <text:p/>
            </draw:polygon>
          </draw:g>
        </draw:g>
        <draw:g>
          <draw:frame draw:style-name="gr30" draw:text-style-name="P6" draw:layer="layout" svg:width="3.554cm" svg:height="0.637cm" svg:x="8.184cm" svg:y="8.444cm">
            <draw:text-box>
              <text:p>Istanza</text:p>
            </draw:text-box>
          </draw:frame>
          <draw:g draw:name="start-event-message_7">
            <draw:path draw:style-name="gr242" draw:text-style-name="P12" draw:layer="layout" svg:width="0.599cm" svg:height="0.599cm" svg:x="7.523cm" svg:y="8.444cm" svg:viewBox="0 0 600 600" svg:d="M600 300c0-166-135-300-301-300-165 0-299 134-299 300s134 300 299 300c166 0 301-134 301-300z">
              <text:p/>
            </draw:path>
            <draw:custom-shape draw:style-name="gr243" draw:text-style-name="P13" draw:layer="layout" svg:width="0.36cm" svg:height="0.24cm" svg:x="7.643cm" svg:y="8.62cm">
              <text:p/>
              <draw:enhanced-geometry svg:viewBox="0 0 21600 21600" draw:type="rectangle" draw:enhanced-path="M 0 0 L 21600 0 21600 21600 0 21600 0 0 Z N"/>
            </draw:custom-shape>
            <draw:polygon draw:style-name="gr244" draw:text-style-name="P13" draw:layer="layout" svg:width="0.359cm" svg:height="0.089cm" svg:x="7.643cm" svg:y="8.62cm" svg:viewBox="0 0 360 90" draw:points="0,0 180,90 360,0">
              <text:p/>
            </draw:polygon>
          </draw:g>
        </draw:g>
        <draw:g>
          <draw:g draw:name="start-event-timer">
            <draw:path draw:style-name="gr245" draw:text-style-name="P14" draw:layer="layout" svg:width="0.599cm" svg:height="0.599cm" svg:x="3.565cm" svg:y="11.018cm" svg:viewBox="0 0 600 600" svg:d="M600 300c0-165-135-300-301-300-165 0-299 135-299 300 0 166 134 300 299 300 166 0 301-134 301-300z">
              <text:p/>
            </draw:path>
            <draw:g>
              <draw:path draw:style-name="gr246" draw:text-style-name="P14" draw:layer="layout" svg:width="0.431cm" svg:height="0.431cm" svg:x="3.649cm" svg:y="11.102cm" svg:viewBox="0 0 432 432" svg:d="M432 216c0-119-97-216-216-216s-216 97-216 216c0 120 97 216 216 216s216-96 216-216z">
                <text:p/>
              </draw:path>
              <draw:line draw:style-name="gr247" draw:text-style-name="P14" draw:layer="layout" svg:x1="4.045cm" svg:y1="11.311cm" svg:x2="4.075cm" svg:y2="11.311cm">
                <text:p/>
              </draw:line>
              <draw:polyline draw:style-name="gr248" draw:text-style-name="P14" draw:layer="layout" svg:width="0.122cm" svg:height="0.238cm" svg:x="3.862cm" svg:y="11.132cm" svg:viewBox="0 0 123 239" draw:points="63,0 0,186 123,239">
                <text:p/>
              </draw:polyline>
              <draw:line draw:style-name="gr249" draw:text-style-name="P14" draw:layer="layout" svg:x1="3.655cm" svg:y1="11.311cm" svg:x2="3.685cm" svg:y2="11.311cm">
                <text:p/>
              </draw:line>
              <draw:line draw:style-name="gr250" draw:text-style-name="P14" draw:layer="layout" svg:x1="3.865cm" svg:y1="11.534cm" svg:x2="3.865cm" svg:y2="11.504cm">
                <text:p/>
              </draw:line>
              <draw:line draw:style-name="gr251" draw:text-style-name="P14" draw:layer="layout" svg:x1="3.865cm" svg:y1="11.132cm" svg:x2="3.865cm" svg:y2="11.102cm">
                <text:p/>
              </draw:line>
            </draw:g>
          </draw:g>
          <draw:frame draw:style-name="gr41" draw:text-style-name="P6" draw:layer="layout" svg:width="3.046cm" svg:height="0.637cm" svg:x="4.233cm" svg:y="11cm">
            <draw:text-box>
              <text:p text:style-name="P10">Avvio</text:p>
            </draw:text-box>
          </draw:frame>
        </draw:g>
        <draw:g>
          <draw:g draw:name="start-event-timer">
            <draw:path draw:style-name="gr252" draw:text-style-name="P14" draw:layer="layout" svg:width="0.599cm" svg:height="0.599cm" svg:x="3.565cm" svg:y="18.038cm" svg:viewBox="0 0 600 600" svg:d="M600 300c0-165-135-300-301-300-165 0-299 135-299 300 0 166 134 300 299 300 166 0 301-134 301-300z">
              <text:p/>
            </draw:path>
            <draw:g>
              <draw:path draw:style-name="gr253" draw:text-style-name="P14" draw:layer="layout" svg:width="0.431cm" svg:height="0.431cm" svg:x="3.649cm" svg:y="18.122cm" svg:viewBox="0 0 432 432" svg:d="M432 216c0-119-97-216-216-216s-216 97-216 216c0 120 97 216 216 216s216-96 216-216z">
                <text:p/>
              </draw:path>
              <draw:line draw:style-name="gr254" draw:text-style-name="P14" draw:layer="layout" svg:x1="4.045cm" svg:y1="18.331cm" svg:x2="4.075cm" svg:y2="18.331cm">
                <text:p/>
              </draw:line>
              <draw:polyline draw:style-name="gr255" draw:text-style-name="P14" draw:layer="layout" svg:width="0.122cm" svg:height="0.238cm" svg:x="3.862cm" svg:y="18.152cm" svg:viewBox="0 0 123 239" draw:points="63,0 0,186 123,239">
                <text:p/>
              </draw:polyline>
              <draw:line draw:style-name="gr256" draw:text-style-name="P14" draw:layer="layout" svg:x1="3.655cm" svg:y1="18.331cm" svg:x2="3.685cm" svg:y2="18.331cm">
                <text:p/>
              </draw:line>
              <draw:line draw:style-name="gr257" draw:text-style-name="P14" draw:layer="layout" svg:x1="3.865cm" svg:y1="18.554cm" svg:x2="3.865cm" svg:y2="18.524cm">
                <text:p/>
              </draw:line>
              <draw:line draw:style-name="gr258" draw:text-style-name="P14" draw:layer="layout" svg:x1="3.865cm" svg:y1="18.152cm" svg:x2="3.865cm" svg:y2="18.122cm">
                <text:p/>
              </draw:line>
            </draw:g>
          </draw:g>
          <draw:frame draw:style-name="gr41" draw:text-style-name="P6" draw:layer="layout" svg:width="3.046cm" svg:height="0.637cm" svg:x="4.233cm" svg:y="18.02cm">
            <draw:text-box>
              <text:p text:style-name="P10">30gg</text:p>
            </draw:text-box>
          </draw:fram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5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6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6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6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6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64" draw:text-style-name="P14" draw:layer="layout" svg:x1="6.454cm" svg:y1="28.282cm" svg:x2="6.484cm" svg:y2="28.282cm">
                <text:p/>
              </draw:line>
              <draw:polyline draw:style-name="gr26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66" draw:text-style-name="P14" draw:layer="layout" svg:x1="6.064cm" svg:y1="28.282cm" svg:x2="6.094cm" svg:y2="28.282cm">
                <text:p/>
              </draw:line>
              <draw:line draw:style-name="gr267" draw:text-style-name="P14" draw:layer="layout" svg:x1="6.274cm" svg:y1="28.505cm" svg:x2="6.274cm" svg:y2="28.475cm">
                <text:p/>
              </draw:line>
              <draw:line draw:style-name="gr26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</draw:page>
      <draw:page draw:name="Conferenza di serviz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nferenza dei servizi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269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270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271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272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273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274" draw:text-style-name="P14" draw:layer="layout" svg:x1="6.454cm" svg:y1="28.282cm" svg:x2="6.484cm" svg:y2="28.282cm">
                <text:p/>
              </draw:line>
              <draw:polyline draw:style-name="gr275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276" draw:text-style-name="P14" draw:layer="layout" svg:x1="6.064cm" svg:y1="28.282cm" svg:x2="6.094cm" svg:y2="28.282cm">
                <text:p/>
              </draw:line>
              <draw:line draw:style-name="gr277" draw:text-style-name="P14" draw:layer="layout" svg:x1="6.274cm" svg:y1="28.505cm" svg:x2="6.274cm" svg:y2="28.475cm">
                <text:p/>
              </draw:line>
              <draw:line draw:style-name="gr278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31" draw:id="id131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26" draw:id="id126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27" draw:id="id127" draw:layer="layout" svg:width="4cm" svg:height="0.913cm" svg:x="5.043cm" svg:y="16.006cm">
            <text:p text:style-name="P6">OC: Parere favorevole</text:p>
            <text:p text:style-name="P6"><text:span text:style-name="T1">CS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29" draw:id="id129" draw:layer="layout" svg:width="4cm" svg:height="0.913cm" svg:x="11.943cm" svg:y="16.006cm">
            <text:p text:style-name="P6">OC: Parere contrario<text:line-break/><text:span text:style-name="T1">CS90_CON</text:span></text:p>
            <draw:enhanced-geometry svg:viewBox="0 0 21600 21600" draw:type="rectangle" draw:enhanced-path="M 0 0 L 21600 0 21600 21600 0 21600 0 0 Z N"/>
          </draw:custom-shape>
          <draw:custom-shape draw:style-name="gr10" xml:id="id128" draw:id="id128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26" draw:start-glue-point="6" draw:end-shape="id127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27" draw:start-glue-point="2" draw:end-shape="id128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26" draw:start-glue-point="7" draw:end-shape="id129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29" draw:start-glue-point="2" draw:end-shape="id128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30" draw:start-glue-point="6" draw:end-shape="id126" draw:end-glue-point="4" svg:d="M13993 14110v427h-6950v425" svg:viewBox="0 0 6951 853">
            <text:p/>
          </draw:connector>
          <draw:custom-shape draw:style-name="gr10" xml:id="id138" draw:id="id138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79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32" draw:id="id132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31" draw:start-glue-point="8" draw:end-shape="id132" draw:end-glue-point="0" svg:d="M7043 9206v277" svg:viewBox="0 0 1 278">
            <text:p/>
          </draw:connector>
          <draw:custom-shape draw:style-name="gr7" draw:text-style-name="P7" xml:id="id134" draw:id="id134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33" draw:id="id133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35" draw:id="id135" draw:layer="layout" svg:width="4cm" svg:height="0.913cm" svg:x="9.228cm" svg:y="10.243cm">
            <text:p text:style-name="P6">OC: Rich. regol. formale<text:line-break/><text:span text:style-name="T1">CS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32" draw:start-glue-point="2" draw:end-shape="id133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33" draw:start-glue-point="6" draw:end-shape="id134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33" draw:start-glue-point="7" draw:end-shape="id135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34" draw:start-glue-point="2" draw:end-shape="id136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35" draw:start-glue-point="1" draw:end-shape="id137" draw:end-glue-point="5" svg:d="M13228 10699h519" svg:viewBox="0 0 520 1">
            <text:p/>
          </draw:connector>
          <draw:custom-shape draw:style-name="gr6" xml:id="id137" draw:id="id137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37" draw:start-glue-point="4" draw:end-shape="id132" draw:end-glue-point="1" svg:d="M14047 10399v-638h-5004" svg:viewBox="0 0 5005 639">
            <text:p/>
          </draw:connector>
          <draw:frame draw:style-name="gr280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37" draw:start-glue-point="6" draw:end-shape="id138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36" draw:id="id136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36" draw:start-glue-point="2" draw:end-shape="id139" draw:end-glue-point="4" svg:d="M7043 13113v397" svg:viewBox="0 0 1 398">
            <text:p/>
          </draw:connector>
          <draw:custom-shape draw:style-name="gr6" xml:id="id139" draw:id="id139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40" draw:id="id140" draw:layer="layout" svg:width="4cm" svg:height="0.913cm" svg:x="9.228cm" svg:y="13.354cm">
            <text:p text:style-name="P6">OC: Richiesta integrazioni<text:line-break/><text:span text:style-name="T1">CS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39" draw:start-glue-point="6" draw:end-shape="id126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39" draw:start-glue-point="7" draw:end-shape="id140" draw:end-glue-point="3" svg:d="M7343 13810h1885" svg:viewBox="0 0 1886 1">
            <text:p/>
          </draw:connector>
          <draw:custom-shape draw:style-name="gr6" xml:id="id130" draw:id="id130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40" draw:start-glue-point="1" draw:end-shape="id130" draw:end-glue-point="5" svg:d="M13228 13810h465" svg:viewBox="0 0 466 1">
            <text:p/>
          </draw:connector>
          <draw:frame draw:style-name="gr281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30" draw:start-glue-point="4" draw:end-shape="id136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282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283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284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285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286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287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288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289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290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291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292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293" draw:text-style-name="P14" draw:layer="layout" svg:x1="4.038cm" svg:y1="11.317cm" svg:x2="4.068cm" svg:y2="11.317cm">
                <text:p/>
              </draw:line>
              <draw:polyline draw:style-name="gr294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295" draw:text-style-name="P14" draw:layer="layout" svg:x1="3.648cm" svg:y1="11.317cm" svg:x2="3.678cm" svg:y2="11.317cm">
                <text:p/>
              </draw:line>
              <draw:line draw:style-name="gr296" draw:text-style-name="P14" draw:layer="layout" svg:x1="3.858cm" svg:y1="11.54cm" svg:x2="3.858cm" svg:y2="11.51cm">
                <text:p/>
              </draw:line>
              <draw:line draw:style-name="gr297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298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299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00" draw:text-style-name="P14" draw:layer="layout" svg:x1="4.038cm" svg:y1="17.337cm" svg:x2="4.068cm" svg:y2="17.337cm">
                <text:p/>
              </draw:line>
              <draw:polyline draw:style-name="gr301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02" draw:text-style-name="P14" draw:layer="layout" svg:x1="3.648cm" svg:y1="17.337cm" svg:x2="3.678cm" svg:y2="17.337cm">
                <text:p/>
              </draw:line>
              <draw:line draw:style-name="gr303" draw:text-style-name="P14" draw:layer="layout" svg:x1="3.858cm" svg:y1="17.56cm" svg:x2="3.858cm" svg:y2="17.53cm">
                <text:p/>
              </draw:line>
              <draw:line draw:style-name="gr304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Commissioni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Commissioni</text:span><text:span text:style-name="T2"><text:line-break/></text:span><text:span text:style-name="T2">LPS, MP, carburanti, esplosivi, …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CV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05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06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07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08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09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10" draw:text-style-name="P14" draw:layer="layout" svg:x1="6.454cm" svg:y1="28.282cm" svg:x2="6.484cm" svg:y2="28.282cm">
                <text:p/>
              </draw:line>
              <draw:polyline draw:style-name="gr311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12" draw:text-style-name="P14" draw:layer="layout" svg:x1="6.064cm" svg:y1="28.282cm" svg:x2="6.094cm" svg:y2="28.282cm">
                <text:p/>
              </draw:line>
              <draw:line draw:style-name="gr313" draw:text-style-name="P14" draw:layer="layout" svg:x1="6.274cm" svg:y1="28.505cm" svg:x2="6.274cm" svg:y2="28.475cm">
                <text:p/>
              </draw:line>
              <draw:line draw:style-name="gr314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45" draw:id="id145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41" draw:id="id141" draw:layer="layout" svg:width="0.6cm" svg:height="0.6cm" svg:x="6.743cm" svg:y="14.4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42" draw:id="id142" draw:layer="layout" svg:width="4cm" svg:height="0.913cm" svg:x="5.043cm" svg:y="15.506cm">
            <text:p text:style-name="P6">OC: Parere favorevole</text:p>
            <text:p text:style-name="P6"><text:span text:style-name="T1"/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44" draw:id="id144" draw:layer="layout" svg:width="4cm" svg:height="0.913cm" svg:x="9.443cm" svg:y="15.506cm">
            <text:p text:style-name="P6">OC: Parere contrario</text:p>
            <text:p text:style-name="P6"/>
            <draw:enhanced-geometry svg:viewBox="0 0 21600 21600" draw:type="rectangle" draw:enhanced-path="M 0 0 L 21600 0 21600 21600 0 21600 0 0 Z N"/>
          </draw:custom-shape>
          <draw:custom-shape draw:style-name="gr10" xml:id="id143" draw:id="id143" draw:layer="layout" svg:width="0.6cm" svg:height="0.6cm" svg:x="6.743cm" svg:y="16.8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062cm" svg:x2="7.043cm" svg:y2="15.506cm" draw:start-shape="id141" draw:start-glue-point="6" draw:end-shape="id142" draw:end-glue-point="0" svg:d="M7043 15062v444" svg:viewBox="0 0 1 445">
            <text:p/>
          </draw:connector>
          <draw:connector draw:style-name="gr11" draw:layer="layout" svg:x1="7.043cm" svg:y1="16.419cm" svg:x2="7.043cm" svg:y2="16.806cm" draw:start-shape="id142" draw:start-glue-point="2" draw:end-shape="id143" draw:end-glue-point="4" svg:d="M7043 16419v387" svg:viewBox="0 0 1 388">
            <text:p/>
          </draw:connector>
          <draw:connector draw:style-name="gr11" draw:layer="layout" svg:x1="7.343cm" svg:y1="14.762cm" svg:x2="11.443cm" svg:y2="15.506cm" draw:start-shape="id141" draw:start-glue-point="7" draw:end-shape="id144" draw:end-glue-point="0" svg:d="M7343 14762h4100v744" svg:viewBox="0 0 4101 745">
            <text:p/>
          </draw:connector>
          <draw:connector draw:style-name="gr11" draw:layer="layout" svg:x1="11.443cm" svg:y1="16.419cm" svg:x2="7.343cm" svg:y2="17.106cm" draw:start-shape="id144" draw:start-glue-point="2" draw:end-shape="id143" draw:end-glue-point="10" svg:d="M11443 16419v687h-4100" svg:viewBox="0 0 4101 688">
            <text:p/>
          </draw:connector>
          <draw:custom-shape draw:style-name="gr10" xml:id="id152" draw:id="id152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15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46" draw:id="id146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45" draw:start-glue-point="8" draw:end-shape="id146" draw:end-glue-point="0" svg:d="M7043 9206v277" svg:viewBox="0 0 1 278">
            <text:p/>
          </draw:connector>
          <draw:custom-shape draw:style-name="gr7" draw:text-style-name="P7" xml:id="id148" draw:id="id148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47" draw:id="id147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49" draw:id="id149" draw:layer="layout" svg:width="4cm" svg:height="0.913cm" svg:x="9.228cm" svg:y="10.243cm">
            <text:p text:style-name="P6">OC: Rich. regol. formale<text:line-break/><text:span text:style-name="T1">CV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46" draw:start-glue-point="2" draw:end-shape="id147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47" draw:start-glue-point="6" draw:end-shape="id148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47" draw:start-glue-point="7" draw:end-shape="id149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48" draw:start-glue-point="2" draw:end-shape="id150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49" draw:start-glue-point="1" draw:end-shape="id151" draw:end-glue-point="5" svg:d="M13228 10699h519" svg:viewBox="0 0 520 1">
            <text:p/>
          </draw:connector>
          <draw:custom-shape draw:style-name="gr6" xml:id="id151" draw:id="id151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51" draw:start-glue-point="4" draw:end-shape="id146" draw:end-glue-point="1" svg:d="M14047 10399v-638h-5004" svg:viewBox="0 0 5005 639">
            <text:p/>
          </draw:connector>
          <draw:frame draw:style-name="gr316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51" draw:start-glue-point="6" draw:end-shape="id152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50" draw:id="id150" draw:layer="layout" svg:width="4cm" svg:height="0.557cm" svg:x="5.043cm" svg:y="12.556cm">
            <text:p text:style-name="P4"><text:span text:style-name="T4">AC: Partecip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50" draw:start-glue-point="2" draw:end-shape="id153" draw:end-glue-point="4" svg:d="M7043 13113v397" svg:viewBox="0 0 1 398">
            <text:p/>
          </draw:connector>
          <draw:custom-shape draw:style-name="gr6" xml:id="id153" draw:id="id153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7.043cm" svg:y1="14.11cm" svg:x2="7.043cm" svg:y2="14.462cm" draw:start-shape="id153" draw:start-glue-point="6" draw:end-shape="id141" draw:end-glue-point="4" svg:d="M7043 14110v352" svg:viewBox="0 0 1 353">
            <text:p/>
          </draw:connector>
          <draw:connector draw:style-name="gr11" draw:layer="layout" svg:x1="7.343cm" svg:y1="13.81cm" svg:x2="15.843cm" svg:y2="15.506cm" draw:start-shape="id153" draw:start-glue-point="7" draw:end-shape="id154" draw:end-glue-point="0" svg:d="M7343 13810h8500v1696" svg:viewBox="0 0 8501 1697">
            <text:p/>
          </draw:connector>
          <draw:frame draw:style-name="gr317" draw:text-style-name="P10" draw:layer="layout" svg:width="1.285cm" svg:height="0.637cm" svg:x="7.315cm" svg:y="13.265cm">
            <draw:text-box>
              <text:p text:style-name="P10">Rinvio</text:p>
            </draw:text-box>
          </draw:frame>
          <draw:frame draw:style-name="gr17" draw:text-style-name="P6" draw:layer="layout" svg:width="0.467cm" svg:height="0.637cm" svg:x="6.454cm" svg:y="14.893cm">
            <draw:text-box>
              <text:p>Ok</text:p>
            </draw:text-box>
          </draw:frame>
          <draw:g draw:name="start-event-message_12">
            <draw:path draw:style-name="gr318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19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20" draw:text-style-name="P13" draw:layer="layout" svg:width="0.359cm" svg:height="0.089cm" svg:x="14.314cm" svg:y="9.5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21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22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23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  <draw:custom-shape draw:style-name="gr72" draw:text-style-name="P29" xml:id="id154" draw:id="id154" draw:layer="layout" svg:width="4cm" svg:height="0.913cm" svg:x="13.843cm" svg:y="15.506cm">
            <text:p text:style-name="P6">OC: Rinvio<text:line-break/></text:p>
            <draw:enhanced-geometry svg:viewBox="0 0 21600 21600" draw:type="rectangle" draw:enhanced-path="M 0 0 L 21600 0 21600 21600 0 21600 0 0 Z N"/>
          </draw:custom-shape>
          <draw:connector draw:style-name="gr11" draw:layer="layout" svg:x1="15.843cm" svg:y1="16.419cm" svg:x2="7.343cm" svg:y2="17.106cm" draw:start-shape="id154" draw:start-glue-point="2" draw:end-shape="id143" draw:end-glue-point="10" svg:d="M15843 16419v687h-8500" svg:viewBox="0 0 8501 688">
            <text:p/>
          </draw:connector>
        </draw:g>
        <draw:g>
          <draw:g draw:name="start-event-timer">
            <draw:path draw:style-name="gr324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25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26" draw:text-style-name="P14" draw:layer="layout" svg:x1="4.038cm" svg:y1="11.317cm" svg:x2="4.068cm" svg:y2="11.317cm">
                <text:p/>
              </draw:line>
              <draw:polyline draw:style-name="gr327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28" draw:text-style-name="P14" draw:layer="layout" svg:x1="3.648cm" svg:y1="11.317cm" svg:x2="3.678cm" svg:y2="11.317cm">
                <text:p/>
              </draw:line>
              <draw:line draw:style-name="gr329" draw:text-style-name="P14" draw:layer="layout" svg:x1="3.858cm" svg:y1="11.54cm" svg:x2="3.858cm" svg:y2="11.51cm">
                <text:p/>
              </draw:line>
              <draw:line draw:style-name="gr330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g>
          <draw:g draw:name="start-event-timer">
            <draw:path draw:style-name="gr331" draw:text-style-name="P14" draw:layer="layout" svg:width="0.599cm" svg:height="0.599cm" svg:x="3.558cm" svg:y="17.044cm" svg:viewBox="0 0 600 600" svg:d="M600 300c0-165-135-300-301-300-165 0-299 135-299 300 0 166 134 300 299 300 166 0 301-134 301-300z">
              <text:p/>
            </draw:path>
            <draw:g>
              <draw:path draw:style-name="gr332" draw:text-style-name="P14" draw:layer="layout" svg:width="0.431cm" svg:height="0.431cm" svg:x="3.642cm" svg:y="17.128cm" svg:viewBox="0 0 432 432" svg:d="M432 216c0-119-97-216-216-216s-216 97-216 216c0 120 97 216 216 216s216-96 216-216z">
                <text:p/>
              </draw:path>
              <draw:line draw:style-name="gr333" draw:text-style-name="P14" draw:layer="layout" svg:x1="4.038cm" svg:y1="17.337cm" svg:x2="4.068cm" svg:y2="17.337cm">
                <text:p/>
              </draw:line>
              <draw:polyline draw:style-name="gr334" draw:text-style-name="P14" draw:layer="layout" svg:width="0.122cm" svg:height="0.238cm" svg:x="3.855cm" svg:y="17.158cm" svg:viewBox="0 0 123 239" draw:points="63,0 0,186 123,239">
                <text:p/>
              </draw:polyline>
              <draw:line draw:style-name="gr335" draw:text-style-name="P14" draw:layer="layout" svg:x1="3.648cm" svg:y1="17.337cm" svg:x2="3.678cm" svg:y2="17.337cm">
                <text:p/>
              </draw:line>
              <draw:line draw:style-name="gr336" draw:text-style-name="P14" draw:layer="layout" svg:x1="3.858cm" svg:y1="17.56cm" svg:x2="3.858cm" svg:y2="17.53cm">
                <text:p/>
              </draw:line>
              <draw:line draw:style-name="gr337" draw:text-style-name="P14" draw:layer="layout" svg:x1="3.858cm" svg:y1="17.158cm" svg:x2="3.858cm" svg:y2="17.128cm">
                <text:p/>
              </draw:line>
            </draw:g>
          </draw:g>
          <draw:frame draw:style-name="gr41" draw:text-style-name="P6" draw:layer="layout" svg:width="3.046cm" svg:height="0.637cm" svg:x="4.226cm" svg:y="17.026cm">
            <draw:text-box>
              <text:p text:style-name="P10">Riunione</text:p>
            </draw:text-box>
          </draw:frame>
        </draw:g>
      </draw:page>
      <draw:page draw:name="Uso fiamma a bordo nave" draw:style-name="dp1" draw:master-page-name="Default"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I</text:span></text:p>
            <text:p text:style-name="P2"><text:span text:style-name="T2">Parere uso fiamma a bordo na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3" draw:layer="layout" svg:width="1.7cm" svg:height="1.669cm" svg:x="9.3cm" svg:y="27.031cm">
            <text:p text:style-name="P3"><text:span text:style-name="T3">FI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6" draw:text-style-name="P6" draw:layer="layout" svg:width="5.338cm" svg:height="3.6cm" svg:x="1.142cm" svg:y="24.389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895cm" svg:y="27.989cm">
            <draw:text-box>
              <text:p>Comunicazioni dal richiedente</text:p>
            </draw:text-box>
          </draw:frame>
          <draw:g draw:name="start-event-message_7">
            <draw:path draw:style-name="gr338" draw:text-style-name="P12" draw:layer="layout" svg:width="0.599cm" svg:height="0.599cm" svg:x="1.145cm" svg:y="27.989cm" svg:viewBox="0 0 600 600" svg:d="M600 300c0-166-135-300-301-300-165 0-299 134-299 300s134 300 299 300c166 0 301-134 301-300z">
              <text:p/>
            </draw:path>
            <draw:custom-shape draw:style-name="gr339" draw:text-style-name="P13" draw:layer="layout" svg:width="0.36cm" svg:height="0.24cm" svg:x="1.265cm" svg:y="28.16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340" draw:text-style-name="P13" draw:layer="layout" svg:width="0.359cm" svg:height="0.089cm" svg:x="1.265cm" svg:y="28.165cm" svg:viewBox="0 0 360 90" draw:points="0,0 180,90 360,0">
              <text:p/>
            </draw:polygon>
          </draw:g>
          <draw:g draw:name="start-event-timer">
            <draw:path draw:style-name="gr341" draw:text-style-name="P14" draw:layer="layout" svg:width="0.599cm" svg:height="0.599cm" svg:x="5.974cm" svg:y="27.989cm" svg:viewBox="0 0 600 600" svg:d="M600 300c0-165-135-300-301-300-165 0-299 135-299 300 0 166 134 300 299 300 166 0 301-134 301-300z">
              <text:p/>
            </draw:path>
            <draw:g>
              <draw:path draw:style-name="gr342" draw:text-style-name="P14" draw:layer="layout" svg:width="0.431cm" svg:height="0.431cm" svg:x="6.058cm" svg:y="28.073cm" svg:viewBox="0 0 432 432" svg:d="M432 216c0-119-97-216-216-216s-216 97-216 216c0 120 97 216 216 216s216-96 216-216z">
                <text:p/>
              </draw:path>
              <draw:line draw:style-name="gr343" draw:text-style-name="P14" draw:layer="layout" svg:x1="6.454cm" svg:y1="28.282cm" svg:x2="6.484cm" svg:y2="28.282cm">
                <text:p/>
              </draw:line>
              <draw:polyline draw:style-name="gr344" draw:text-style-name="P14" draw:layer="layout" svg:width="0.122cm" svg:height="0.238cm" svg:x="6.271cm" svg:y="28.103cm" svg:viewBox="0 0 123 239" draw:points="63,0 0,186 123,239">
                <text:p/>
              </draw:polyline>
              <draw:line draw:style-name="gr345" draw:text-style-name="P14" draw:layer="layout" svg:x1="6.064cm" svg:y1="28.282cm" svg:x2="6.094cm" svg:y2="28.282cm">
                <text:p/>
              </draw:line>
              <draw:line draw:style-name="gr346" draw:text-style-name="P14" draw:layer="layout" svg:x1="6.274cm" svg:y1="28.505cm" svg:x2="6.274cm" svg:y2="28.475cm">
                <text:p/>
              </draw:line>
              <draw:line draw:style-name="gr347" draw:text-style-name="P14" draw:layer="layout" svg:x1="6.274cm" svg:y1="28.103cm" svg:x2="6.274cm" svg:y2="28.073cm">
                <text:p/>
              </draw:line>
            </draw:g>
          </draw:g>
          <draw:frame draw:style-name="gr41" draw:text-style-name="P6" draw:layer="layout" svg:width="3.046cm" svg:height="0.637cm" svg:x="6.742cm" svg:y="27.989cm">
            <draw:text-box>
              <text:p text:style-name="P10">Termini di legge</text:p>
            </draw:text-box>
          </draw:frame>
        </draw:g>
        <draw:g>
          <draw:custom-shape draw:style-name="gr4" xml:id="id160" draw:id="id160" draw:layer="layout" svg:width="0.6cm" svg:height="0.6cm" svg:x="6.743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xml:id="id155" draw:id="id155" draw:layer="layout" svg:width="0.6cm" svg:height="0.6cm" svg:x="6.743cm" svg:y="14.9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7" xml:id="id156" draw:id="id156" draw:layer="layout" svg:width="4cm" svg:height="0.913cm" svg:x="5.043cm" svg:y="16.006cm">
            <text:p text:style-name="P6">OC: Parere favorevole</text:p>
            <text:p text:style-name="P6"><text:span text:style-name="T1">FI70_FAV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8" xml:id="id158" draw:id="id158" draw:layer="layout" svg:width="4cm" svg:height="0.913cm" svg:x="11.943cm" svg:y="16.006cm">
            <text:p text:style-name="P6">OC: Parere contrario<text:line-break/><text:span text:style-name="T1">FI90_CON</text:span></text:p>
            <draw:enhanced-geometry svg:viewBox="0 0 21600 21600" draw:type="rectangle" draw:enhanced-path="M 0 0 L 21600 0 21600 21600 0 21600 0 0 Z N"/>
          </draw:custom-shape>
          <draw:custom-shape draw:style-name="gr10" xml:id="id157" draw:id="id157" draw:layer="layout" svg:width="0.6cm" svg:height="0.6cm" svg:x="6.743cm" svg:y="17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7.043cm" svg:y1="15.562cm" svg:x2="7.043cm" svg:y2="16.006cm" draw:start-shape="id155" draw:start-glue-point="6" draw:end-shape="id156" draw:end-glue-point="0" svg:d="M7043 15562v444" svg:viewBox="0 0 1 445">
            <text:p/>
          </draw:connector>
          <draw:connector draw:style-name="gr11" draw:layer="layout" svg:x1="7.043cm" svg:y1="16.919cm" svg:x2="7.043cm" svg:y2="17.306cm" draw:start-shape="id156" draw:start-glue-point="2" draw:end-shape="id157" draw:end-glue-point="4" svg:d="M7043 16919v387" svg:viewBox="0 0 1 388">
            <text:p/>
          </draw:connector>
          <draw:connector draw:style-name="gr11" draw:layer="layout" svg:x1="7.343cm" svg:y1="15.262cm" svg:x2="13.943cm" svg:y2="16.006cm" draw:start-shape="id155" draw:start-glue-point="7" draw:end-shape="id158" draw:end-glue-point="0" svg:d="M7343 15262h6600v744" svg:viewBox="0 0 6601 745">
            <text:p/>
          </draw:connector>
          <draw:connector draw:style-name="gr11" draw:layer="layout" svg:x1="13.943cm" svg:y1="16.919cm" svg:x2="7.343cm" svg:y2="17.606cm" draw:start-shape="id158" draw:start-glue-point="2" draw:end-shape="id157" draw:end-glue-point="10" svg:d="M13943 16919v687h-6600" svg:viewBox="0 0 6601 688">
            <text:p/>
          </draw:connector>
          <draw:connector draw:style-name="gr11" draw:layer="layout" svg:x1="13.993cm" svg:y1="14.11cm" svg:x2="7.043cm" svg:y2="14.962cm" draw:start-shape="id159" draw:start-glue-point="6" draw:end-shape="id155" draw:end-glue-point="4" svg:d="M13993 14110v427h-6950v425" svg:viewBox="0 0 6951 853">
            <text:p/>
          </draw:connector>
          <draw:custom-shape draw:style-name="gr10" xml:id="id167" draw:id="id167" draw:layer="layout" svg:width="0.6cm" svg:height="0.6cm" svg:x="13.747cm" svg:y="11.5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48" draw:text-style-name="P10" draw:layer="layout" svg:width="2.196cm" svg:height="0.637cm" svg:x="14.147cm" svg:y="10.856cm">
            <draw:text-box>
              <text:p text:style-name="P10">Archiviazione</text:p>
            </draw:text-box>
          </draw:frame>
          <draw:custom-shape draw:style-name="gr5" draw:text-style-name="P5" xml:id="id161" draw:id="id161" draw:layer="layout" svg:width="4cm" svg:height="0.557cm" svg:x="5.043cm" svg:y="9.483cm">
            <text:p text:style-name="P4"><text:span text:style-name="T4">OC: Verifica formal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9.206cm" svg:x2="7.043cm" svg:y2="9.483cm" draw:start-shape="id160" draw:start-glue-point="8" draw:end-shape="id161" draw:end-glue-point="0" svg:d="M7043 9206v277" svg:viewBox="0 0 1 278">
            <text:p/>
          </draw:connector>
          <draw:custom-shape draw:style-name="gr7" draw:text-style-name="P7" xml:id="id163" draw:id="id163" draw:layer="layout" svg:width="4cm" svg:height="0.557cm" svg:x="5.043cm" svg:y="11.575cm">
            <text:p text:style-name="P6">RC: Assegnazione AC</text:p>
            <draw:enhanced-geometry svg:viewBox="0 0 21600 21600" draw:type="rectangle" draw:enhanced-path="M 0 0 L 21600 0 21600 21600 0 21600 0 0 Z N"/>
          </draw:custom-shape>
          <draw:custom-shape draw:style-name="gr6" xml:id="id162" draw:id="id162" draw:layer="layout" svg:width="0.6cm" svg:height="0.6cm" svg:x="6.744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8" draw:text-style-name="P8" xml:id="id164" draw:id="id164" draw:layer="layout" svg:width="4cm" svg:height="0.913cm" svg:x="9.228cm" svg:y="10.243cm">
            <text:p text:style-name="P6">OC: Rich. regol. formale<text:line-break/><text:span text:style-name="T1">FI10_RE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0.04cm" svg:x2="7.044cm" svg:y2="10.399cm" draw:start-shape="id161" draw:start-glue-point="2" draw:end-shape="id162" draw:end-glue-point="4" svg:d="M7043 10040v179h1v180" svg:viewBox="0 0 2 360">
            <text:p/>
          </draw:connector>
          <draw:connector draw:style-name="gr11" draw:layer="layout" svg:x1="7.044cm" svg:y1="10.999cm" svg:x2="7.043cm" svg:y2="11.575cm" draw:start-shape="id162" draw:start-glue-point="6" draw:end-shape="id163" draw:end-glue-point="0" svg:d="M7044 10999v288h-1v288" svg:viewBox="0 0 2 577">
            <text:p/>
          </draw:connector>
          <draw:connector draw:style-name="gr11" draw:layer="layout" svg:x1="7.344cm" svg:y1="10.699cm" svg:x2="9.228cm" svg:y2="10.699cm" draw:start-shape="id162" draw:start-glue-point="7" draw:end-shape="id164" draw:end-glue-point="3" svg:d="M7344 10699h1884" svg:viewBox="0 0 1885 1">
            <text:p/>
          </draw:connector>
          <draw:connector draw:style-name="gr11" draw:layer="layout" svg:x1="7.043cm" svg:y1="12.132cm" svg:x2="7.043cm" svg:y2="12.556cm" draw:start-shape="id163" draw:start-glue-point="2" draw:end-shape="id165" draw:end-glue-point="0" svg:d="M7043 12132v424" svg:viewBox="0 0 1 425">
            <text:p/>
          </draw:connector>
          <draw:connector draw:style-name="gr11" draw:layer="layout" svg:x1="13.228cm" svg:y1="10.699cm" svg:x2="13.747cm" svg:y2="10.699cm" draw:start-shape="id164" draw:start-glue-point="1" draw:end-shape="id166" draw:end-glue-point="5" svg:d="M13228 10699h519" svg:viewBox="0 0 520 1">
            <text:p/>
          </draw:connector>
          <draw:custom-shape draw:style-name="gr6" xml:id="id166" draw:id="id166" draw:layer="layout" svg:width="0.6cm" svg:height="0.6cm" svg:x="13.747cm" svg:y="10.39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4.047cm" svg:y1="10.399cm" svg:x2="9.043cm" svg:y2="9.761cm" draw:start-shape="id166" draw:start-glue-point="4" draw:end-shape="id161" draw:end-glue-point="1" svg:d="M14047 10399v-638h-5004" svg:viewBox="0 0 5005 639">
            <text:p/>
          </draw:connector>
          <draw:frame draw:style-name="gr349" draw:text-style-name="P10" draw:layer="layout" svg:width="3.046cm" svg:height="0.637cm" svg:x="14.147cm" svg:y="9.856cm">
            <draw:text-box>
              <text:p text:style-name="P10">Regolarizzazione <text:span text:style-name="T7">≤</text:span>10gg</text:p>
            </draw:text-box>
          </draw:frame>
          <draw:frame draw:style-name="gr16" draw:text-style-name="P6" draw:layer="layout" svg:width="1.75cm" svg:height="0.637cm" svg:x="7.346cm" svg:y="10.166cm">
            <draw:text-box>
              <text:p text:style-name="P11">[1] Irregolare</text:p>
            </draw:text-box>
          </draw:frame>
          <draw:connector draw:style-name="gr11" draw:layer="layout" svg:x1="14.047cm" svg:y1="10.999cm" svg:x2="14.047cm" svg:y2="11.557cm" draw:start-shape="id166" draw:start-glue-point="6" draw:end-shape="id167" draw:end-glue-point="4" svg:d="M14047 10999v558" svg:viewBox="0 0 1 559">
            <text:p/>
          </draw:connector>
          <draw:frame draw:style-name="gr17" draw:text-style-name="P6" draw:layer="layout" svg:width="0.467cm" svg:height="0.637cm" svg:x="6.453cm" svg:y="10.792cm">
            <draw:text-box>
              <text:p>Ok</text:p>
            </draw:text-box>
          </draw:frame>
          <draw:custom-shape draw:style-name="gr5" draw:text-style-name="P5" xml:id="id165" draw:id="id165" draw:layer="layout" svg:width="4cm" svg:height="0.557cm" svg:x="5.043cm" svg:y="12.556cm">
            <text:p text:style-name="P4"><text:span text:style-name="T4">AC: Valutazione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3.113cm" svg:x2="7.043cm" svg:y2="13.51cm" draw:start-shape="id165" draw:start-glue-point="2" draw:end-shape="id168" draw:end-glue-point="4" svg:d="M7043 13113v397" svg:viewBox="0 0 1 398">
            <text:p/>
          </draw:connector>
          <draw:custom-shape draw:style-name="gr6" xml:id="id168" draw:id="id168" draw:layer="layout" svg:width="0.6cm" svg:height="0.6cm" svg:x="6.74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9" draw:text-style-name="P9" xml:id="id169" draw:id="id169" draw:layer="layout" svg:width="4cm" svg:height="0.913cm" svg:x="9.228cm" svg:y="13.354cm">
            <text:p text:style-name="P6">OC: Richiesta integrazioni<text:line-break/><text:span text:style-name="T1">FI30_INT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7.043cm" svg:y1="14.11cm" svg:x2="7.043cm" svg:y2="14.962cm" draw:start-shape="id168" draw:start-glue-point="6" draw:end-shape="id155" draw:end-glue-point="4" svg:d="M7043 14110v852" svg:viewBox="0 0 1 853">
            <text:p/>
          </draw:connector>
          <draw:connector draw:style-name="gr11" draw:layer="layout" svg:x1="7.343cm" svg:y1="13.81cm" svg:x2="9.228cm" svg:y2="13.81cm" draw:start-shape="id168" draw:start-glue-point="7" draw:end-shape="id169" draw:end-glue-point="3" svg:d="M7343 13810h1885" svg:viewBox="0 0 1886 1">
            <text:p/>
          </draw:connector>
          <draw:custom-shape draw:style-name="gr6" xml:id="id159" draw:id="id159" draw:layer="layout" svg:width="0.6cm" svg:height="0.6cm" svg:x="13.693cm" svg:y="13.51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frame draw:style-name="gr18" draw:text-style-name="P6" draw:layer="layout" svg:width="2.538cm" svg:height="0.637cm" svg:x="14.155cm" svg:y="13.042cm">
            <draw:text-box>
              <text:p><text:span text:style-name="T6">Integrazione </text:span><text:span text:style-name="T7">≤</text:span>30gg</text:p>
            </draw:text-box>
          </draw:frame>
          <draw:connector draw:style-name="gr11" draw:layer="layout" svg:x1="13.228cm" svg:y1="13.81cm" svg:x2="13.693cm" svg:y2="13.81cm" draw:start-shape="id169" draw:start-glue-point="1" draw:end-shape="id159" draw:end-glue-point="5" svg:d="M13228 13810h465" svg:viewBox="0 0 466 1">
            <text:p/>
          </draw:connector>
          <draw:frame draw:style-name="gr350" draw:text-style-name="P10" draw:layer="layout" svg:width="2.196cm" svg:height="0.637cm" svg:x="7.249cm" svg:y="13.265cm">
            <draw:text-box>
              <text:p text:style-name="P10">[1] Incompleta</text:p>
            </draw:text-box>
          </draw:frame>
          <draw:connector draw:style-name="gr11" draw:layer="layout" svg:x1="13.993cm" svg:y1="13.51cm" svg:x2="9.043cm" svg:y2="12.834cm" draw:start-shape="id159" draw:start-glue-point="4" draw:end-shape="id165" draw:end-glue-point="1" svg:d="M13993 13510v-676h-4950" svg:viewBox="0 0 4951 677">
            <text:p/>
          </draw:connector>
          <draw:frame draw:style-name="gr18" draw:text-style-name="P6" draw:layer="layout" svg:width="2.538cm" svg:height="0.637cm" svg:x="14.156cm" svg:y="13.943cm">
            <draw:text-box>
              <text:p>No integrazione</text:p>
            </draw:text-box>
          </draw:frame>
          <draw:frame draw:style-name="gr17" draw:text-style-name="P6" draw:layer="layout" svg:width="0.467cm" svg:height="0.637cm" svg:x="6.454cm" svg:y="15.393cm">
            <draw:text-box>
              <text:p>Ok</text:p>
            </draw:text-box>
          </draw:frame>
          <draw:g draw:name="start-event-message_12">
            <draw:path draw:style-name="gr351" draw:text-style-name="P12" draw:layer="layout" svg:width="0.599cm" svg:height="0.599cm" svg:x="14.194cm" svg:y="9.406cm" svg:viewBox="0 0 600 600" svg:d="M600 300c0-166-135-300-301-300-165 0-299 134-299 300s134 300 299 300c166 0 301-134 301-300z">
              <text:p/>
            </draw:path>
            <draw:custom-shape draw:style-name="gr352" draw:text-style-name="P13" draw:layer="layout" svg:width="0.36cm" svg:height="0.24cm" svg:x="14.314cm" svg:y="9.582cm">
              <text:p/>
              <draw:enhanced-geometry svg:viewBox="0 0 21600 21600" draw:type="rectangle" draw:enhanced-path="M 0 0 L 21600 0 21600 21600 0 21600 0 0 Z N"/>
            </draw:custom-shape>
            <draw:polygon draw:style-name="gr353" draw:text-style-name="P13" draw:layer="layout" svg:width="0.359cm" svg:height="0.089cm" svg:x="14.314cm" svg:y="9.582cm" svg:viewBox="0 0 360 90" draw:points="0,0 180,90 360,0">
              <text:p/>
            </draw:polygon>
          </draw:g>
          <draw:g draw:name="start-event-message_13">
            <draw:path draw:style-name="gr354" draw:text-style-name="P12" draw:layer="layout" svg:width="0.599cm" svg:height="0.599cm" svg:x="14.194cm" svg:y="12.606cm" svg:viewBox="0 0 600 600" svg:d="M600 300c0-166-135-300-301-300-165 0-299 134-299 300s134 300 299 300c166 0 301-134 301-300z">
              <text:p/>
            </draw:path>
            <draw:custom-shape draw:style-name="gr355" draw:text-style-name="P13" draw:layer="layout" svg:width="0.36cm" svg:height="0.24cm" svg:x="14.314cm" svg:y="12.782cm">
              <text:p/>
              <draw:enhanced-geometry svg:viewBox="0 0 21600 21600" draw:type="rectangle" draw:enhanced-path="M 0 0 L 21600 0 21600 21600 0 21600 0 0 Z N"/>
            </draw:custom-shape>
            <draw:polygon draw:style-name="gr356" draw:text-style-name="P13" draw:layer="layout" svg:width="0.359cm" svg:height="0.089cm" svg:x="14.314cm" svg:y="12.782cm" svg:viewBox="0 0 360 90" draw:points="0,0 180,90 360,0">
              <text:p/>
            </draw:polygon>
          </draw:g>
          <draw:g>
            <draw:frame draw:style-name="gr30" draw:text-style-name="P6" draw:layer="layout" svg:width="3.554cm" svg:height="0.637cm" svg:x="8.178cm" svg:y="8.45cm">
              <draw:text-box>
                <text:p>Istanza</text:p>
              </draw:text-box>
            </draw:frame>
            <draw:g draw:name="start-event-message_7">
              <draw:path draw:style-name="gr357" draw:text-style-name="P12" draw:layer="layout" svg:width="0.599cm" svg:height="0.599cm" svg:x="7.517cm" svg:y="8.45cm" svg:viewBox="0 0 600 600" svg:d="M600 300c0-166-135-300-301-300-165 0-299 134-299 300s134 300 299 300c166 0 301-134 301-300z">
                <text:p/>
              </draw:path>
              <draw:custom-shape draw:style-name="gr358" draw:text-style-name="P13" draw:layer="layout" svg:width="0.36cm" svg:height="0.24cm" svg:x="7.637cm" svg:y="8.626cm">
                <text:p/>
                <draw:enhanced-geometry svg:viewBox="0 0 21600 21600" draw:type="rectangle" draw:enhanced-path="M 0 0 L 21600 0 21600 21600 0 21600 0 0 Z N"/>
              </draw:custom-shape>
              <draw:polygon draw:style-name="gr359" draw:text-style-name="P13" draw:layer="layout" svg:width="0.359cm" svg:height="0.089cm" svg:x="7.637cm" svg:y="8.626cm" svg:viewBox="0 0 360 90" draw:points="0,0 180,90 360,0">
                <text:p/>
              </draw:polygon>
            </draw:g>
          </draw:g>
        </draw:g>
        <draw:g>
          <draw:g draw:name="start-event-timer">
            <draw:path draw:style-name="gr360" draw:text-style-name="P14" draw:layer="layout" svg:width="0.599cm" svg:height="0.599cm" svg:x="3.558cm" svg:y="11.024cm" svg:viewBox="0 0 600 600" svg:d="M600 300c0-165-135-300-301-300-165 0-299 135-299 300 0 166 134 300 299 300 166 0 301-134 301-300z">
              <text:p/>
            </draw:path>
            <draw:g>
              <draw:path draw:style-name="gr361" draw:text-style-name="P14" draw:layer="layout" svg:width="0.431cm" svg:height="0.431cm" svg:x="3.642cm" svg:y="11.108cm" svg:viewBox="0 0 432 432" svg:d="M432 216c0-119-97-216-216-216s-216 97-216 216c0 120 97 216 216 216s216-96 216-216z">
                <text:p/>
              </draw:path>
              <draw:line draw:style-name="gr362" draw:text-style-name="P14" draw:layer="layout" svg:x1="4.038cm" svg:y1="11.317cm" svg:x2="4.068cm" svg:y2="11.317cm">
                <text:p/>
              </draw:line>
              <draw:polyline draw:style-name="gr363" draw:text-style-name="P14" draw:layer="layout" svg:width="0.122cm" svg:height="0.238cm" svg:x="3.855cm" svg:y="11.138cm" svg:viewBox="0 0 123 239" draw:points="63,0 0,186 123,239">
                <text:p/>
              </draw:polyline>
              <draw:line draw:style-name="gr364" draw:text-style-name="P14" draw:layer="layout" svg:x1="3.648cm" svg:y1="11.317cm" svg:x2="3.678cm" svg:y2="11.317cm">
                <text:p/>
              </draw:line>
              <draw:line draw:style-name="gr365" draw:text-style-name="P14" draw:layer="layout" svg:x1="3.858cm" svg:y1="11.54cm" svg:x2="3.858cm" svg:y2="11.51cm">
                <text:p/>
              </draw:line>
              <draw:line draw:style-name="gr366" draw:text-style-name="P14" draw:layer="layout" svg:x1="3.858cm" svg:y1="11.138cm" svg:x2="3.858cm" svg:y2="11.108cm">
                <text:p/>
              </draw:line>
            </draw:g>
          </draw:g>
          <draw:frame draw:style-name="gr41" draw:text-style-name="P6" draw:layer="layout" svg:width="3.046cm" svg:height="0.637cm" svg:x="4.226cm" svg:y="11.006cm">
            <draw:text-box>
              <text:p text:style-name="P10">Avvio</text:p>
            </draw:text-box>
          </draw:frame>
        </draw:g>
        <draw:frame draw:style-name="gr367" draw:text-style-name="P6" draw:layer="layout" svg:width="7.249cm" svg:height="0.637cm" svg:x="12.6cm" svg:y="26.2cm">
          <draw:text-box>
            <text:p>Questa procedura non è attualmente presente in PRINCE<text:line-break/>e viene sostituita da: Commissione &gt; Altra commissione</text:p>
          </draw:text-box>
        </draw:frame>
      </draw:page>
      <draw:page draw:name="758 e CNR" draw:style-name="dp1" draw:master-page-name="Default">
        <draw:g>
          <draw:custom-shape draw:style-name="gr368" draw:text-style-name="P31" xml:id="id172" draw:id="id172" draw:layer="layout" svg:width="4cm" svg:height="0.913cm" svg:x="5.603cm" svg:y="10.798cm">
            <text:p text:style-name="P6">CNR<text:line-break/><text:span text:style-name="T1">758-2PG + IDD</text:span></text:p>
            <draw:enhanced-geometry svg:viewBox="0 0 21600 21600" draw:type="rectangle" draw:enhanced-path="M 0 0 L 21600 0 21600 21600 0 21600 0 0 Z N"/>
          </draw:custom-shape>
          <draw:custom-shape draw:style-name="gr369" draw:text-style-name="P6" xml:id="id170" draw:id="id170" draw:layer="layout" svg:width="4cm" svg:height="0.557cm" svg:x="9.003cm" svg:y="9.099cm">
            <text:p text:style-name="P6">Sopralluogo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82" draw:id="id182" draw:layer="layout" svg:width="3.597cm" svg:height="0.557cm" svg:x="2.803cm" svg:y="17.817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77" draw:id="id177" draw:layer="layout" svg:width="0.6cm" svg:height="0.6cm" svg:x="11.803cm" svg:y="13.855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8" draw:text-style-name="P31" xml:id="id178" draw:id="id178" draw:layer="layout" svg:width="4cm" svg:height="0.557cm" svg:x="10.103cm" svg:y="14.779cm">
            <text:p text:style-name="P6">Sop. verifica <text:span text:style-name="T1">SOP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79" draw:id="id179" draw:layer="layout" svg:width="0.6cm" svg:height="0.6cm" svg:x="11.803cm" svg:y="15.6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5" draw:text-style-name="P33" xml:id="id183" draw:id="id183" draw:layer="layout" svg:width="3.597cm" svg:height="0.913cm" svg:x="2.803cm" svg:y="18.704cm">
            <text:p text:style-name="P6">Comunicaz. pag. diretto<text:line-break/><text:span text:style-name="T1">758-7bPG</text:span></text:p>
            <draw:enhanced-geometry svg:viewBox="0 0 21600 21600" draw:type="rectangle" draw:enhanced-path="M 0 0 L 21600 0 21600 21600 0 21600 0 0 Z N"/>
          </draw:custom-shape>
          <draw:custom-shape draw:style-name="gr371" draw:text-style-name="P34" xml:id="id181" draw:id="id181" draw:layer="layout" svg:width="4cm" svg:height="0.913cm" svg:x="12.603cm" svg:y="18.704cm">
            <text:p text:style-name="P6">Comunicazione non<text:line-break/>ottemperato <text:span text:style-name="T1">758-8a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75" draw:id="id175" draw:layer="layout" svg:width="4cm" svg:height="0.557cm" svg:x="10.103cm" svg:y="12.074cm">
            <text:p text:style-name="P6">Prescrizioni <text:span text:style-name="T1">758-3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76" draw:id="id176" draw:layer="layout" svg:width="4cm" svg:height="0.557cm" svg:x="10.103cm" svg:y="12.971cm">
            <text:p text:style-name="P6"><text:span text:style-name="T20">Attesa </text:span><text:span text:style-name="T7">≤</text:span>180gg+180gg</text:p>
            <draw:enhanced-geometry svg:viewBox="0 0 21600 21600" draw:type="rectangle" draw:enhanced-path="M 0 0 L 21600 0 21600 21600 0 21600 0 0 Z N"/>
          </draw:custom-shape>
          <draw:custom-shape draw:style-name="gr6" xml:id="id171" draw:id="id171" draw:layer="layout" svg:width="0.6cm" svg:height="0.6cm" svg:x="10.703cm" svg:y="9.998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68" draw:text-style-name="P31" xml:id="id174" draw:id="id174" draw:layer="layout" svg:width="3.597cm" svg:height="0.913cm" svg:x="2.8cm" svg:y="16.593cm">
            <text:p text:style-name="P6">Ammiss. dir. pagam.<text:line-break/><text:span text:style-name="T1">758-6bPG </text:span></text:p>
            <draw:enhanced-geometry svg:viewBox="0 0 21600 21600" draw:type="rectangle" draw:enhanced-path="M 0 0 L 21600 0 21600 21600 0 21600 0 0 Z N"/>
          </draw:custom-shape>
          <draw:custom-shape draw:style-name="gr370" draw:text-style-name="P32" xml:id="id173" draw:id="id173" draw:layer="layout" svg:width="0.6cm" svg:height="0.6cm" svg:x="7.303cm" svg:y="12.055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1" draw:layer="layout" svg:x1="11.003cm" svg:y1="9.656cm" svg:x2="11.003cm" svg:y2="9.998cm" draw:start-shape="id170" draw:start-glue-point="2" draw:end-shape="id171" draw:end-glue-point="4" svg:d="M11003 9656v342" svg:viewBox="0 0 1 343">
            <text:p/>
          </draw:connector>
          <draw:connector draw:style-name="gr11" draw:layer="layout" svg:x1="10.703cm" svg:y1="10.298cm" svg:x2="7.603cm" svg:y2="10.798cm" draw:start-shape="id171" draw:start-glue-point="5" draw:end-shape="id172" draw:end-glue-point="0" svg:d="M10703 10298h-3100v500" svg:viewBox="0 0 3101 501">
            <text:p/>
          </draw:connector>
          <draw:connector draw:style-name="gr11" draw:layer="layout" svg:x1="7.603cm" svg:y1="11.711cm" svg:x2="7.603cm" svg:y2="12.055cm" draw:start-shape="id172" draw:start-glue-point="2" draw:end-shape="id173" draw:end-glue-point="4" svg:d="M7603 11711v344" svg:viewBox="0 0 1 345">
            <text:p/>
          </draw:connector>
          <draw:connector draw:style-name="gr11" draw:layer="layout" svg:x1="7.303cm" svg:y1="12.355cm" svg:x2="4.598cm" svg:y2="16.593cm" draw:start-shape="id173" draw:start-glue-point="5" draw:end-shape="id174" draw:end-glue-point="0" svg:d="M7303 12355h-2705v4238" svg:viewBox="0 0 2706 4239">
            <text:p/>
          </draw:connector>
          <draw:connector draw:style-name="gr11" draw:layer="layout" svg:x1="7.903cm" svg:y1="12.355cm" svg:x2="10.103cm" svg:y2="12.352cm" draw:start-shape="id173" draw:start-glue-point="7" draw:end-shape="id175" draw:end-glue-point="3" svg:d="M7903 12355h1101v-3h1099" svg:viewBox="0 0 2201 4">
            <text:p/>
          </draw:connector>
          <draw:connector draw:style-name="gr11" draw:layer="layout" svg:x1="12.103cm" svg:y1="12.631cm" svg:x2="12.103cm" svg:y2="12.971cm" draw:start-shape="id175" draw:start-glue-point="2" draw:end-shape="id176" draw:end-glue-point="0" svg:d="M12103 12631v340" svg:viewBox="0 0 1 341">
            <text:p/>
          </draw:connector>
          <draw:connector draw:style-name="gr11" draw:layer="layout" svg:x1="12.103cm" svg:y1="13.528cm" svg:x2="12.103cm" svg:y2="13.855cm" draw:start-shape="id176" draw:start-glue-point="2" draw:end-shape="id177" draw:end-glue-point="4" svg:d="M12103 13528v327" svg:viewBox="0 0 1 328">
            <text:p/>
          </draw:connector>
          <draw:connector draw:style-name="gr11" draw:layer="layout" svg:x1="12.403cm" svg:y1="14.155cm" svg:x2="14.103cm" svg:y2="13.249cm" draw:start-shape="id177" draw:start-glue-point="7" draw:end-shape="id176" draw:end-glue-point="1" svg:d="M12403 14155h1925v-906h-225" svg:viewBox="0 0 1926 907">
            <text:p/>
          </draw:connector>
          <draw:connector draw:style-name="gr11" draw:layer="layout" svg:x1="12.103cm" svg:y1="14.455cm" svg:x2="12.103cm" svg:y2="14.779cm" draw:start-shape="id177" draw:start-glue-point="6" draw:end-shape="id178" draw:end-glue-point="0" svg:d="M12103 14455v324" svg:viewBox="0 0 1 325">
            <text:p/>
          </draw:connector>
          <draw:connector draw:style-name="gr11" draw:layer="layout" svg:x1="12.103cm" svg:y1="15.336cm" svg:x2="12.103cm" svg:y2="15.655cm" draw:start-shape="id178" draw:start-glue-point="2" draw:end-shape="id179" draw:end-glue-point="4" svg:d="M12103 15336v319" svg:viewBox="0 0 1 320">
            <text:p/>
          </draw:connector>
          <draw:connector draw:style-name="gr11" draw:layer="layout" svg:x1="11.803cm" svg:y1="15.955cm" svg:x2="8.497cm" svg:y2="16.592cm" draw:start-shape="id179" draw:start-glue-point="5" draw:end-shape="id180" draw:end-glue-point="0" svg:d="M11803 15955h-3306v637" svg:viewBox="0 0 3307 638">
            <text:p/>
          </draw:connector>
          <draw:connector draw:style-name="gr11" draw:layer="layout" svg:x1="12.403cm" svg:y1="15.955cm" svg:x2="14.603cm" svg:y2="18.704cm" draw:start-shape="id179" draw:start-glue-point="7" draw:end-shape="id181" draw:end-glue-point="0" svg:d="M12403 15955h2200v2749" svg:viewBox="0 0 2201 2750">
            <text:p/>
          </draw:connector>
          <draw:connector draw:style-name="gr11" draw:layer="layout" svg:x1="4.601cm" svg:y1="18.374cm" svg:x2="4.601cm" svg:y2="18.704cm" draw:start-shape="id182" draw:start-glue-point="2" draw:end-shape="id183" draw:end-glue-point="0" svg:d="M4601 18374v330" svg:viewBox="0 0 1 331">
            <text:p/>
          </draw:connector>
          <draw:connector draw:style-name="gr11" draw:layer="layout" svg:x1="4.598cm" svg:y1="17.506cm" svg:x2="4.601cm" svg:y2="17.817cm" draw:start-shape="id174" draw:start-glue-point="2" draw:end-shape="id182" draw:end-glue-point="0" svg:d="M4598 17506v155h3v156" svg:viewBox="0 0 4 312">
            <text:p/>
          </draw:connector>
          <draw:connector draw:style-name="gr11" draw:layer="layout" svg:x1="11.303cm" svg:y1="10.298cm" svg:x2="17.203cm" svg:y2="10.976cm" draw:start-shape="id171" draw:start-glue-point="7" draw:end-shape="id184" draw:end-glue-point="0" svg:d="M11303 10298h5900v678" svg:viewBox="0 0 5901 679">
            <text:p/>
          </draw:connector>
          <draw:custom-shape draw:style-name="gr4" xml:id="id185" draw:id="id185" draw:layer="layout" svg:width="0.6cm" svg:height="0.6cm" svg:x="10.703cm" svg:y="8.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8.65cm" svg:x2="11.003cm" svg:y2="9.099cm" draw:start-shape="id185" draw:start-glue-point="8" draw:end-shape="id170" draw:end-glue-point="0" svg:d="M11003 8650v449" svg:viewBox="0 0 1 450">
            <text:p/>
          </draw:connector>
          <draw:connector draw:style-name="gr11" draw:layer="layout" svg:x1="4.601cm" svg:y1="19.617cm" svg:x2="10.703cm" svg:y2="21.35cm" draw:start-shape="id183" draw:start-glue-point="2" draw:end-shape="id186" draw:end-glue-point="6" svg:d="M4601 19617v1733h6102" svg:viewBox="0 0 6103 1734">
            <text:p/>
          </draw:connector>
          <draw:connector draw:style-name="gr11" draw:layer="layout" svg:x1="14.603cm" svg:y1="19.617cm" svg:x2="14.603cm" svg:y2="20.05cm" draw:start-shape="id181" draw:start-glue-point="2" draw:end-shape="id187" draw:end-glue-point="0" svg:d="M14603 19617v433" svg:viewBox="0 0 1 434">
            <text:p/>
          </draw:connector>
          <draw:custom-shape draw:style-name="gr10" xml:id="id188" draw:id="id188" draw:layer="layout" svg:width="0.6cm" svg:height="0.6cm" svg:x="10.703cm" svg:y="10.9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1.003cm" svg:y1="10.598cm" svg:x2="11.003cm" svg:y2="10.955cm" draw:start-shape="id171" draw:start-glue-point="6" draw:end-shape="id188" draw:end-glue-point="4" svg:d="M11003 10598v357" svg:viewBox="0 0 1 358">
            <text:p/>
          </draw:connector>
          <draw:frame draw:style-name="gr372" draw:text-style-name="P6" draw:layer="layout" svg:width="0.366cm" svg:height="0.319cm" svg:x="11.113cm" svg:y="10.558cm">
            <draw:text-box>
              <text:p>Ok</text:p>
            </draw:text-box>
          </draw:frame>
          <draw:frame draw:style-name="gr373" draw:text-style-name="P6" draw:layer="layout" svg:width="2.978cm" svg:height="0.319cm" svg:x="7.673cm" svg:y="9.96cm">
            <draw:text-box>
              <text:p>Reato 758</text:p>
            </draw:text-box>
          </draw:frame>
          <draw:frame draw:style-name="gr374" draw:text-style-name="P6" draw:layer="layout" svg:width="1.958cm" svg:height="0.319cm" svg:x="5.336cm" svg:y="12.036cm">
            <draw:text-box>
              <text:p>Reato concluso</text:p>
            </draw:text-box>
          </draw:frame>
          <draw:frame draw:style-name="gr375" draw:text-style-name="P6" draw:layer="layout" svg:width="1.831cm" svg:height="0.319cm" svg:x="7.895cm" svg:y="12.037cm">
            <draw:text-box>
              <text:p>Reato in corso</text:p>
            </draw:text-box>
          </draw:frame>
          <draw:frame draw:style-name="gr376" draw:text-style-name="P6" draw:layer="layout" svg:width="1.386cm" svg:height="0.319cm" svg:x="12.447cm" svg:y="13.838cm">
            <draw:text-box>
              <text:p>Proroga ok</text:p>
            </draw:text-box>
          </draw:frame>
          <draw:frame draw:style-name="gr372" draw:text-style-name="P6" draw:layer="layout" svg:width="0.366cm" svg:height="0.319cm" svg:x="11.46cm" svg:y="15.636cm">
            <draw:text-box>
              <text:p>Ok</text:p>
            </draw:text-box>
          </draw:frame>
          <draw:frame draw:style-name="gr377" draw:text-style-name="P6" draw:layer="layout" svg:width="2.11cm" svg:height="0.319cm" svg:x="12.425cm" svg:y="15.637cm">
            <draw:text-box>
              <text:p>Non ottemperato</text:p>
            </draw:text-box>
          </draw:frame>
          <draw:custom-shape draw:style-name="gr378" draw:text-style-name="P35" xml:id="id187" draw:id="id187" draw:layer="layout" svg:width="4cm" svg:height="0.913cm" svg:x="12.603cm" svg:y="20.05cm">
            <text:p text:style-name="P6">Comunicaz. Sindaco/Enti<text:line-break/><text:span text:style-name="T1">758-9PG</text:span></text:p>
            <draw:enhanced-geometry svg:viewBox="0 0 21600 21600" draw:type="rectangle" draw:enhanced-path="M 0 0 L 21600 0 21600 21600 0 21600 0 0 Z N"/>
          </draw:custom-shape>
          <draw:custom-shape draw:style-name="gr10" xml:id="id186" draw:id="id186" draw:layer="layout" svg:width="0.6cm" svg:height="0.6cm" svg:x="10.703cm" svg:y="21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1" draw:layer="layout" svg:x1="14.603cm" svg:y1="20.963cm" svg:x2="11.303cm" svg:y2="21.35cm" draw:start-shape="id187" draw:start-glue-point="2" draw:end-shape="id186" draw:end-glue-point="10" svg:d="M14603 20963v387h-3300" svg:viewBox="0 0 3301 388">
            <text:p/>
          </draw:connector>
          <draw:custom-shape draw:style-name="gr368" draw:text-style-name="P31" xml:id="id184" draw:id="id184" draw:layer="layout" svg:width="4cm" svg:height="0.557cm" svg:x="15.203cm" svg:y="10.976cm">
            <text:p text:style-name="P6">CNR</text:p>
            <draw:enhanced-geometry svg:viewBox="0 0 21600 21600" draw:type="rectangle" draw:enhanced-path="M 0 0 L 21600 0 21600 21600 0 21600 0 0 Z N"/>
          </draw:custom-shape>
          <draw:frame draw:style-name="gr379" draw:text-style-name="P6" draw:layer="layout" svg:width="1.31cm" svg:height="0.319cm" svg:x="11.403cm" svg:y="9.96cm">
            <draw:text-box>
              <text:p>Altro reato</text:p>
            </draw:text-box>
          </draw:frame>
          <draw:connector draw:style-name="gr11" draw:layer="layout" svg:x1="17.203cm" svg:y1="11.533cm" svg:x2="16.603cm" svg:y2="20.506cm" draw:start-shape="id184" draw:start-glue-point="2" draw:end-shape="id187" draw:end-glue-point="1" svg:d="M17203 11533v8973h-600" svg:viewBox="0 0 601 8974">
            <text:p/>
          </draw:connector>
          <draw:custom-shape draw:style-name="gr368" draw:text-style-name="P31" xml:id="id190" draw:id="id190" draw:layer="layout" svg:width="3.597cm" svg:height="0.557cm" svg:x="6.702cm" svg:y="17.816cm">
            <text:p text:style-name="P6"><text:span text:style-name="T20">Attesa </text:span><text:span text:style-name="T7">≤</text:span>30gg</text:p>
            <draw:enhanced-geometry svg:viewBox="0 0 21600 21600" draw:type="rectangle" draw:enhanced-path="M 0 0 L 21600 0 21600 21600 0 21600 0 0 Z N"/>
          </draw:custom-shape>
          <draw:custom-shape draw:style-name="gr5" draw:text-style-name="P33" xml:id="id189" draw:id="id189" draw:layer="layout" svg:width="3.597cm" svg:height="0.913cm" svg:x="6.702cm" svg:y="18.703cm">
            <text:p text:style-name="P6">Comunicaz. pagamento<text:line-break/><text:span text:style-name="T1">758-7aPG</text:span></text:p>
            <draw:enhanced-geometry svg:viewBox="0 0 21600 21600" draw:type="rectangle" draw:enhanced-path="M 0 0 L 21600 0 21600 21600 0 21600 0 0 Z N"/>
          </draw:custom-shape>
          <draw:custom-shape draw:style-name="gr368" draw:text-style-name="P31" xml:id="id180" draw:id="id180" draw:layer="layout" svg:width="3.597cm" svg:height="0.913cm" svg:x="6.699cm" svg:y="16.592cm">
            <text:p text:style-name="P6">Ammiss. pagamento<text:line-break/><text:span text:style-name="T1">758-6aPG</text:span></text:p>
            <draw:enhanced-geometry svg:viewBox="0 0 21600 21600" draw:type="rectangle" draw:enhanced-path="M 0 0 L 21600 0 21600 21600 0 21600 0 0 Z N"/>
          </draw:custom-shape>
          <draw:connector draw:style-name="gr11" draw:layer="layout" svg:x1="8.5cm" svg:y1="19.616cm" svg:x2="10.703cm" svg:y2="21.35cm" draw:start-shape="id189" draw:start-glue-point="2" draw:end-shape="id186" draw:end-glue-point="6" svg:d="M8500 19616v1734h2203" svg:viewBox="0 0 2204 1735">
            <text:p/>
          </draw:connector>
          <draw:connector draw:style-name="gr11" draw:layer="layout" svg:x1="8.497cm" svg:y1="17.505cm" svg:x2="8.5cm" svg:y2="17.816cm" draw:start-shape="id180" draw:start-glue-point="2" draw:end-shape="id190" draw:end-glue-point="0" svg:d="M8497 17505v155h3v156" svg:viewBox="0 0 4 312">
            <text:p/>
          </draw:connector>
          <draw:connector draw:style-name="gr11" draw:layer="layout" svg:x1="8.5cm" svg:y1="18.373cm" svg:x2="8.5cm" svg:y2="18.703cm" draw:start-shape="id190" draw:start-glue-point="2" draw:end-shape="id189" draw:end-glue-point="0" svg:d="M8500 18373v330" svg:viewBox="0 0 1 331">
            <text:p/>
          </draw:connector>
        </draw:g>
        <draw:g>
          <draw:custom-shape draw:style-name="gr1" draw:text-style-name="P1" draw:layer="layout" svg:width="19cm" svg:height="27.7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9cm" svg:height="1.669cm" svg:x="11cm" svg:y="27.031cm">
            <text:p text:style-name="P2"><text:span text:style-name="T1">Procedure PG</text:span></text:p>
            <text:p text:style-name="P2"><text:span text:style-name="T2">758 e CN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88" draw:text-style-name="P6" draw:layer="layout" svg:width="2.031cm" svg:height="0.637cm" svg:x="11.069cm" svg:y="18.001cm">
            <draw:text-box>
              <text:p>Pagamento</text:p>
            </draw:text-box>
          </draw:frame>
          <draw:g draw:name="start-event-message_7">
            <draw:path draw:style-name="gr380" draw:text-style-name="P12" draw:layer="layout" svg:width="0.599cm" svg:height="0.599cm" svg:x="10.4cm" svg:y="18.001cm" svg:viewBox="0 0 600 600" svg:d="M600 300c0-166-135-300-301-300-165 0-299 134-299 300s134 300 299 300c166 0 301-134 301-300z">
              <text:p/>
            </draw:path>
            <draw:custom-shape draw:style-name="gr381" draw:text-style-name="P13" draw:layer="layout" svg:width="0.36cm" svg:height="0.24cm" svg:x="10.52cm" svg:y="18.177cm">
              <text:p/>
              <draw:enhanced-geometry svg:viewBox="0 0 21600 21600" draw:type="rectangle" draw:enhanced-path="M 0 0 L 21600 0 21600 21600 0 21600 0 0 Z N"/>
            </draw:custom-shape>
            <draw:polygon draw:style-name="gr382" draw:text-style-name="P13" draw:layer="layout" svg:width="0.359cm" svg:height="0.089cm" svg:x="10.52cm" svg:y="18.177cm" svg:viewBox="0 0 360 90" draw:points="0,0 180,90 360,0">
              <text:p/>
            </draw:polygon>
          </draw:g>
        </draw:g>
        <draw:g>
          <draw:g draw:name="start-event-timer">
            <draw:path draw:style-name="gr383" draw:text-style-name="P14" draw:layer="layout" svg:width="0.599cm" svg:height="0.599cm" svg:x="8.686cm" svg:y="14.781cm" svg:viewBox="0 0 600 600" svg:d="M600 300c0-165-135-300-301-300-165 0-299 135-299 300 0 166 134 300 299 300 166 0 301-134 301-300z">
              <text:p/>
            </draw:path>
            <draw:g>
              <draw:path draw:style-name="gr384" draw:text-style-name="P14" draw:layer="layout" svg:width="0.431cm" svg:height="0.431cm" svg:x="8.77cm" svg:y="14.865cm" svg:viewBox="0 0 432 432" svg:d="M432 216c0-119-97-216-216-216s-216 97-216 216c0 120 97 216 216 216s216-96 216-216z">
                <text:p/>
              </draw:path>
              <draw:line draw:style-name="gr385" draw:text-style-name="P14" draw:layer="layout" svg:x1="9.166cm" svg:y1="15.074cm" svg:x2="9.196cm" svg:y2="15.074cm">
                <text:p/>
              </draw:line>
              <draw:polyline draw:style-name="gr386" draw:text-style-name="P14" draw:layer="layout" svg:width="0.122cm" svg:height="0.238cm" svg:x="8.983cm" svg:y="14.895cm" svg:viewBox="0 0 123 239" draw:points="63,0 0,186 123,239">
                <text:p/>
              </draw:polyline>
              <draw:line draw:style-name="gr387" draw:text-style-name="P14" draw:layer="layout" svg:x1="8.776cm" svg:y1="15.074cm" svg:x2="8.806cm" svg:y2="15.074cm">
                <text:p/>
              </draw:line>
              <draw:line draw:style-name="gr388" draw:text-style-name="P14" draw:layer="layout" svg:x1="8.986cm" svg:y1="15.297cm" svg:x2="8.986cm" svg:y2="15.267cm">
                <text:p/>
              </draw:line>
              <draw:line draw:style-name="gr389" draw:text-style-name="P14" draw:layer="layout" svg:x1="8.986cm" svg:y1="14.895cm" svg:x2="8.986cm" svg:y2="14.865cm">
                <text:p/>
              </draw:line>
            </draw:g>
          </draw:g>
          <draw:frame draw:style-name="gr41" draw:text-style-name="P6" draw:layer="layout" svg:width="3.046cm" svg:height="0.637cm" svg:x="9.354cm" svg:y="14.763cm">
            <draw:text-box>
              <text:p text:style-name="P10">60gg</text:p>
            </draw:text-box>
          </draw:frame>
        </draw:g>
        <draw:g>
          <draw:g draw:name="start-event-timer">
            <draw:path draw:style-name="gr390" draw:text-style-name="P14" draw:layer="layout" svg:width="0.599cm" svg:height="0.599cm" svg:x="1.286cm" svg:y="18.818cm" svg:viewBox="0 0 600 600" svg:d="M600 300c0-165-135-300-301-300-165 0-299 135-299 300 0 166 134 300 299 300 166 0 301-134 301-300z">
              <text:p/>
            </draw:path>
            <draw:g>
              <draw:path draw:style-name="gr391" draw:text-style-name="P14" draw:layer="layout" svg:width="0.431cm" svg:height="0.431cm" svg:x="1.37cm" svg:y="18.902cm" svg:viewBox="0 0 432 432" svg:d="M432 216c0-119-97-216-216-216s-216 97-216 216c0 120 97 216 216 216s216-96 216-216z">
                <text:p/>
              </draw:path>
              <draw:line draw:style-name="gr392" draw:text-style-name="P14" draw:layer="layout" svg:x1="1.766cm" svg:y1="19.111cm" svg:x2="1.796cm" svg:y2="19.111cm">
                <text:p/>
              </draw:line>
              <draw:polyline draw:style-name="gr393" draw:text-style-name="P14" draw:layer="layout" svg:width="0.122cm" svg:height="0.238cm" svg:x="1.583cm" svg:y="18.932cm" svg:viewBox="0 0 123 239" draw:points="63,0 0,186 123,239">
                <text:p/>
              </draw:polyline>
              <draw:line draw:style-name="gr394" draw:text-style-name="P14" draw:layer="layout" svg:x1="1.376cm" svg:y1="19.111cm" svg:x2="1.406cm" svg:y2="19.111cm">
                <text:p/>
              </draw:line>
              <draw:line draw:style-name="gr395" draw:text-style-name="P14" draw:layer="layout" svg:x1="1.586cm" svg:y1="19.334cm" svg:x2="1.586cm" svg:y2="19.304cm">
                <text:p/>
              </draw:line>
              <draw:line draw:style-name="gr396" draw:text-style-name="P14" draw:layer="layout" svg:x1="1.586cm" svg:y1="18.932cm" svg:x2="1.586cm" svg:y2="18.902cm">
                <text:p/>
              </draw:line>
            </draw:g>
          </draw:g>
          <draw:frame draw:style-name="gr41" draw:text-style-name="P6" draw:layer="layout" svg:width="3.046cm" svg:height="0.637cm" svg:x="1.954cm" svg:y="18.8cm">
            <draw:text-box>
              <text:p text:style-name="P10">120gg</text:p>
            </draw:text-box>
          </draw:frame>
        </draw:g>
        <draw:g>
          <draw:g draw:name="start-event-timer">
            <draw:path draw:style-name="gr397" draw:text-style-name="P14" draw:layer="layout" svg:width="0.599cm" svg:height="0.599cm" svg:x="11.225cm" svg:y="18.819cm" svg:viewBox="0 0 600 600" svg:d="M600 300c0-165-135-300-301-300-165 0-299 135-299 300 0 166 134 300 299 300 166 0 301-134 301-300z">
              <text:p/>
            </draw:path>
            <draw:g>
              <draw:path draw:style-name="gr398" draw:text-style-name="P14" draw:layer="layout" svg:width="0.431cm" svg:height="0.431cm" svg:x="11.309cm" svg:y="18.903cm" svg:viewBox="0 0 432 432" svg:d="M432 216c0-119-97-216-216-216s-216 97-216 216c0 120 97 216 216 216s216-96 216-216z">
                <text:p/>
              </draw:path>
              <draw:line draw:style-name="gr399" draw:text-style-name="P14" draw:layer="layout" svg:x1="11.705cm" svg:y1="19.112cm" svg:x2="11.735cm" svg:y2="19.112cm">
                <text:p/>
              </draw:line>
              <draw:polyline draw:style-name="gr400" draw:text-style-name="P14" draw:layer="layout" svg:width="0.122cm" svg:height="0.238cm" svg:x="11.522cm" svg:y="18.933cm" svg:viewBox="0 0 123 239" draw:points="63,0 0,186 123,239">
                <text:p/>
              </draw:polyline>
              <draw:line draw:style-name="gr401" draw:text-style-name="P14" draw:layer="layout" svg:x1="11.315cm" svg:y1="19.112cm" svg:x2="11.345cm" svg:y2="19.112cm">
                <text:p/>
              </draw:line>
              <draw:line draw:style-name="gr402" draw:text-style-name="P14" draw:layer="layout" svg:x1="11.525cm" svg:y1="19.335cm" svg:x2="11.525cm" svg:y2="19.305cm">
                <text:p/>
              </draw:line>
              <draw:line draw:style-name="gr403" draw:text-style-name="P14" draw:layer="layout" svg:x1="11.525cm" svg:y1="18.933cm" svg:x2="11.525cm" svg:y2="18.903cm">
                <text:p/>
              </draw:line>
            </draw:g>
          </draw:g>
          <draw:frame draw:style-name="gr41" draw:text-style-name="P6" draw:layer="layout" svg:width="3.046cm" svg:height="0.637cm" svg:x="11.893cm" svg:y="18.801cm">
            <draw:text-box>
              <text:p text:style-name="P10">90gg</text:p>
            </draw:text-box>
          </draw:frame>
        </draw:g>
        <draw:g>
          <draw:g draw:name="start-event-timer">
            <draw:path draw:style-name="gr404" draw:text-style-name="P14" draw:layer="layout" svg:width="0.599cm" svg:height="0.599cm" svg:x="4.086cm" svg:y="10.95cm" svg:viewBox="0 0 600 600" svg:d="M600 300c0-165-135-300-301-300-165 0-299 135-299 300 0 166 134 300 299 300 166 0 301-134 301-300z">
              <text:p/>
            </draw:path>
            <draw:g>
              <draw:path draw:style-name="gr405" draw:text-style-name="P14" draw:layer="layout" svg:width="0.431cm" svg:height="0.431cm" svg:x="4.17cm" svg:y="11.034cm" svg:viewBox="0 0 432 432" svg:d="M432 216c0-119-97-216-216-216s-216 97-216 216c0 120 97 216 216 216s216-96 216-216z">
                <text:p/>
              </draw:path>
              <draw:line draw:style-name="gr406" draw:text-style-name="P14" draw:layer="layout" svg:x1="4.566cm" svg:y1="11.243cm" svg:x2="4.596cm" svg:y2="11.243cm">
                <text:p/>
              </draw:line>
              <draw:polyline draw:style-name="gr407" draw:text-style-name="P14" draw:layer="layout" svg:width="0.122cm" svg:height="0.238cm" svg:x="4.383cm" svg:y="11.064cm" svg:viewBox="0 0 123 239" draw:points="63,0 0,186 123,239">
                <text:p/>
              </draw:polyline>
              <draw:line draw:style-name="gr408" draw:text-style-name="P14" draw:layer="layout" svg:x1="4.176cm" svg:y1="11.243cm" svg:x2="4.206cm" svg:y2="11.243cm">
                <text:p/>
              </draw:line>
              <draw:line draw:style-name="gr409" draw:text-style-name="P14" draw:layer="layout" svg:x1="4.386cm" svg:y1="11.466cm" svg:x2="4.386cm" svg:y2="11.436cm">
                <text:p/>
              </draw:line>
              <draw:line draw:style-name="gr410" draw:text-style-name="P14" draw:layer="layout" svg:x1="4.386cm" svg:y1="11.064cm" svg:x2="4.386cm" svg:y2="11.034cm">
                <text:p/>
              </draw:line>
            </draw:g>
          </draw:g>
          <draw:frame draw:style-name="gr41" draw:text-style-name="P6" draw:layer="layout" svg:width="3.046cm" svg:height="0.637cm" svg:x="4.754cm" svg:y="10.932cm">
            <draw:text-box>
              <text:p text:style-name="P10">Avvio</text:p>
            </draw:text-box>
          </draw:frame>
        </draw:g>
        <draw:g>
          <draw:frame draw:style-name="gr56" draw:text-style-name="P6" draw:layer="layout" svg:width="5.338cm" svg:height="3.6cm" svg:x="1.148cm" svg:y="24.388cm">
            <draw:text-box>
              <text:p><text:span text:style-name="T8">Legenda</text:span></text:p>
              <text:p text:style-name="P15">OC: operatore Comando</text:p>
              <text:p>RC: resp. ufficio Comando</text:p>
              <text:p>AC: addetto Comando</text:p>
              <text:p text:style-name="P16">OR: operatore Direzione regionale</text:p>
              <text:p text:style-name="P16"><text:span text:style-name="T6">RR: resp. ufficio </text:span>Direzione regionale</text:p>
              <text:p text:style-name="P16"><text:span text:style-name="T6">AR: addetto </text:span>Direzione regionale</text:p>
              <text:p text:style-name="P16">[1]: ammesso solo 1 volta</text:p>
              <text:p text:style-name="P16">In <text:span text:style-name="T1">neretto</text:span> nomi dei modelli di lettera</text:p>
              <text:p text:style-name="P16">Alla generazione di lettere segue sempre</text:p>
              <text:p text:style-name="P16"><text:span text:style-name="T1">firma digitale </text:span>e <text:span text:style-name="T1">protocollazione</text:span></text:p>
            </draw:text-box>
          </draw:frame>
          <draw:frame draw:style-name="gr57" draw:text-style-name="P6" draw:layer="layout" svg:width="3.876cm" svg:height="0.637cm" svg:x="1.901cm" svg:y="27.988cm">
            <draw:text-box>
              <text:p>Comunicazioni dal richiedente</text:p>
            </draw:text-box>
          </draw:frame>
          <draw:g draw:name="start-event-message_7">
            <draw:path draw:style-name="gr411" draw:text-style-name="P12" draw:layer="layout" svg:width="0.599cm" svg:height="0.599cm" svg:x="1.151cm" svg:y="27.988cm" svg:viewBox="0 0 600 600" svg:d="M600 300c0-166-135-300-301-300-165 0-299 134-299 300s134 300 299 300c166 0 301-134 301-300z">
              <text:p/>
            </draw:path>
            <draw:custom-shape draw:style-name="gr412" draw:text-style-name="P13" draw:layer="layout" svg:width="0.36cm" svg:height="0.24cm" svg:x="1.271cm" svg:y="28.16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413" draw:text-style-name="P13" draw:layer="layout" svg:width="0.359cm" svg:height="0.089cm" svg:x="1.271cm" svg:y="28.164cm" svg:viewBox="0 0 360 90" draw:points="0,0 180,90 360,0">
              <text:p/>
            </draw:polygon>
          </draw:g>
          <draw:g draw:name="start-event-timer">
            <draw:path draw:style-name="gr414" draw:text-style-name="P14" draw:layer="layout" svg:width="0.599cm" svg:height="0.599cm" svg:x="5.98cm" svg:y="27.988cm" svg:viewBox="0 0 600 600" svg:d="M600 300c0-165-135-300-301-300-165 0-299 135-299 300 0 166 134 300 299 300 166 0 301-134 301-300z">
              <text:p/>
            </draw:path>
            <draw:g>
              <draw:path draw:style-name="gr415" draw:text-style-name="P14" draw:layer="layout" svg:width="0.431cm" svg:height="0.431cm" svg:x="6.064cm" svg:y="28.072cm" svg:viewBox="0 0 432 432" svg:d="M432 216c0-119-97-216-216-216s-216 97-216 216c0 120 97 216 216 216s216-96 216-216z">
                <text:p/>
              </draw:path>
              <draw:line draw:style-name="gr416" draw:text-style-name="P14" draw:layer="layout" svg:x1="6.46cm" svg:y1="28.281cm" svg:x2="6.49cm" svg:y2="28.281cm">
                <text:p/>
              </draw:line>
              <draw:polyline draw:style-name="gr417" draw:text-style-name="P14" draw:layer="layout" svg:width="0.122cm" svg:height="0.238cm" svg:x="6.277cm" svg:y="28.102cm" svg:viewBox="0 0 123 239" draw:points="63,0 0,186 123,239">
                <text:p/>
              </draw:polyline>
              <draw:line draw:style-name="gr418" draw:text-style-name="P14" draw:layer="layout" svg:x1="6.07cm" svg:y1="28.281cm" svg:x2="6.1cm" svg:y2="28.281cm">
                <text:p/>
              </draw:line>
              <draw:line draw:style-name="gr419" draw:text-style-name="P14" draw:layer="layout" svg:x1="6.28cm" svg:y1="28.504cm" svg:x2="6.28cm" svg:y2="28.474cm">
                <text:p/>
              </draw:line>
              <draw:line draw:style-name="gr420" draw:text-style-name="P14" draw:layer="layout" svg:x1="6.28cm" svg:y1="28.102cm" svg:x2="6.28cm" svg:y2="28.072cm">
                <text:p/>
              </draw:line>
            </draw:g>
          </draw:g>
          <draw:frame draw:style-name="gr41" draw:text-style-name="P6" draw:layer="layout" svg:width="3.046cm" svg:height="0.637cm" svg:x="6.748cm" svg:y="27.988cm">
            <draw:text-box>
              <text:p text:style-name="P10">Termini di legge</text:p>
            </draw:text-box>
          </draw:frame>
        </draw:g>
        <draw:custom-shape draw:style-name="gr3" draw:text-style-name="P3" draw:layer="layout" svg:width="1.7cm" svg:height="1.669cm" svg:x="9.3cm" svg:y="27.031cm">
          <text:p text:style-name="P3"><text:span text:style-name="T3">75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2cm" svg:stroke-color="#3465a4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ox_20_EG" style:display-name="Box EG" style:family="graphic" style:parent-style-name="standard">
      <style:graphic-properties draw:stroke-dash="Dashed_20__28_var_29__20_4" svg:stroke-width="0.05cm" svg:stroke-color="#000000" draw:marker-start-width="0.28cm" draw:marker-end-width="0.28cm" draw:fill="solid" draw:fill-color="#ffffff" draw:textarea-horizontal-align="justify" draw:textarea-vertical-align="middle" draw:auto-grow-height="true" fo:min-height="1.95cm" fo:min-width="3.7cm" fo:padding-top="0.1cm" fo:padding-bottom="0.1cm" fo:padding-left="0.1cm" fo:padding-right="0.1cm" fo:wrap-option="wrap"/>
      <style:paragraph-properties fo:text-align="center">
        <style:tab-stops/>
      </style:paragraph-properties>
      <style:text-properties fo:font-size="9pt"/>
    </style:style>
    <style:style style:name="Arrow_20_EG" style:display-name="Arrow EG" style:family="graphic" style:parent-style-name="objectwithoutfill">
      <style:graphic-properties draw:stroke-dash="Dashed_20__28_var_29__20_4" svg:stroke-width="0.05cm" svg:stroke-color="#000000" draw:marker-start-width="0.28cm" draw:marker-end="Symmetric_20_Arrow" draw:marker-end-width="0.18cm" draw:fill="none" draw:textarea-vertical-align="middle" draw:start-line-spacing-horizontal="0.2cm" draw:start-line-spacing-vertical="0.2cm" draw:end-line-spacing-horizontal="0.2cm" draw:end-line-spacing-vertical="0.2cm"/>
      <style:paragraph-properties fo:text-align="center"/>
      <style:text-properties fo:font-size="12pt"/>
    </style:style>
    <style:style style:name="Label_20_sx_20_EG" style:display-name="Label sx EG" style:family="graphic" style:parent-style-name="standard">
      <style:graphic-properties draw:stroke="none" draw:stroke-dash="Dashed_20__28_var_29__20_4" svg:stroke-color="#000000" draw:fill="none" draw:fill-color="#ffffff" draw:textarea-vertical-align="middle" draw:auto-grow-height="false" draw:auto-grow-width="true" fo:min-height="0.55cm" fo:padding-top="0cm" fo:padding-bottom="0cm" fo:padding-left="0cm" fo:padding-right="0cm"/>
      <style:paragraph-properties fo:text-align="start">
        <style:tab-stops/>
      </style:paragraph-properties>
      <style:text-properties fo:font-size="8pt" style:font-size-asian="8pt" style:font-size-complex="8pt"/>
    </style:style>
    <style:style style:name="Box_20_end_20_EG" style:display-name="Box end EG" style:family="graphic" style:parent-style-name="Box_20_EG">
      <style:graphic-properties draw:fill="solid" draw:fill-color="#81d41a"/>
    </style:style>
    <style:style style:name="Box_20_start_20_EG" style:display-name="Box start EG" style:family="graphic" style:parent-style-name="Box_20_EG">
      <style:graphic-properties draw:fill="solid" draw:fill-color="#666666" fo:min-height="0cm" fo:min-width="0cm"/>
    </style:style>
    <style:style style:name="Label_20_dx_20_EG" style:display-name="Label dx EG" style:family="graphic" style:parent-style-name="Label_20_sx_20_EG">
      <style:paragraph-properties fo:text-align="end"/>
    </style:style>
    <style:style style:name="Box_20_termini_20_EG" style:display-name="Box termini EG" style:family="graphic" style:parent-style-name="Box_20_EG">
      <style:graphic-properties svg:stroke-width="0.01cm" svg:stroke-color="#ff8000" draw:marker-start-width="0.23cm" draw:marker-end-width="0.23cm" draw:fill="solid" draw:fill-color="#ffbf00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Emanuele Gissi</meta:initial-creator>
    <meta:creation-date>2020-02-04T15:13:48.636650033</meta:creation-date>
    <meta:generator>LibreOffice/7.2.7.2$Linux_X86_64 LibreOffice_project/20$Build-2</meta:generator>
    <dc:date>2022-06-14T09:52:23.299772729</dc:date>
    <meta:editing-duration>PT17H49M43S</meta:editing-duration>
    <meta:editing-cycles>118</meta:editing-cycles>
    <meta:print-date>2021-01-22T10:58:37.760059779</meta:print-date>
    <meta:document-statistic meta:object-count="1124"/>
  </office:meta>
</office:document-meta>
</file>